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02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3.0937in"/>
    </style:style>
    <style:style style:name="co6" style:family="table-column">
      <style:table-column-properties fo:break-before="auto" style:column-width="1.037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4583in"/>
    </style:style>
    <style:style style:name="co9" style:family="table-column">
      <style:table-column-properties fo:break-before="auto" style:column-width="1.2799in"/>
    </style:style>
    <style:style style:name="co10" style:family="table-column">
      <style:table-column-properties fo:break-before="auto" style:column-width="1.4638in"/>
    </style:style>
    <style:style style:name="co11" style:family="table-column">
      <style:table-column-properties fo:break-before="auto" style:column-width="1.9772in"/>
    </style:style>
    <style:style style:name="co13" style:family="table-column">
      <style:table-column-properties fo:break-before="auto" style:column-width="1.6602in"/>
    </style:style>
    <style:style style:name="co14" style:family="table-column">
      <style:table-column-properties fo:break-before="auto" style:column-width="2.6764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2252in"/>
    </style:style>
    <style:style style:name="co17" style:family="table-column">
      <style:table-column-properties fo:break-before="auto" style:column-width="5.7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08in solid #000000"/>
    </style:style>
    <style:style style:name="ce2" style:family="table-cell" style:parent-style-name="Default">
      <style:table-cell-properties fo:border-bottom="0.0346in solid #000000" fo:background-color="#ffffcc" fo:border-left="none" fo:border-right="none" fo:border-top="none"/>
    </style:style>
    <style:style style:name="ce3" style:family="table-cell" style:parent-style-name="Default">
      <style:table-cell-properties fo:background-color="#ffffcc" fo:border="0.0008in solid #000000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order-bottom="0.0346in solid #000000" fo:background-color="#ffd320" fo:border-left="none" fo:border-right="none" fo:border-top="none"/>
    </style:style>
    <style:style style:name="ce6" style:family="table-cell" style:parent-style-name="Default">
      <style:table-cell-properties fo:background-color="#ffd320" fo:border="0.0008in solid #000000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ce7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2">
          <table:table-cell/>
          <table:table-cell table:style-name="ce2" office:value-type="string">
            <text:p>Target Object</text:p>
          </table:table-cell>
          <table:table-cell table:style-name="ce2" office:value-type="string">
            <text:p>Target Field</text:p>
          </table:table-cell>
          <table:table-cell table:style-name="ce2" office:value-type="string">
            <text:p>Issue Type</text:p>
          </table:table-cell>
          <table:table-cell table:style-name="ce2" office:value-type="string">
            <text:p>Field Value</text:p>
          </table:table-cell>
          <table:table-cell table:style-name="ce2" office:value-type="string">
            <text:p>ImmTrac</text:p>
          </table:table-cell>
          <table:table-cell table:style-name="ce5" office:value-type="string">
            <text:p>MCIR</text:p>
          </table:table-cell>
          <table:table-cell table:style-name="ce2" office:value-type="string">
            <text:p>DQA</text:p>
          </table:table-cell>
          <table:table-cell table:style-name="ce2" office:value-type="string">
            <text:p>choose</text:p>
          </table:table-cell>
          <table:table-cell office:value-type="string">
            <text:p>BASE MESSAGE</text:p>
          </table:table-cell>
          <table:table-cell/>
          <table:table-cell office:value-type="string">
            <text:p>QUICK T</text:p>
          </table:table-cell>
          <table:table-cell office:value-type="string">
            <text:p>CUSTOM T</text:p>
          </table:table-cell>
          <table:table-cell office:value-type="string">
            <text:p>Test</text:p>
          </table:table-cell>
          <table:table-cell table:style-name="ce8" office:value-type="string">
            <text:p>Test Case</text:p>
          </table:table-cell>
          <table:table-cell table:style-name="ce8" office:value-type="string">
            <text:p>Test Status</text:p>
          </table:table-cell>
          <table:table-cell table:style-name="ce8" office:value-type="string">
            <text:p>Expected Result</text:p>
          </table:table-cell>
          <table:table-cell table:style-name="ce8" office:value-type="string">
            <text:p>Expected Message</text:p>
          </table:table-cell>
          <table:table-cell table:style-name="ce8" office:value-type="string">
            <text:p>Actual Result</text:p>
          </table:table-cell>
          <table:table-cell table:style-name="ce8" office:value-type="string">
            <text:p>Actual Message</text:p>
          </table:table-cell>
          <table:table-cell table:number-columns-repeated="2"/>
        </table:table-row>
        <table:table-row table:style-name="ro1">
          <table:table-cell table:style-name="ce1" table:formula="of:=[.B2]&amp;&quot; &quot;&amp;[.C2]&amp;&quot; &quot;&amp;[.D2]&amp;IF([.E2]&lt;&gt;&quot;&quot;;&quot; &quot;&amp;[.E2];&quot;&quot;)" office:value-type="string" office:string-value="General authorization exception">
            <text:p>General authorization exception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authorization</text:p>
          </table:table-cell>
          <table:table-cell table:style-name="ce3" office:value-type="string">
            <text:p>exception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]&amp;&quot; &quot;&amp;[.C3]&amp;&quot; &quot;&amp;[.D3]&amp;IF([.E3]&lt;&gt;&quot;&quot;;&quot; &quot;&amp;[.E3];&quot;&quot;)" office:value-type="string" office:string-value="General configuration exception">
            <text:p>General configuration exception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configuration</text:p>
          </table:table-cell>
          <table:table-cell table:style-name="ce3" office:value-type="string">
            <text:p>exception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]&amp;&quot; &quot;&amp;[.C4]&amp;&quot; &quot;&amp;[.D4]&amp;IF([.E4]&lt;&gt;&quot;&quot;;&quot; &quot;&amp;[.E4];&quot;&quot;)" office:value-type="string" office:string-value="General parse exception">
            <text:p>General parse exception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parse</text:p>
          </table:table-cell>
          <table:table-cell table:style-name="ce3" office:value-type="string">
            <text:p>exception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5]&amp;&quot; &quot;&amp;[.C5]&amp;&quot; &quot;&amp;[.D5]&amp;IF([.E5]&lt;&gt;&quot;&quot;;&quot; &quot;&amp;[.E5];&quot;&quot;)" office:value-type="string" office:string-value="General processing exception">
            <text:p>General processing exception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processing</text:p>
          </table:table-cell>
          <table:table-cell table:style-name="ce3" office:value-type="string">
            <text:p>exception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5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6]&amp;&quot; &quot;&amp;[.C6]&amp;&quot; &quot;&amp;[.D6]&amp;IF([.E6]&lt;&gt;&quot;&quot;;&quot; &quot;&amp;[.E6];&quot;&quot;)" office:value-type="string" office:string-value="HL7 segment is unrecognized">
            <text:p>HL7 segment is unrecognized</text:p>
          </table:table-cell>
          <table:table-cell table:style-name="ce3" office:value-type="string">
            <text:p>HL7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7]&amp;&quot; &quot;&amp;[.C7]&amp;&quot; &quot;&amp;[.D7]&amp;IF([.E7]&lt;&gt;&quot;&quot;;&quot; &quot;&amp;[.E7];&quot;&quot;)" office:value-type="string" office:string-value="HL7 segment is invalid">
            <text:p>HL7 segment is invalid</text:p>
          </table:table-cell>
          <table:table-cell table:style-name="ce3" office:value-type="string">
            <text:p>HL7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8]&amp;&quot; &quot;&amp;[.C8]&amp;&quot; &quot;&amp;[.D8]&amp;IF([.E8]&lt;&gt;&quot;&quot;;&quot; &quot;&amp;[.E8];&quot;&quot;)" office:value-type="string" office:string-value="HL7 segments out of order">
            <text:p>HL7 segments out of order</text:p>
          </table:table-cell>
          <table:table-cell table:style-name="ce3" office:value-type="string">
            <text:p>HL7</text:p>
          </table:table-cell>
          <table:table-cell table:style-name="ce3" office:value-type="string">
            <text:p>segments</text:p>
          </table:table-cell>
          <table:table-cell table:style-name="ce3" office:value-type="string">
            <text:p>out of order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9]&amp;&quot; &quot;&amp;[.C9]&amp;&quot; &quot;&amp;[.D9]&amp;IF([.E9]&lt;&gt;&quot;&quot;;&quot; &quot;&amp;[.E9];&quot;&quot;)" office:value-type="string" office:string-value="HL7 MSH accept ack type is deprecated">
            <text:p>HL7 MSH accept ack type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0]&amp;&quot; &quot;&amp;[.C10]&amp;&quot; &quot;&amp;[.D10]&amp;IF([.E10]&lt;&gt;&quot;&quot;;&quot; &quot;&amp;[.E10];&quot;&quot;)" office:value-type="string" office:string-value="HL7 MSH accept ack type is ignored">
            <text:p>HL7 MSH accept ack type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1]&amp;&quot; &quot;&amp;[.C11]&amp;&quot; &quot;&amp;[.D11]&amp;IF([.E11]&lt;&gt;&quot;&quot;;&quot; &quot;&amp;[.E11];&quot;&quot;)" office:value-type="string" office:string-value="HL7 MSH accept ack type is invalid">
            <text:p>HL7 MSH accept ack type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]&amp;&quot; &quot;&amp;[.C12]&amp;&quot; &quot;&amp;[.D12]&amp;IF([.E12]&lt;&gt;&quot;&quot;;&quot; &quot;&amp;[.E12];&quot;&quot;)" office:value-type="string" office:string-value="HL7 MSH accept ack type is missing">
            <text:p>HL7 MSH accept ack type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3]&amp;&quot; &quot;&amp;[.C13]&amp;&quot; &quot;&amp;[.D13]&amp;IF([.E13]&lt;&gt;&quot;&quot;;&quot; &quot;&amp;[.E13];&quot;&quot;)" office:value-type="string" office:string-value="HL7 MSH accept ack type is unrecognized">
            <text:p>HL7 MSH accept ack type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]&amp;&quot; &quot;&amp;[.C14]&amp;&quot; &quot;&amp;[.D14]&amp;IF([.E14]&lt;&gt;&quot;&quot;;&quot; &quot;&amp;[.E14];&quot;&quot;)" office:value-type="string" office:string-value="HL7 MSH accept ack type is valued as always">
            <text:p>HL7 MSH accept ack type is valued as always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always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5]&amp;&quot; &quot;&amp;[.C15]&amp;&quot; &quot;&amp;[.D15]&amp;IF([.E15]&lt;&gt;&quot;&quot;;&quot; &quot;&amp;[.E15];&quot;&quot;)" office:value-type="string" office:string-value="HL7 MSH accept ack type is valued as never">
            <text:p>HL7 MSH accept ack type is valued as never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never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6]&amp;&quot; &quot;&amp;[.C16]&amp;&quot; &quot;&amp;[.D16]&amp;IF([.E16]&lt;&gt;&quot;&quot;;&quot; &quot;&amp;[.E16];&quot;&quot;)" office:value-type="string" office:string-value="HL7 MSH accept ack type is valued as only on errors">
            <text:p>HL7 MSH accept ack type is valued as only on errors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ccept ack typ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only on errors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7]&amp;&quot; &quot;&amp;[.C17]&amp;&quot; &quot;&amp;[.D17]&amp;IF([.E17]&lt;&gt;&quot;&quot;;&quot; &quot;&amp;[.E17];&quot;&quot;)" office:value-type="string" office:string-value="HL7 MSH alt character set is deprecated">
            <text:p>HL7 MSH alt character set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lt character set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8]&amp;&quot; &quot;&amp;[.C18]&amp;&quot; &quot;&amp;[.D18]&amp;IF([.E18]&lt;&gt;&quot;&quot;;&quot; &quot;&amp;[.E18];&quot;&quot;)" office:value-type="string" office:string-value="HL7 MSH alt character set is ignored">
            <text:p>HL7 MSH alt character set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lt character set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9]&amp;&quot; &quot;&amp;[.C19]&amp;&quot; &quot;&amp;[.D19]&amp;IF([.E19]&lt;&gt;&quot;&quot;;&quot; &quot;&amp;[.E19];&quot;&quot;)" office:value-type="string" office:string-value="HL7 MSH alt character set is invalid">
            <text:p>HL7 MSH alt character set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lt character se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0]&amp;&quot; &quot;&amp;[.C20]&amp;&quot; &quot;&amp;[.D20]&amp;IF([.E20]&lt;&gt;&quot;&quot;;&quot; &quot;&amp;[.E20];&quot;&quot;)" office:value-type="string" office:string-value="HL7 MSH alt character set is missing">
            <text:p>HL7 MSH alt character set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lt character se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1]&amp;&quot; &quot;&amp;[.C21]&amp;&quot; &quot;&amp;[.D21]&amp;IF([.E21]&lt;&gt;&quot;&quot;;&quot; &quot;&amp;[.E21];&quot;&quot;)" office:value-type="string" office:string-value="HL7 MSH alt character set is unrecognized">
            <text:p>HL7 MSH alt character set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lt character set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2]&amp;&quot; &quot;&amp;[.C22]&amp;&quot; &quot;&amp;[.D22]&amp;IF([.E22]&lt;&gt;&quot;&quot;;&quot; &quot;&amp;[.E22];&quot;&quot;)" office:value-type="string" office:string-value="HL7 MSH app ack type is deprecated">
            <text:p>HL7 MSH app ack type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3]&amp;&quot; &quot;&amp;[.C23]&amp;&quot; &quot;&amp;[.D23]&amp;IF([.E23]&lt;&gt;&quot;&quot;;&quot; &quot;&amp;[.E23];&quot;&quot;)" office:value-type="string" office:string-value="HL7 MSH app ack type is ignored">
            <text:p>HL7 MSH app ack type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4]&amp;&quot; &quot;&amp;[.C24]&amp;&quot; &quot;&amp;[.D24]&amp;IF([.E24]&lt;&gt;&quot;&quot;;&quot; &quot;&amp;[.E24];&quot;&quot;)" office:value-type="string" office:string-value="HL7 MSH app ack type is invalid">
            <text:p>HL7 MSH app ack type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5]&amp;&quot; &quot;&amp;[.C25]&amp;&quot; &quot;&amp;[.D25]&amp;IF([.E25]&lt;&gt;&quot;&quot;;&quot; &quot;&amp;[.E25];&quot;&quot;)" office:value-type="string" office:string-value="HL7 MSH app ack type is missing">
            <text:p>HL7 MSH app ack type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6]&amp;&quot; &quot;&amp;[.C26]&amp;&quot; &quot;&amp;[.D26]&amp;IF([.E26]&lt;&gt;&quot;&quot;;&quot; &quot;&amp;[.E26];&quot;&quot;)" office:value-type="string" office:string-value="HL7 MSH app ack type is unrecognized">
            <text:p>HL7 MSH app ack type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7]&amp;&quot; &quot;&amp;[.C27]&amp;&quot; &quot;&amp;[.D27]&amp;IF([.E27]&lt;&gt;&quot;&quot;;&quot; &quot;&amp;[.E27];&quot;&quot;)" office:value-type="string" office:string-value="HL7 MSH app ack type is valued as always">
            <text:p>HL7 MSH app ack type is valued as always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always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8]&amp;&quot; &quot;&amp;[.C28]&amp;&quot; &quot;&amp;[.D28]&amp;IF([.E28]&lt;&gt;&quot;&quot;;&quot; &quot;&amp;[.E28];&quot;&quot;)" office:value-type="string" office:string-value="HL7 MSH app ack type is valued as never">
            <text:p>HL7 MSH app ack type is valued as never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never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9]&amp;&quot; &quot;&amp;[.C29]&amp;&quot; &quot;&amp;[.D29]&amp;IF([.E29]&lt;&gt;&quot;&quot;;&quot; &quot;&amp;[.E29];&quot;&quot;)" office:value-type="string" office:string-value="HL7 MSH app ack type is valued as only on errors">
            <text:p>HL7 MSH app ack type is valued as only on errors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app ack typ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only on errors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9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0]&amp;&quot; &quot;&amp;[.C30]&amp;&quot; &quot;&amp;[.D30]&amp;IF([.E30]&lt;&gt;&quot;&quot;;&quot; &quot;&amp;[.E30];&quot;&quot;)" office:value-type="string" office:string-value="HL7 MSH character set is deprecated">
            <text:p>HL7 MSH character set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haracter set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1]&amp;&quot; &quot;&amp;[.C31]&amp;&quot; &quot;&amp;[.D31]&amp;IF([.E31]&lt;&gt;&quot;&quot;;&quot; &quot;&amp;[.E31];&quot;&quot;)" office:value-type="string" office:string-value="HL7 MSH character set is ignored">
            <text:p>HL7 MSH character set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haracter set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1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2]&amp;&quot; &quot;&amp;[.C32]&amp;&quot; &quot;&amp;[.D32]&amp;IF([.E32]&lt;&gt;&quot;&quot;;&quot; &quot;&amp;[.E32];&quot;&quot;)" office:value-type="string" office:string-value="HL7 MSH character set is invalid">
            <text:p>HL7 MSH character set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haracter se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3]&amp;&quot; &quot;&amp;[.C33]&amp;&quot; &quot;&amp;[.D33]&amp;IF([.E33]&lt;&gt;&quot;&quot;;&quot; &quot;&amp;[.E33];&quot;&quot;)" office:value-type="string" office:string-value="HL7 MSH character set is missing">
            <text:p>HL7 MSH character set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haracter se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4]&amp;&quot; &quot;&amp;[.C34]&amp;&quot; &quot;&amp;[.D34]&amp;IF([.E34]&lt;&gt;&quot;&quot;;&quot; &quot;&amp;[.E34];&quot;&quot;)" office:value-type="string" office:string-value="HL7 MSH character set is unrecognized">
            <text:p>HL7 MSH character set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haracter set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5]&amp;&quot; &quot;&amp;[.C35]&amp;&quot; &quot;&amp;[.D35]&amp;IF([.E35]&lt;&gt;&quot;&quot;;&quot; &quot;&amp;[.E35];&quot;&quot;)" office:value-type="string" office:string-value="HL7 MSH country code is deprecated">
            <text:p>HL7 MSH country code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ountry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]&amp;&quot; &quot;&amp;[.C36]&amp;&quot; &quot;&amp;[.D36]&amp;IF([.E36]&lt;&gt;&quot;&quot;;&quot; &quot;&amp;[.E36];&quot;&quot;)" office:value-type="string" office:string-value="HL7 MSH country code is ignored">
            <text:p>HL7 MSH country code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ountry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6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7]&amp;&quot; &quot;&amp;[.C37]&amp;&quot; &quot;&amp;[.D37]&amp;IF([.E37]&lt;&gt;&quot;&quot;;&quot; &quot;&amp;[.E37];&quot;&quot;)" office:value-type="string" office:string-value="HL7 MSH country code is invalid">
            <text:p>HL7 MSH country code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ountry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8]&amp;&quot; &quot;&amp;[.C38]&amp;&quot; &quot;&amp;[.D38]&amp;IF([.E38]&lt;&gt;&quot;&quot;;&quot; &quot;&amp;[.E38];&quot;&quot;)" office:value-type="string" office:string-value="HL7 MSH country code is missing">
            <text:p>HL7 MSH country code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ountry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9]&amp;&quot; &quot;&amp;[.C39]&amp;&quot; &quot;&amp;[.D39]&amp;IF([.E39]&lt;&gt;&quot;&quot;;&quot; &quot;&amp;[.E39];&quot;&quot;)" office:value-type="string" office:string-value="HL7 MSH country code is unrecognized">
            <text:p>HL7 MSH country code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country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0]&amp;&quot; &quot;&amp;[.C40]&amp;&quot; &quot;&amp;[.D40]&amp;IF([.E40]&lt;&gt;&quot;&quot;;&quot; &quot;&amp;[.E40];&quot;&quot;)" office:value-type="string" office:string-value="HL7 MSH encoding character is invalid">
            <text:p>HL7 MSH encoding character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encoding charact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0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1]&amp;&quot; &quot;&amp;[.C41]&amp;&quot; &quot;&amp;[.D41]&amp;IF([.E41]&lt;&gt;&quot;&quot;;&quot; &quot;&amp;[.E41];&quot;&quot;)" office:value-type="string" office:string-value="HL7 MSH encoding character is missing">
            <text:p>HL7 MSH encoding character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encoding charact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1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2]&amp;&quot; &quot;&amp;[.C42]&amp;&quot; &quot;&amp;[.D42]&amp;IF([.E42]&lt;&gt;&quot;&quot;;&quot; &quot;&amp;[.E42];&quot;&quot;)" office:value-type="string" office:string-value="HL7 MSH encoding character is non-standard">
            <text:p>HL7 MSH encoding character is non-standar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encoding character</text:p>
          </table:table-cell>
          <table:table-cell table:style-name="ce3" office:value-type="string">
            <text:p>is non-standar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2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3]&amp;&quot; &quot;&amp;[.C43]&amp;&quot; &quot;&amp;[.D43]&amp;IF([.E43]&lt;&gt;&quot;&quot;;&quot; &quot;&amp;[.E43];&quot;&quot;)" office:value-type="string" office:string-value="HL7 MSH message control id is missing">
            <text:p>HL7 MSH message control id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control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4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]&amp;&quot; &quot;&amp;[.C44]&amp;&quot; &quot;&amp;[.D44]&amp;IF([.E44]&lt;&gt;&quot;&quot;;&quot; &quot;&amp;[.E44];&quot;&quot;)" office:value-type="string" office:string-value="HL7 MSH message date is in future">
            <text:p>HL7 MSH message date is in future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date</text:p>
          </table:table-cell>
          <table:table-cell table:style-name="ce3" office:value-type="string">
            <text:p>is in futur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5]&amp;&quot; &quot;&amp;[.C45]&amp;&quot; &quot;&amp;[.D45]&amp;IF([.E45]&lt;&gt;&quot;&quot;;&quot; &quot;&amp;[.E45];&quot;&quot;)" office:value-type="string" office:string-value="HL7 MSH message date is invalid">
            <text:p>HL7 MSH message date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d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5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6]&amp;&quot; &quot;&amp;[.C46]&amp;&quot; &quot;&amp;[.D46]&amp;IF([.E46]&lt;&gt;&quot;&quot;;&quot; &quot;&amp;[.E46];&quot;&quot;)" office:value-type="string" office:string-value="HL7 MSH message date is missing">
            <text:p>HL7 MSH message date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d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6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7]&amp;&quot; &quot;&amp;[.C47]&amp;&quot; &quot;&amp;[.D47]&amp;IF([.E47]&lt;&gt;&quot;&quot;;&quot; &quot;&amp;[.E47];&quot;&quot;)" office:value-type="string" office:string-value="HL7 MSH message profile id is deprecated">
            <text:p>HL7 MSH message profile id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profile id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8]&amp;&quot; &quot;&amp;[.C48]&amp;&quot; &quot;&amp;[.D48]&amp;IF([.E48]&lt;&gt;&quot;&quot;;&quot; &quot;&amp;[.E48];&quot;&quot;)" office:value-type="string" office:string-value="HL7 MSH message profile id is ignored">
            <text:p>HL7 MSH message profile id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profile id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9]&amp;&quot; &quot;&amp;[.C49]&amp;&quot; &quot;&amp;[.D49]&amp;IF([.E49]&lt;&gt;&quot;&quot;;&quot; &quot;&amp;[.E49];&quot;&quot;)" office:value-type="string" office:string-value="HL7 MSH message profile id is invalid">
            <text:p>HL7 MSH message profile id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profile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50]&amp;&quot; &quot;&amp;[.C50]&amp;&quot; &quot;&amp;[.D50]&amp;IF([.E50]&lt;&gt;&quot;&quot;;&quot; &quot;&amp;[.E50];&quot;&quot;)" office:value-type="string" office:string-value="HL7 MSH message profile id is missing">
            <text:p>HL7 MSH message profile id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profile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5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51]&amp;&quot; &quot;&amp;[.C51]&amp;&quot; &quot;&amp;[.D51]&amp;IF([.E51]&lt;&gt;&quot;&quot;;&quot; &quot;&amp;[.E51];&quot;&quot;)" office:value-type="string" office:string-value="HL7 MSH message profile id is unrecognized">
            <text:p>HL7 MSH message profile id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profile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5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52]&amp;&quot; &quot;&amp;[.C52]&amp;&quot; &quot;&amp;[.D52]&amp;IF([.E52]&lt;&gt;&quot;&quot;;&quot; &quot;&amp;[.E52];&quot;&quot;)" office:value-type="string" office:string-value="HL7 MSH message structure is missing">
            <text:p>HL7 MSH message structure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structur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5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53]&amp;&quot; &quot;&amp;[.C53]&amp;&quot; &quot;&amp;[.D53]&amp;IF([.E53]&lt;&gt;&quot;&quot;;&quot; &quot;&amp;[.E53];&quot;&quot;)" office:value-type="string" office:string-value="HL7 MSH message structure is unrecognized">
            <text:p>HL7 MSH message structure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structur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5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54]&amp;&quot; &quot;&amp;[.C54]&amp;&quot; &quot;&amp;[.D54]&amp;IF([.E54]&lt;&gt;&quot;&quot;;&quot; &quot;&amp;[.E54];&quot;&quot;)" office:value-type="string" office:string-value="HL7 MSH message trigger is missing">
            <text:p>HL7 MSH message trigger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trigg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5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55]&amp;&quot; &quot;&amp;[.C55]&amp;&quot; &quot;&amp;[.D55]&amp;IF([.E55]&lt;&gt;&quot;&quot;;&quot; &quot;&amp;[.E55];&quot;&quot;)" office:value-type="string" office:string-value="HL7 MSH message trigger is unrecognized">
            <text:p>HL7 MSH message trigger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trigge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55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56]&amp;&quot; &quot;&amp;[.C56]&amp;&quot; &quot;&amp;[.D56]&amp;IF([.E56]&lt;&gt;&quot;&quot;;&quot; &quot;&amp;[.E56];&quot;&quot;)" office:value-type="string" office:string-value="HL7 MSH message type is missing">
            <text:p>HL7 MSH message type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typ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5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57]&amp;&quot; &quot;&amp;[.C57]&amp;&quot; &quot;&amp;[.D57]&amp;IF([.E57]&lt;&gt;&quot;&quot;;&quot; &quot;&amp;[.E57];&quot;&quot;)" office:value-type="string" office:string-value="HL7 MSH message type is unrecognized">
            <text:p>HL7 MSH message type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typ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57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58]&amp;&quot; &quot;&amp;[.C58]&amp;&quot; &quot;&amp;[.D58]&amp;IF([.E58]&lt;&gt;&quot;&quot;;&quot; &quot;&amp;[.E58];&quot;&quot;)" office:value-type="string" office:string-value="HL7 MSH message type is unsupported">
            <text:p>HL7 MSH message type is unsuppor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message type</text:p>
          </table:table-cell>
          <table:table-cell table:style-name="ce3" office:value-type="string">
            <text:p>is unsupport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58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59]&amp;&quot; &quot;&amp;[.C59]&amp;&quot; &quot;&amp;[.D59]&amp;IF([.E59]&lt;&gt;&quot;&quot;;&quot; &quot;&amp;[.E59];&quot;&quot;)" office:value-type="string" office:string-value="HL7 MSH processing id is deprecated">
            <text:p>HL7 MSH processing id is deprecat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5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60]&amp;&quot; &quot;&amp;[.C60]&amp;&quot; &quot;&amp;[.D60]&amp;IF([.E60]&lt;&gt;&quot;&quot;;&quot; &quot;&amp;[.E60];&quot;&quot;)" office:value-type="string" office:string-value="HL7 MSH processing id is ignored">
            <text:p>HL7 MSH processing id is ignor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6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61]&amp;&quot; &quot;&amp;[.C61]&amp;&quot; &quot;&amp;[.D61]&amp;IF([.E61]&lt;&gt;&quot;&quot;;&quot; &quot;&amp;[.E61];&quot;&quot;)" office:value-type="string" office:string-value="HL7 MSH processing id is invalid">
            <text:p>HL7 MSH processing id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61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62]&amp;&quot; &quot;&amp;[.C62]&amp;&quot; &quot;&amp;[.D62]&amp;IF([.E62]&lt;&gt;&quot;&quot;;&quot; &quot;&amp;[.E62];&quot;&quot;)" office:value-type="string" office:string-value="HL7 MSH processing id is missing">
            <text:p>HL7 MSH processing id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table:formula="of:=[.G6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63]&amp;&quot; &quot;&amp;[.C63]&amp;&quot; &quot;&amp;[.D63]&amp;IF([.E63]&lt;&gt;&quot;&quot;;&quot; &quot;&amp;[.E63];&quot;&quot;)" office:value-type="string" office:string-value="HL7 MSH processing id is unrecognized">
            <text:p>HL7 MSH processing id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6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64]&amp;&quot; &quot;&amp;[.C64]&amp;&quot; &quot;&amp;[.D64]&amp;IF([.E64]&lt;&gt;&quot;&quot;;&quot; &quot;&amp;[.E64];&quot;&quot;)" office:value-type="string" office:string-value="HL7 MSH processing id is valued as debug">
            <text:p>HL7 MSH processing id is valued as debu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debug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6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65]&amp;&quot; &quot;&amp;[.C65]&amp;&quot; &quot;&amp;[.D65]&amp;IF([.E65]&lt;&gt;&quot;&quot;;&quot; &quot;&amp;[.E65];&quot;&quot;)" office:value-type="string" office:string-value="HL7 MSH processing id is valued as production">
            <text:p>HL7 MSH processing id is valued as production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production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6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66]&amp;&quot; &quot;&amp;[.C66]&amp;&quot; &quot;&amp;[.D66]&amp;IF([.E66]&lt;&gt;&quot;&quot;;&quot; &quot;&amp;[.E66];&quot;&quot;)" office:value-type="string" office:string-value="HL7 MSH processing id is valued as training">
            <text:p>HL7 MSH processing id is valued as train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processing id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training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6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67]&amp;&quot; &quot;&amp;[.C67]&amp;&quot; &quot;&amp;[.D67]&amp;IF([.E67]&lt;&gt;&quot;&quot;;&quot; &quot;&amp;[.E67];&quot;&quot;)" office:value-type="string" office:string-value="HL7 MSH receiving application is invalid">
            <text:p>HL7 MSH receiving application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receiving application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6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68]&amp;&quot; &quot;&amp;[.C68]&amp;&quot; &quot;&amp;[.D68]&amp;IF([.E68]&lt;&gt;&quot;&quot;;&quot; &quot;&amp;[.E68];&quot;&quot;)" office:value-type="string" office:string-value="HL7 MSH receiving application is missing">
            <text:p>HL7 MSH receiving application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receiving applicatio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6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69]&amp;&quot; &quot;&amp;[.C69]&amp;&quot; &quot;&amp;[.D69]&amp;IF([.E69]&lt;&gt;&quot;&quot;;&quot; &quot;&amp;[.E69];&quot;&quot;)" office:value-type="string" office:string-value="HL7 MSH receiving facility is invalid">
            <text:p>HL7 MSH receiving facility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receiving facili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6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70]&amp;&quot; &quot;&amp;[.C70]&amp;&quot; &quot;&amp;[.D70]&amp;IF([.E70]&lt;&gt;&quot;&quot;;&quot; &quot;&amp;[.E70];&quot;&quot;)" office:value-type="string" office:string-value="HL7 MSH receiving facility is missing">
            <text:p>HL7 MSH receiving facility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receiving facil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7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71]&amp;&quot; &quot;&amp;[.C71]&amp;&quot; &quot;&amp;[.D71]&amp;IF([.E71]&lt;&gt;&quot;&quot;;&quot; &quot;&amp;[.E71];&quot;&quot;)" office:value-type="string" office:string-value="HL7 MSH segment is missing">
            <text:p>HL7 MSH segment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71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72]&amp;&quot; &quot;&amp;[.C72]&amp;&quot; &quot;&amp;[.D72]&amp;IF([.E72]&lt;&gt;&quot;&quot;;&quot; &quot;&amp;[.E72];&quot;&quot;)" office:value-type="string" office:string-value="HL7 MSH sending application is invalid">
            <text:p>HL7 MSH sending application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sending application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7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73]&amp;&quot; &quot;&amp;[.C73]&amp;&quot; &quot;&amp;[.D73]&amp;IF([.E73]&lt;&gt;&quot;&quot;;&quot; &quot;&amp;[.E73];&quot;&quot;)" office:value-type="string" office:string-value="HL7 MSH sending application is missing">
            <text:p>HL7 MSH sending application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sending applicatio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7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74]&amp;&quot; &quot;&amp;[.C74]&amp;&quot; &quot;&amp;[.D74]&amp;IF([.E74]&lt;&gt;&quot;&quot;;&quot; &quot;&amp;[.E74];&quot;&quot;)" office:value-type="string" office:string-value="HL7 MSH sending facility is invalid">
            <text:p>HL7 MSH sending facility is invali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sending facili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7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75]&amp;&quot; &quot;&amp;[.C75]&amp;&quot; &quot;&amp;[.D75]&amp;IF([.E75]&lt;&gt;&quot;&quot;;&quot; &quot;&amp;[.E75];&quot;&quot;)" office:value-type="string" office:string-value="HL7 MSH sending facility is missing">
            <text:p>HL7 MSH sending facility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sending facil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table:formula="of:=[.G7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76]&amp;&quot; &quot;&amp;[.C76]&amp;&quot; &quot;&amp;[.D76]&amp;IF([.E76]&lt;&gt;&quot;&quot;;&quot; &quot;&amp;[.E76];&quot;&quot;)" office:value-type="string" office:string-value="HL7 MSH version is missing">
            <text:p>HL7 MSH version is missing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table:formula="of:=[.G7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77]&amp;&quot; &quot;&amp;[.C77]&amp;&quot; &quot;&amp;[.D77]&amp;IF([.E77]&lt;&gt;&quot;&quot;;&quot; &quot;&amp;[.E77];&quot;&quot;)" office:value-type="string" office:string-value="HL7 MSH version is unrecognized">
            <text:p>HL7 MSH version is unrecognized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7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78]&amp;&quot; &quot;&amp;[.C78]&amp;&quot; &quot;&amp;[.D78]&amp;IF([.E78]&lt;&gt;&quot;&quot;;&quot; &quot;&amp;[.E78];&quot;&quot;)" office:value-type="string" office:string-value="HL7 MSH version is valued as 2.3.1">
            <text:p>HL7 MSH version is valued as 2.3.1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2.3.1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7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79]&amp;&quot; &quot;&amp;[.C79]&amp;&quot; &quot;&amp;[.D79]&amp;IF([.E79]&lt;&gt;&quot;&quot;;&quot; &quot;&amp;[.E79];&quot;&quot;)" office:value-type="string" office:string-value="HL7 MSH version is valued as 2.4">
            <text:p>HL7 MSH version is valued as 2.4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2.4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79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0]&amp;&quot; &quot;&amp;[.C80]&amp;&quot; &quot;&amp;[.D80]&amp;IF([.E80]&lt;&gt;&quot;&quot;;&quot; &quot;&amp;[.E80];&quot;&quot;)" office:value-type="string" office:string-value="HL7 MSH version is valued as 2.5">
            <text:p>HL7 MSH version is valued as 2.5</text:p>
          </table:table-cell>
          <table:table-cell table:style-name="ce3" office:value-type="string">
            <text:p>HL7 MSH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2.5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8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1]&amp;&quot; &quot;&amp;[.C81]&amp;&quot; &quot;&amp;[.D81]&amp;IF([.E81]&lt;&gt;&quot;&quot;;&quot; &quot;&amp;[.E81];&quot;&quot;)" office:value-type="string" office:string-value="HL7 NK1 segment is missing">
            <text:p>HL7 NK1 segment is missing</text:p>
          </table:table-cell>
          <table:table-cell table:style-name="ce3" office:value-type="string">
            <text:p>HL7 NK1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8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82]&amp;&quot; &quot;&amp;[.C82]&amp;&quot; &quot;&amp;[.D82]&amp;IF([.E82]&lt;&gt;&quot;&quot;;&quot; &quot;&amp;[.E82];&quot;&quot;)" office:value-type="string" office:string-value="HL7 NK1 segment is repeated">
            <text:p>HL7 NK1 segment is repeated</text:p>
          </table:table-cell>
          <table:table-cell table:style-name="ce3" office:value-type="string">
            <text:p>HL7 NK1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repeat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8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3]&amp;&quot; &quot;&amp;[.C83]&amp;&quot; &quot;&amp;[.D83]&amp;IF([.E83]&lt;&gt;&quot;&quot;;&quot; &quot;&amp;[.E83];&quot;&quot;)" office:value-type="string" office:string-value="HL7 NK1 set id is missing">
            <text:p>HL7 NK1 set id is missing</text:p>
          </table:table-cell>
          <table:table-cell table:style-name="ce3" office:value-type="string">
            <text:p>HL7 NK1</text:p>
          </table:table-cell>
          <table:table-cell table:style-name="ce3" office:value-type="string">
            <text:p>set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8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4]&amp;&quot; &quot;&amp;[.C84]&amp;&quot; &quot;&amp;[.D84]&amp;IF([.E84]&lt;&gt;&quot;&quot;;&quot; &quot;&amp;[.E84];&quot;&quot;)" office:value-type="string" office:string-value="HL7 OBX segment is missing">
            <text:p>HL7 OBX segment is missing</text:p>
          </table:table-cell>
          <table:table-cell table:style-name="ce3" office:value-type="string">
            <text:p>HL7 OBX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8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5]&amp;&quot; &quot;&amp;[.C85]&amp;&quot; &quot;&amp;[.D85]&amp;IF([.E85]&lt;&gt;&quot;&quot;;&quot; &quot;&amp;[.E85];&quot;&quot;)" office:value-type="string" office:string-value="HL7 ORC segment is missing">
            <text:p>HL7 ORC segment is missing</text:p>
          </table:table-cell>
          <table:table-cell table:style-name="ce3" office:value-type="string">
            <text:p>HL7 ORC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8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6]&amp;&quot; &quot;&amp;[.C86]&amp;&quot; &quot;&amp;[.D86]&amp;IF([.E86]&lt;&gt;&quot;&quot;;&quot; &quot;&amp;[.E86];&quot;&quot;)" office:value-type="string" office:string-value="HL7 ORC segment is repeated">
            <text:p>HL7 ORC segment is repeated</text:p>
          </table:table-cell>
          <table:table-cell table:style-name="ce3" office:value-type="string">
            <text:p>HL7 ORC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repeat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86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87]&amp;&quot; &quot;&amp;[.C87]&amp;&quot; &quot;&amp;[.D87]&amp;IF([.E87]&lt;&gt;&quot;&quot;;&quot; &quot;&amp;[.E87];&quot;&quot;)" office:value-type="string" office:string-value="HL7 PD1 segment is missing">
            <text:p>HL7 PD1 segment is missing</text:p>
          </table:table-cell>
          <table:table-cell table:style-name="ce3" office:value-type="string">
            <text:p>HL7 PD1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8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88]&amp;&quot; &quot;&amp;[.C88]&amp;&quot; &quot;&amp;[.D88]&amp;IF([.E88]&lt;&gt;&quot;&quot;;&quot; &quot;&amp;[.E88];&quot;&quot;)" office:value-type="string" office:string-value="HL7 PID segment is missing">
            <text:p>HL7 PID segment is missing</text:p>
          </table:table-cell>
          <table:table-cell table:style-name="ce3" office:value-type="string">
            <text:p>HL7 PID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88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89]&amp;&quot; &quot;&amp;[.C89]&amp;&quot; &quot;&amp;[.D89]&amp;IF([.E89]&lt;&gt;&quot;&quot;;&quot; &quot;&amp;[.E89];&quot;&quot;)" office:value-type="string" office:string-value="HL7 PID segment is repeated">
            <text:p>HL7 PID segment is repeated</text:p>
          </table:table-cell>
          <table:table-cell table:style-name="ce3" office:value-type="string">
            <text:p>HL7 PID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repeat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89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90]&amp;&quot; &quot;&amp;[.C90]&amp;&quot; &quot;&amp;[.D90]&amp;IF([.E90]&lt;&gt;&quot;&quot;;&quot; &quot;&amp;[.E90];&quot;&quot;)" office:value-type="string" office:string-value="HL7 PV1 segment is missing">
            <text:p>HL7 PV1 segment is missing</text:p>
          </table:table-cell>
          <table:table-cell table:style-name="ce3" office:value-type="string">
            <text:p>HL7 PV1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9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1]&amp;&quot; &quot;&amp;[.C91]&amp;&quot; &quot;&amp;[.D91]&amp;IF([.E91]&lt;&gt;&quot;&quot;;&quot; &quot;&amp;[.E91];&quot;&quot;)" office:value-type="string" office:string-value="HL7 PV1 segment is repeated">
            <text:p>HL7 PV1 segment is repeated</text:p>
          </table:table-cell>
          <table:table-cell table:style-name="ce3" office:value-type="string">
            <text:p>HL7 PV1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repeat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91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92]&amp;&quot; &quot;&amp;[.C92]&amp;&quot; &quot;&amp;[.D92]&amp;IF([.E92]&lt;&gt;&quot;&quot;;&quot; &quot;&amp;[.E92];&quot;&quot;)" office:value-type="string" office:string-value="HL7 RXA admin sub id counter is missing">
            <text:p>HL7 RXA admin sub id counter is missing</text:p>
          </table:table-cell>
          <table:table-cell table:style-name="ce3" office:value-type="string">
            <text:p>HL7 RXA</text:p>
          </table:table-cell>
          <table:table-cell table:style-name="ce3" office:value-type="string">
            <text:p>admin sub id count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9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3]&amp;&quot; &quot;&amp;[.C93]&amp;&quot; &quot;&amp;[.D93]&amp;IF([.E93]&lt;&gt;&quot;&quot;;&quot; &quot;&amp;[.E93];&quot;&quot;)" office:value-type="string" office:string-value="HL7 RXA give sub id is missing">
            <text:p>HL7 RXA give sub id is missing</text:p>
          </table:table-cell>
          <table:table-cell table:style-name="ce3" office:value-type="string">
            <text:p>HL7 RXA</text:p>
          </table:table-cell>
          <table:table-cell table:style-name="ce3" office:value-type="string">
            <text:p>give sub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9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4]&amp;&quot; &quot;&amp;[.C94]&amp;&quot; &quot;&amp;[.D94]&amp;IF([.E94]&lt;&gt;&quot;&quot;;&quot; &quot;&amp;[.E94];&quot;&quot;)" office:value-type="string" office:string-value="HL7 RXA segment is missing">
            <text:p>HL7 RXA segment is missing</text:p>
          </table:table-cell>
          <table:table-cell table:style-name="ce3" office:value-type="string">
            <text:p>HL7 RXA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formula="of:=[.G9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95]&amp;&quot; &quot;&amp;[.C95]&amp;&quot; &quot;&amp;[.D95]&amp;IF([.E95]&lt;&gt;&quot;&quot;;&quot; &quot;&amp;[.E95];&quot;&quot;)" office:value-type="string" office:string-value="HL7 RXA segment is repeated">
            <text:p>HL7 RXA segment is repeated</text:p>
          </table:table-cell>
          <table:table-cell table:style-name="ce3" office:value-type="string">
            <text:p>HL7 RXA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repeat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9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6]&amp;&quot; &quot;&amp;[.C96]&amp;&quot; &quot;&amp;[.D96]&amp;IF([.E96]&lt;&gt;&quot;&quot;;&quot; &quot;&amp;[.E96];&quot;&quot;)" office:value-type="string" office:string-value="HL7 RXR segment is missing">
            <text:p>HL7 RXR segment is missing</text:p>
          </table:table-cell>
          <table:table-cell table:style-name="ce3" office:value-type="string">
            <text:p>HL7 RXR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9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7]&amp;&quot; &quot;&amp;[.C97]&amp;&quot; &quot;&amp;[.D97]&amp;IF([.E97]&lt;&gt;&quot;&quot;;&quot; &quot;&amp;[.E97];&quot;&quot;)" office:value-type="string" office:string-value="HL7 RXR segment is repeated">
            <text:p>HL7 RXR segment is repeated</text:p>
          </table:table-cell>
          <table:table-cell table:style-name="ce3" office:value-type="string">
            <text:p>HL7 RXR</text:p>
          </table:table-cell>
          <table:table-cell table:style-name="ce3" office:value-type="string">
            <text:p>segment</text:p>
          </table:table-cell>
          <table:table-cell table:style-name="ce3" office:value-type="string">
            <text:p>is repeat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9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8]&amp;&quot; &quot;&amp;[.C98]&amp;&quot; &quot;&amp;[.D98]&amp;IF([.E98]&lt;&gt;&quot;&quot;;&quot; &quot;&amp;[.E98];&quot;&quot;)" office:value-type="string" office:string-value="Next-of-kin address is different from patient address">
            <text:p>Next-of-kin address is different from patient address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is different from patient address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9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99]&amp;&quot; &quot;&amp;[.C99]&amp;&quot; &quot;&amp;[.D99]&amp;IF([.E99]&lt;&gt;&quot;&quot;;&quot; &quot;&amp;[.E99];&quot;&quot;)" office:value-type="string" office:string-value="Next-of-kin address is missing">
            <text:p>Next-of-kin address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99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00]&amp;&quot; &quot;&amp;[.C100]&amp;&quot; &quot;&amp;[.D100]&amp;IF([.E100]&lt;&gt;&quot;&quot;;&quot; &quot;&amp;[.E100];&quot;&quot;)" office:value-type="string" office:string-value="Next-of-kin address city is invalid">
            <text:p>Next-of-kin address city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i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0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01]&amp;&quot; &quot;&amp;[.C101]&amp;&quot; &quot;&amp;[.D101]&amp;IF([.E101]&lt;&gt;&quot;&quot;;&quot; &quot;&amp;[.E101];&quot;&quot;)" office:value-type="string" office:string-value="Next-of-kin address city is missing">
            <text:p>Next-of-kin address city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0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02]&amp;&quot; &quot;&amp;[.C102]&amp;&quot; &quot;&amp;[.D102]&amp;IF([.E102]&lt;&gt;&quot;&quot;;&quot; &quot;&amp;[.E102];&quot;&quot;)" office:value-type="string" office:string-value="Next-of-kin address country is deprecated">
            <text:p>Next-of-kin address country is deprecat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0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03]&amp;&quot; &quot;&amp;[.C103]&amp;&quot; &quot;&amp;[.D103]&amp;IF([.E103]&lt;&gt;&quot;&quot;;&quot; &quot;&amp;[.E103];&quot;&quot;)" office:value-type="string" office:string-value="Next-of-kin address country is ignored">
            <text:p>Next-of-kin address country is ignor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0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04]&amp;&quot; &quot;&amp;[.C104]&amp;&quot; &quot;&amp;[.D104]&amp;IF([.E104]&lt;&gt;&quot;&quot;;&quot; &quot;&amp;[.E104];&quot;&quot;)" office:value-type="string" office:string-value="Next-of-kin address country is invalid">
            <text:p>Next-of-kin address country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0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05]&amp;&quot; &quot;&amp;[.C105]&amp;&quot; &quot;&amp;[.D105]&amp;IF([.E105]&lt;&gt;&quot;&quot;;&quot; &quot;&amp;[.E105];&quot;&quot;)" office:value-type="string" office:string-value="Next-of-kin address country is missing">
            <text:p>Next-of-kin address country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0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06]&amp;&quot; &quot;&amp;[.C106]&amp;&quot; &quot;&amp;[.D106]&amp;IF([.E106]&lt;&gt;&quot;&quot;;&quot; &quot;&amp;[.E106];&quot;&quot;)" office:value-type="string" office:string-value="Next-of-kin address country is unrecognized">
            <text:p>Next-of-kin address country is unrecogniz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0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07]&amp;&quot; &quot;&amp;[.C107]&amp;&quot; &quot;&amp;[.D107]&amp;IF([.E107]&lt;&gt;&quot;&quot;;&quot; &quot;&amp;[.E107];&quot;&quot;)" office:value-type="string" office:string-value="Next-of-kin address county is deprecated">
            <text:p>Next-of-kin address county is deprecat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0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08]&amp;&quot; &quot;&amp;[.C108]&amp;&quot; &quot;&amp;[.D108]&amp;IF([.E108]&lt;&gt;&quot;&quot;;&quot; &quot;&amp;[.E108];&quot;&quot;)" office:value-type="string" office:string-value="Next-of-kin address county is ignored">
            <text:p>Next-of-kin address county is ignor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0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09]&amp;&quot; &quot;&amp;[.C109]&amp;&quot; &quot;&amp;[.D109]&amp;IF([.E109]&lt;&gt;&quot;&quot;;&quot; &quot;&amp;[.E109];&quot;&quot;)" office:value-type="string" office:string-value="Next-of-kin address county is invalid">
            <text:p>Next-of-kin address county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0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10]&amp;&quot; &quot;&amp;[.C110]&amp;&quot; &quot;&amp;[.D110]&amp;IF([.E110]&lt;&gt;&quot;&quot;;&quot; &quot;&amp;[.E110];&quot;&quot;)" office:value-type="string" office:string-value="Next-of-kin address county is missing">
            <text:p>Next-of-kin address county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1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11]&amp;&quot; &quot;&amp;[.C111]&amp;&quot; &quot;&amp;[.D111]&amp;IF([.E111]&lt;&gt;&quot;&quot;;&quot; &quot;&amp;[.E111];&quot;&quot;)" office:value-type="string" office:string-value="Next-of-kin address county is unrecognized">
            <text:p>Next-of-kin address county is unrecogniz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1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12]&amp;&quot; &quot;&amp;[.C112]&amp;&quot; &quot;&amp;[.D112]&amp;IF([.E112]&lt;&gt;&quot;&quot;;&quot; &quot;&amp;[.E112];&quot;&quot;)" office:value-type="string" office:string-value="Next-of-kin address state is deprecated">
            <text:p>Next-of-kin address state is deprecat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1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13]&amp;&quot; &quot;&amp;[.C113]&amp;&quot; &quot;&amp;[.D113]&amp;IF([.E113]&lt;&gt;&quot;&quot;;&quot; &quot;&amp;[.E113];&quot;&quot;)" office:value-type="string" office:string-value="Next-of-kin address state is ignored">
            <text:p>Next-of-kin address state is ignor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1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14]&amp;&quot; &quot;&amp;[.C114]&amp;&quot; &quot;&amp;[.D114]&amp;IF([.E114]&lt;&gt;&quot;&quot;;&quot; &quot;&amp;[.E114];&quot;&quot;)" office:value-type="string" office:string-value="Next-of-kin address state is invalid">
            <text:p>Next-of-kin address state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1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15]&amp;&quot; &quot;&amp;[.C115]&amp;&quot; &quot;&amp;[.D115]&amp;IF([.E115]&lt;&gt;&quot;&quot;;&quot; &quot;&amp;[.E115];&quot;&quot;)" office:value-type="string" office:string-value="Next-of-kin address state is missing">
            <text:p>Next-of-kin address state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1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16]&amp;&quot; &quot;&amp;[.C116]&amp;&quot; &quot;&amp;[.D116]&amp;IF([.E116]&lt;&gt;&quot;&quot;;&quot; &quot;&amp;[.E116];&quot;&quot;)" office:value-type="string" office:string-value="Next-of-kin address state is unrecognized">
            <text:p>Next-of-kin address state is unrecogniz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1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17]&amp;&quot; &quot;&amp;[.C117]&amp;&quot; &quot;&amp;[.D117]&amp;IF([.E117]&lt;&gt;&quot;&quot;;&quot; &quot;&amp;[.E117];&quot;&quot;)" office:value-type="string" office:string-value="Next-of-kin address street is missing">
            <text:p>Next-of-kin address street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ree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1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18]&amp;&quot; &quot;&amp;[.C118]&amp;&quot; &quot;&amp;[.D118]&amp;IF([.E118]&lt;&gt;&quot;&quot;;&quot; &quot;&amp;[.E118];&quot;&quot;)" office:value-type="string" office:string-value="Next-of-kin address street2 is missing">
            <text:p>Next-of-kin address street2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street2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1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19]&amp;&quot; &quot;&amp;[.C119]&amp;&quot; &quot;&amp;[.D119]&amp;IF([.E119]&lt;&gt;&quot;&quot;;&quot; &quot;&amp;[.E119];&quot;&quot;)" office:value-type="string" office:string-value="Next-of-kin address type is deprecated">
            <text:p>Next-of-kin address type is deprecat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typ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1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0]&amp;&quot; &quot;&amp;[.C120]&amp;&quot; &quot;&amp;[.D120]&amp;IF([.E120]&lt;&gt;&quot;&quot;;&quot; &quot;&amp;[.E120];&quot;&quot;)" office:value-type="string" office:string-value="Next-of-kin address type is ignored">
            <text:p>Next-of-kin address type is ignor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typ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2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21]&amp;&quot; &quot;&amp;[.C121]&amp;&quot; &quot;&amp;[.D121]&amp;IF([.E121]&lt;&gt;&quot;&quot;;&quot; &quot;&amp;[.E121];&quot;&quot;)" office:value-type="string" office:string-value="Next-of-kin address type is invalid">
            <text:p>Next-of-kin address type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typ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2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2]&amp;&quot; &quot;&amp;[.C122]&amp;&quot; &quot;&amp;[.D122]&amp;IF([.E122]&lt;&gt;&quot;&quot;;&quot; &quot;&amp;[.E122];&quot;&quot;)" office:value-type="string" office:string-value="Next-of-kin address type is missing">
            <text:p>Next-of-kin address type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typ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12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23]&amp;&quot; &quot;&amp;[.C123]&amp;&quot; &quot;&amp;[.D123]&amp;IF([.E123]&lt;&gt;&quot;&quot;;&quot; &quot;&amp;[.E123];&quot;&quot;)" office:value-type="string" office:string-value="Next-of-kin address type is unrecognized">
            <text:p>Next-of-kin address type is unrecogniz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typ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2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4]&amp;&quot; &quot;&amp;[.C124]&amp;&quot; &quot;&amp;[.D124]&amp;IF([.E124]&lt;&gt;&quot;&quot;;&quot; &quot;&amp;[.E124];&quot;&quot;)" office:value-type="string" office:string-value="Next-of-kin address zip is invalid">
            <text:p>Next-of-kin address zip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zip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2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5]&amp;&quot; &quot;&amp;[.C125]&amp;&quot; &quot;&amp;[.D125]&amp;IF([.E125]&lt;&gt;&quot;&quot;;&quot; &quot;&amp;[.E125];&quot;&quot;)" office:value-type="string" office:string-value="Next-of-kin address zip is missing">
            <text:p>Next-of-kin address zip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address zip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2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26]&amp;&quot; &quot;&amp;[.C126]&amp;&quot; &quot;&amp;[.D126]&amp;IF([.E126]&lt;&gt;&quot;&quot;;&quot; &quot;&amp;[.E126];&quot;&quot;)" office:value-type="string" office:string-value="Next-of-kin name is missing">
            <text:p>Next-of-kin name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2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7]&amp;&quot; &quot;&amp;[.C127]&amp;&quot; &quot;&amp;[.D127]&amp;IF([.E127]&lt;&gt;&quot;&quot;;&quot; &quot;&amp;[.E127];&quot;&quot;)" office:value-type="string" office:string-value="Next-of-kin name first is missing">
            <text:p>Next-of-kin name first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name firs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2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8]&amp;&quot; &quot;&amp;[.C128]&amp;&quot; &quot;&amp;[.D128]&amp;IF([.E128]&lt;&gt;&quot;&quot;;&quot; &quot;&amp;[.E128];&quot;&quot;)" office:value-type="string" office:string-value="Next-of-kin name last is missing">
            <text:p>Next-of-kin name last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name las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2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29]&amp;&quot; &quot;&amp;[.C129]&amp;&quot; &quot;&amp;[.D129]&amp;IF([.E129]&lt;&gt;&quot;&quot;;&quot; &quot;&amp;[.E129];&quot;&quot;)" office:value-type="string" office:string-value="Next-of-kin phone number is incomplete">
            <text:p>Next-of-kin phone number is incomplete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phone number</text:p>
          </table:table-cell>
          <table:table-cell table:style-name="ce3" office:value-type="string">
            <text:p>is incomplet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2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30]&amp;&quot; &quot;&amp;[.C130]&amp;&quot; &quot;&amp;[.D130]&amp;IF([.E130]&lt;&gt;&quot;&quot;;&quot; &quot;&amp;[.E130];&quot;&quot;)" office:value-type="string" office:string-value="Next-of-kin phone number is invalid">
            <text:p>Next-of-kin phone number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phone numb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3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31]&amp;&quot; &quot;&amp;[.C131]&amp;&quot; &quot;&amp;[.D131]&amp;IF([.E131]&lt;&gt;&quot;&quot;;&quot; &quot;&amp;[.E131];&quot;&quot;)" office:value-type="string" office:string-value="Next-of-kin phone number is missing">
            <text:p>Next-of-kin phone number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phone numb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3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32]&amp;&quot; &quot;&amp;[.C132]&amp;&quot; &quot;&amp;[.D132]&amp;IF([.E132]&lt;&gt;&quot;&quot;;&quot; &quot;&amp;[.E132];&quot;&quot;)" office:value-type="string" office:string-value="Next-of-kin relationship is deprecated">
            <text:p>Next-of-kin relationship is deprecat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relationship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3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33]&amp;&quot; &quot;&amp;[.C133]&amp;&quot; &quot;&amp;[.D133]&amp;IF([.E133]&lt;&gt;&quot;&quot;;&quot; &quot;&amp;[.E133];&quot;&quot;)" office:value-type="string" office:string-value="Next-of-kin relationship is ignored">
            <text:p>Next-of-kin relationship is ignor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relationship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3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34]&amp;&quot; &quot;&amp;[.C134]&amp;&quot; &quot;&amp;[.D134]&amp;IF([.E134]&lt;&gt;&quot;&quot;;&quot; &quot;&amp;[.E134];&quot;&quot;)" office:value-type="string" office:string-value="Next-of-kin relationship is invalid">
            <text:p>Next-of-kin relationship is invali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relationship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3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35]&amp;&quot; &quot;&amp;[.C135]&amp;&quot; &quot;&amp;[.D135]&amp;IF([.E135]&lt;&gt;&quot;&quot;;&quot; &quot;&amp;[.E135];&quot;&quot;)" office:value-type="string" office:string-value="Next-of-kin relationship is missing">
            <text:p>Next-of-kin relationship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relationship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3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36]&amp;&quot; &quot;&amp;[.C136]&amp;&quot; &quot;&amp;[.D136]&amp;IF([.E136]&lt;&gt;&quot;&quot;;&quot; &quot;&amp;[.E136];&quot;&quot;)" office:value-type="string" office:string-value="Next-of-kin relationship is not responsible party">
            <text:p>Next-of-kin relationship is not responsible party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relationship</text:p>
          </table:table-cell>
          <table:table-cell table:style-name="ce3" office:value-type="string">
            <text:p>is not responsible party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13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37]&amp;&quot; &quot;&amp;[.C137]&amp;&quot; &quot;&amp;[.D137]&amp;IF([.E137]&lt;&gt;&quot;&quot;;&quot; &quot;&amp;[.E137];&quot;&quot;)" office:value-type="string" office:string-value="Next-of-kin relationship is unrecognized">
            <text:p>Next-of-kin relationship is unrecognized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relationship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3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38]&amp;&quot; &quot;&amp;[.C138]&amp;&quot; &quot;&amp;[.D138]&amp;IF([.E138]&lt;&gt;&quot;&quot;;&quot; &quot;&amp;[.E138];&quot;&quot;)" office:value-type="string" office:string-value="Next-of-kin SSN is missing">
            <text:p>Next-of-kin SSN is missing</text:p>
          </table:table-cell>
          <table:table-cell table:style-name="ce3" office:value-type="string">
            <text:p>Next-of-kin</text:p>
          </table:table-cell>
          <table:table-cell table:style-name="ce3" office:value-type="string">
            <text:p>SS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3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139]&amp;&quot; &quot;&amp;[.C139]&amp;&quot; &quot;&amp;[.D139]&amp;IF([.E139]&lt;&gt;&quot;&quot;;&quot; &quot;&amp;[.E139];&quot;&quot;)" office:value-type="string" office:string-value="Observation value type is deprecated">
            <text:p>Observation value type is deprecate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value typ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3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0]&amp;&quot; &quot;&amp;[.C140]&amp;&quot; &quot;&amp;[.D140]&amp;IF([.E140]&lt;&gt;&quot;&quot;;&quot; &quot;&amp;[.E140];&quot;&quot;)" office:value-type="string" office:string-value="Observation value type is ignored">
            <text:p>Observation value type is ignore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value typ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4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41]&amp;&quot; &quot;&amp;[.C141]&amp;&quot; &quot;&amp;[.D141]&amp;IF([.E141]&lt;&gt;&quot;&quot;;&quot; &quot;&amp;[.E141];&quot;&quot;)" office:value-type="string" office:string-value="Observation value type is invalid">
            <text:p>Observation value type is invali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value typ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2]&amp;&quot; &quot;&amp;[.C142]&amp;&quot; &quot;&amp;[.D142]&amp;IF([.E142]&lt;&gt;&quot;&quot;;&quot; &quot;&amp;[.E142];&quot;&quot;)" office:value-type="string" office:string-value="Observation value type is missing">
            <text:p>Observation value type is missing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value typ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3]&amp;&quot; &quot;&amp;[.C143]&amp;&quot; &quot;&amp;[.D143]&amp;IF([.E143]&lt;&gt;&quot;&quot;;&quot; &quot;&amp;[.E143];&quot;&quot;)" office:value-type="string" office:string-value="Observation value type is unrecognized">
            <text:p>Observation value type is unrecognize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value typ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4]&amp;&quot; &quot;&amp;[.C144]&amp;&quot; &quot;&amp;[.D144]&amp;IF([.E144]&lt;&gt;&quot;&quot;;&quot; &quot;&amp;[.E144];&quot;&quot;)" office:value-type="string" office:string-value="Observation observation identifier code is deprecated">
            <text:p>Observation observation identifier code is deprecate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observation identifier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4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5]&amp;&quot; &quot;&amp;[.C145]&amp;&quot; &quot;&amp;[.D145]&amp;IF([.E145]&lt;&gt;&quot;&quot;;&quot; &quot;&amp;[.E145];&quot;&quot;)" office:value-type="string" office:string-value="Observation observation identifier code is ignored">
            <text:p>Observation observation identifier code is ignore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observation identifier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45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146]&amp;&quot; &quot;&amp;[.C146]&amp;&quot; &quot;&amp;[.D146]&amp;IF([.E146]&lt;&gt;&quot;&quot;;&quot; &quot;&amp;[.E146];&quot;&quot;)" office:value-type="string" office:string-value="Observation observation identifier code is invalid">
            <text:p>Observation observation identifier code is invali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observation identifier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7]&amp;&quot; &quot;&amp;[.C147]&amp;&quot; &quot;&amp;[.D147]&amp;IF([.E147]&lt;&gt;&quot;&quot;;&quot; &quot;&amp;[.E147];&quot;&quot;)" office:value-type="string" office:string-value="Observation observation identifier code is missing">
            <text:p>Observation observation identifier code is missing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observation identifier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8]&amp;&quot; &quot;&amp;[.C148]&amp;&quot; &quot;&amp;[.D148]&amp;IF([.E148]&lt;&gt;&quot;&quot;;&quot; &quot;&amp;[.E148];&quot;&quot;)" office:value-type="string" office:string-value="Observation observation identifier code is unrecognized">
            <text:p>Observation observation identifier code is unrecognize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observation identifier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49]&amp;&quot; &quot;&amp;[.C149]&amp;&quot; &quot;&amp;[.D149]&amp;IF([.E149]&lt;&gt;&quot;&quot;;&quot; &quot;&amp;[.E149];&quot;&quot;)" office:value-type="string" office:string-value="Observation observation value is missing">
            <text:p>Observation observation value is missing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observation valu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4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50]&amp;&quot; &quot;&amp;[.C150]&amp;&quot; &quot;&amp;[.D150]&amp;IF([.E150]&lt;&gt;&quot;&quot;;&quot; &quot;&amp;[.E150];&quot;&quot;)" office:value-type="string" office:string-value="Observation date time of observation is missing">
            <text:p>Observation date time of observation is missing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date time of observatio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5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51]&amp;&quot; &quot;&amp;[.C151]&amp;&quot; &quot;&amp;[.D151]&amp;IF([.E151]&lt;&gt;&quot;&quot;;&quot; &quot;&amp;[.E151];&quot;&quot;)" office:value-type="string" office:string-value="Observation date time of observation is invalid">
            <text:p>Observation date time of observation is invalid</text:p>
          </table:table-cell>
          <table:table-cell table:style-name="ce3" office:value-type="string">
            <text:p>Observation</text:p>
          </table:table-cell>
          <table:table-cell table:style-name="ce3" office:value-type="string">
            <text:p>date time of observation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5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152]&amp;&quot; &quot;&amp;[.C152]&amp;&quot; &quot;&amp;[.D152]&amp;IF([.E152]&lt;&gt;&quot;&quot;;&quot; &quot;&amp;[.E152];&quot;&quot;)" office:value-type="string" office:string-value="Patient address is missing">
            <text:p>Patient addres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152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2]&amp;&quot; &quot;&amp;[.C152]&amp;&quot; &quot;&amp;[.D152]&amp;CHAR(13)&amp;&quot;Expected Result: &quot;&amp;IF([.I152]=&quot;E&quot;;&quot;Reject Message&quot;;&quot;Accept Message&quot;)&amp;CHAR(13)&amp;&quot;Original Message: &quot;&amp;[.K152]&amp;CHAR(13)&amp;&quot;Assert Result: &quot;&amp;IF([.I152]=&quot;E&quot;;&quot;Reject&quot;;&quot;Accept&quot;)&amp;&quot; - *&quot;&amp;CHAR(13)&amp;&quot;Quick Transformations: &quot;&amp;[.L152]&amp;CHAR(13)&amp;&quot;Custom Transformations:&quot;&amp;[.M152]&amp;CHAR(13)&amp;&quot;Cause Issues:&quot;&amp;[.A152]&amp;CHAR(13)&amp;&quot;MSH|TRANSFORM&quot;" office:value-type="string" office:string-value="Test Case Number:1152.1&#13;Description: Patient address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address is missing&#13;MSH|TRANSFORM">
            <text:p>Test Case Number:1152.1Description: Patient address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address is missingMSH|TRANSFORM</text:p>
          </table:table-cell>
          <table:table-cell table:number-columns-repeated="8"/>
        </table:table-row>
        <table:table-row table:style-name="ro1">
          <table:table-cell table:style-name="ce1" table:formula="of:=[.B153]&amp;&quot; &quot;&amp;[.C153]&amp;&quot; &quot;&amp;[.D153]&amp;IF([.E153]&lt;&gt;&quot;&quot;;&quot; &quot;&amp;[.E153];&quot;&quot;)" office:value-type="string" office:string-value="Patient address city is invalid">
            <text:p>Patient address city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i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153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3]&amp;&quot; &quot;&amp;[.C153]&amp;&quot; &quot;&amp;[.D153]&amp;CHAR(13)&amp;&quot;Expected Result: &quot;&amp;IF([.I153]=&quot;E&quot;;&quot;Reject Message&quot;;&quot;Accept Message&quot;)&amp;CHAR(13)&amp;&quot;Original Message: &quot;&amp;[.K153]&amp;CHAR(13)&amp;&quot;Assert Result: &quot;&amp;IF([.I153]=&quot;E&quot;;&quot;Reject&quot;;&quot;Accept&quot;)&amp;&quot; - *&quot;&amp;CHAR(13)&amp;&quot;Quick Transformations: &quot;&amp;[.L153]&amp;CHAR(13)&amp;&quot;Custom Transformations:&quot;&amp;[.M153]&amp;CHAR(13)&amp;&quot;Cause Issues:&quot;&amp;[.A153]&amp;CHAR(13)&amp;&quot;MSH|TRANSFORM&quot;" office:value-type="string" office:string-value="Test Case Number:1153.1&#13;Description: Patient address city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address city is invalid&#13;MSH|TRANSFORM">
            <text:p>Test Case Number:1153.1Description: Patient address city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address city is invalidMSH|TRANSFORM</text:p>
          </table:table-cell>
          <table:table-cell table:number-columns-repeated="8"/>
        </table:table-row>
        <table:table-row table:style-name="ro1">
          <table:table-cell table:style-name="ce1" table:formula="of:=[.B154]&amp;&quot; &quot;&amp;[.C154]&amp;&quot; &quot;&amp;[.D154]&amp;IF([.E154]&lt;&gt;&quot;&quot;;&quot; &quot;&amp;[.E154];&quot;&quot;)" office:value-type="string" office:string-value="Patient address city is missing">
            <text:p>Patient address cit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154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4]&amp;&quot; &quot;&amp;[.C154]&amp;&quot; &quot;&amp;[.D154]&amp;CHAR(13)&amp;&quot;Expected Result: &quot;&amp;IF([.I154]=&quot;E&quot;;&quot;Reject Message&quot;;&quot;Accept Message&quot;)&amp;CHAR(13)&amp;&quot;Original Message: &quot;&amp;[.K154]&amp;CHAR(13)&amp;&quot;Assert Result: &quot;&amp;IF([.I154]=&quot;E&quot;;&quot;Reject&quot;;&quot;Accept&quot;)&amp;&quot; - *&quot;&amp;CHAR(13)&amp;&quot;Quick Transformations: &quot;&amp;[.L154]&amp;CHAR(13)&amp;&quot;Custom Transformations:&quot;&amp;[.M154]&amp;CHAR(13)&amp;&quot;Cause Issues:&quot;&amp;[.A154]&amp;CHAR(13)&amp;&quot;MSH|TRANSFORM&quot;" office:value-type="string" office:string-value="Test Case Number:1154.1&#13;Description: Patient address city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address city is missing&#13;MSH|TRANSFORM">
            <text:p>Test Case Number:1154.1Description: Patient address city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address city is missingMSH|TRANSFORM</text:p>
          </table:table-cell>
          <table:table-cell table:number-columns-repeated="8"/>
        </table:table-row>
        <table:table-row table:style-name="ro1">
          <table:table-cell table:style-name="ce1" table:formula="of:=[.B155]&amp;&quot; &quot;&amp;[.C155]&amp;&quot; &quot;&amp;[.D155]&amp;IF([.E155]&lt;&gt;&quot;&quot;;&quot; &quot;&amp;[.E155];&quot;&quot;)" office:value-type="string" office:string-value="Patient address country is deprecated">
            <text:p>Patient address country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55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5]&amp;&quot; &quot;&amp;[.C155]&amp;&quot; &quot;&amp;[.D155]&amp;CHAR(13)&amp;&quot;Expected Result: &quot;&amp;IF([.I155]=&quot;E&quot;;&quot;Reject Message&quot;;&quot;Accept Message&quot;)&amp;CHAR(13)&amp;&quot;Original Message: &quot;&amp;[.K155]&amp;CHAR(13)&amp;&quot;Assert Result: &quot;&amp;IF([.I155]=&quot;E&quot;;&quot;Reject&quot;;&quot;Accept&quot;)&amp;&quot; - *&quot;&amp;CHAR(13)&amp;&quot;Quick Transformations: &quot;&amp;[.L155]&amp;CHAR(13)&amp;&quot;Custom Transformations:&quot;&amp;[.M155]&amp;CHAR(13)&amp;&quot;Cause Issues:&quot;&amp;[.A155]&amp;CHAR(13)&amp;&quot;MSH|TRANSFORM&quot;" office:value-type="string" office:string-value="Test Case Number:1155.1&#13;Description: Patient address country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ry is deprecated&#13;MSH|TRANSFORM">
            <text:p>Test Case Number:1155.1Description: Patient address country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ry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156]&amp;&quot; &quot;&amp;[.C156]&amp;&quot; &quot;&amp;[.D156]&amp;IF([.E156]&lt;&gt;&quot;&quot;;&quot; &quot;&amp;[.E156];&quot;&quot;)" office:value-type="string" office:string-value="Patient address country is ignored">
            <text:p>Patient address country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56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6]&amp;&quot; &quot;&amp;[.C156]&amp;&quot; &quot;&amp;[.D156]&amp;CHAR(13)&amp;&quot;Expected Result: &quot;&amp;IF([.I156]=&quot;E&quot;;&quot;Reject Message&quot;;&quot;Accept Message&quot;)&amp;CHAR(13)&amp;&quot;Original Message: &quot;&amp;[.K156]&amp;CHAR(13)&amp;&quot;Assert Result: &quot;&amp;IF([.I156]=&quot;E&quot;;&quot;Reject&quot;;&quot;Accept&quot;)&amp;&quot; - *&quot;&amp;CHAR(13)&amp;&quot;Quick Transformations: &quot;&amp;[.L156]&amp;CHAR(13)&amp;&quot;Custom Transformations:&quot;&amp;[.M156]&amp;CHAR(13)&amp;&quot;Cause Issues:&quot;&amp;[.A156]&amp;CHAR(13)&amp;&quot;MSH|TRANSFORM&quot;" office:value-type="string" office:string-value="Test Case Number:1156.1&#13;Description: Patient address country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ry is ignored&#13;MSH|TRANSFORM">
            <text:p>Test Case Number:1156.1Description: Patient address country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ry is ignoredMSH|TRANSFORM</text:p>
          </table:table-cell>
          <table:table-cell table:style-name="ce9" office:value-type="float" office:value="156">
            <text:p>156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formula="of:=#REF!156&amp;&quot;=&quot;&amp;#REF!156" office:value-type="float" office:value="0">
            <text:p>#NAME?</text:p>
          </table:table-cell>
          <table:table-cell table:formula="of:=&quot;Test Case Number:&quot;&amp;(1000+ROW())&amp;&quot;.2&quot;&amp;CHAR(13)&amp;&quot;Description: &quot;&amp;[.B156]&amp;&quot; &quot;&amp;[.C156]&amp;&quot; &quot;&amp;[.D156]&amp;CHAR(13)&amp;&quot;Expected Result: &quot;&amp;IF([.I156]=&quot;E&quot;;&quot;Reject Message&quot;;&quot;Accept Message&quot;)&amp;CHAR(13)&amp;&quot;Original Message: &quot;&amp;[.K156]&amp;CHAR(13)&amp;&quot;Assert Result: Accept - *&quot;&amp;CHAR(13)&amp;&quot;Quick Transformations: &quot;&amp;[.L156]&amp;CHAR(13)&amp;&quot;Custom Transformations:&quot;&amp;[.U156]&amp;CHAR(13)&amp;&quot;MSH|TRANSFORM&quot;" office:value-type="float" office:value="0">
            <text:p>#NAME?</text:p>
          </table:table-cell>
        </table:table-row>
        <table:table-row table:style-name="ro1">
          <table:table-cell table:style-name="ce1" table:formula="of:=[.B157]&amp;&quot; &quot;&amp;[.C157]&amp;&quot; &quot;&amp;[.D157]&amp;IF([.E157]&lt;&gt;&quot;&quot;;&quot; &quot;&amp;[.E157];&quot;&quot;)" office:value-type="string" office:string-value="Patient address country is invalid">
            <text:p>Patient address country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57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7]&amp;&quot; &quot;&amp;[.C157]&amp;&quot; &quot;&amp;[.D157]&amp;CHAR(13)&amp;&quot;Expected Result: &quot;&amp;IF([.I157]=&quot;E&quot;;&quot;Reject Message&quot;;&quot;Accept Message&quot;)&amp;CHAR(13)&amp;&quot;Original Message: &quot;&amp;[.K157]&amp;CHAR(13)&amp;&quot;Assert Result: &quot;&amp;IF([.I157]=&quot;E&quot;;&quot;Reject&quot;;&quot;Accept&quot;)&amp;&quot; - *&quot;&amp;CHAR(13)&amp;&quot;Quick Transformations: &quot;&amp;[.L157]&amp;CHAR(13)&amp;&quot;Custom Transformations:&quot;&amp;[.M157]&amp;CHAR(13)&amp;&quot;Cause Issues:&quot;&amp;[.A157]&amp;CHAR(13)&amp;&quot;MSH|TRANSFORM&quot;" office:value-type="string" office:string-value="Test Case Number:1157.1&#13;Description: Patient address country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ry is invalid&#13;MSH|TRANSFORM">
            <text:p>Test Case Number:1157.1Description: Patient address country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ry is invalidMSH|TRANSFORM</text:p>
          </table:table-cell>
          <table:table-cell table:style-name="ce9" office:value-type="float" office:value="157">
            <text:p>157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58]&amp;&quot; &quot;&amp;[.C158]&amp;&quot; &quot;&amp;[.D158]&amp;IF([.E158]&lt;&gt;&quot;&quot;;&quot; &quot;&amp;[.E158];&quot;&quot;)" office:value-type="string" office:string-value="Patient address country is missing">
            <text:p>Patient address countr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58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8]&amp;&quot; &quot;&amp;[.C158]&amp;&quot; &quot;&amp;[.D158]&amp;CHAR(13)&amp;&quot;Expected Result: &quot;&amp;IF([.I158]=&quot;E&quot;;&quot;Reject Message&quot;;&quot;Accept Message&quot;)&amp;CHAR(13)&amp;&quot;Original Message: &quot;&amp;[.K158]&amp;CHAR(13)&amp;&quot;Assert Result: &quot;&amp;IF([.I158]=&quot;E&quot;;&quot;Reject&quot;;&quot;Accept&quot;)&amp;&quot; - *&quot;&amp;CHAR(13)&amp;&quot;Quick Transformations: &quot;&amp;[.L158]&amp;CHAR(13)&amp;&quot;Custom Transformations:&quot;&amp;[.M158]&amp;CHAR(13)&amp;&quot;Cause Issues:&quot;&amp;[.A158]&amp;CHAR(13)&amp;&quot;MSH|TRANSFORM&quot;" office:value-type="string" office:string-value="Test Case Number:1158.1&#13;Description: Patient address country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ry is missing&#13;MSH|TRANSFORM">
            <text:p>Test Case Number:1158.1Description: Patient address country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ry is missingMSH|TRANSFORM</text:p>
          </table:table-cell>
          <table:table-cell table:style-name="ce9" office:value-type="float" office:value="158">
            <text:p>158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59]&amp;&quot; &quot;&amp;[.C159]&amp;&quot; &quot;&amp;[.D159]&amp;IF([.E159]&lt;&gt;&quot;&quot;;&quot; &quot;&amp;[.E159];&quot;&quot;)" office:value-type="string" office:string-value="Patient address country is unrecognized">
            <text:p>Patient address country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r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59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59]&amp;&quot; &quot;&amp;[.C159]&amp;&quot; &quot;&amp;[.D159]&amp;CHAR(13)&amp;&quot;Expected Result: &quot;&amp;IF([.I159]=&quot;E&quot;;&quot;Reject Message&quot;;&quot;Accept Message&quot;)&amp;CHAR(13)&amp;&quot;Original Message: &quot;&amp;[.K159]&amp;CHAR(13)&amp;&quot;Assert Result: &quot;&amp;IF([.I159]=&quot;E&quot;;&quot;Reject&quot;;&quot;Accept&quot;)&amp;&quot; - *&quot;&amp;CHAR(13)&amp;&quot;Quick Transformations: &quot;&amp;[.L159]&amp;CHAR(13)&amp;&quot;Custom Transformations:&quot;&amp;[.M159]&amp;CHAR(13)&amp;&quot;Cause Issues:&quot;&amp;[.A159]&amp;CHAR(13)&amp;&quot;MSH|TRANSFORM&quot;" office:value-type="string" office:string-value="Test Case Number:1159.1&#13;Description: Patient address country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ry is unrecognized&#13;MSH|TRANSFORM">
            <text:p>Test Case Number:1159.1Description: Patient address country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ry is unrecognizedMSH|TRANSFORM</text:p>
          </table:table-cell>
          <table:table-cell table:style-name="ce9" office:value-type="float" office:value="159">
            <text:p>159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60]&amp;&quot; &quot;&amp;[.C160]&amp;&quot; &quot;&amp;[.D160]&amp;IF([.E160]&lt;&gt;&quot;&quot;;&quot; &quot;&amp;[.E160];&quot;&quot;)" office:value-type="string" office:string-value="Patient address county is deprecated">
            <text:p>Patient address county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60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0]&amp;&quot; &quot;&amp;[.C160]&amp;&quot; &quot;&amp;[.D160]&amp;CHAR(13)&amp;&quot;Expected Result: &quot;&amp;IF([.I160]=&quot;E&quot;;&quot;Reject Message&quot;;&quot;Accept Message&quot;)&amp;CHAR(13)&amp;&quot;Original Message: &quot;&amp;[.K160]&amp;CHAR(13)&amp;&quot;Assert Result: &quot;&amp;IF([.I160]=&quot;E&quot;;&quot;Reject&quot;;&quot;Accept&quot;)&amp;&quot; - *&quot;&amp;CHAR(13)&amp;&quot;Quick Transformations: &quot;&amp;[.L160]&amp;CHAR(13)&amp;&quot;Custom Transformations:&quot;&amp;[.M160]&amp;CHAR(13)&amp;&quot;Cause Issues:&quot;&amp;[.A160]&amp;CHAR(13)&amp;&quot;MSH|TRANSFORM&quot;" office:value-type="string" office:string-value="Test Case Number:1160.1&#13;Description: Patient address county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y is deprecated&#13;MSH|TRANSFORM">
            <text:p>Test Case Number:1160.1Description: Patient address county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y is deprecatedMSH|TRANSFORM</text:p>
          </table:table-cell>
          <table:table-cell table:style-name="ce9" office:value-type="float" office:value="160">
            <text:p>160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61]&amp;&quot; &quot;&amp;[.C161]&amp;&quot; &quot;&amp;[.D161]&amp;IF([.E161]&lt;&gt;&quot;&quot;;&quot; &quot;&amp;[.E161];&quot;&quot;)" office:value-type="string" office:string-value="Patient address county is ignored">
            <text:p>Patient address county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61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1]&amp;&quot; &quot;&amp;[.C161]&amp;&quot; &quot;&amp;[.D161]&amp;CHAR(13)&amp;&quot;Expected Result: &quot;&amp;IF([.I161]=&quot;E&quot;;&quot;Reject Message&quot;;&quot;Accept Message&quot;)&amp;CHAR(13)&amp;&quot;Original Message: &quot;&amp;[.K161]&amp;CHAR(13)&amp;&quot;Assert Result: &quot;&amp;IF([.I161]=&quot;E&quot;;&quot;Reject&quot;;&quot;Accept&quot;)&amp;&quot; - *&quot;&amp;CHAR(13)&amp;&quot;Quick Transformations: &quot;&amp;[.L161]&amp;CHAR(13)&amp;&quot;Custom Transformations:&quot;&amp;[.M161]&amp;CHAR(13)&amp;&quot;Cause Issues:&quot;&amp;[.A161]&amp;CHAR(13)&amp;&quot;MSH|TRANSFORM&quot;" office:value-type="string" office:string-value="Test Case Number:1161.1&#13;Description: Patient address county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y is ignored&#13;MSH|TRANSFORM">
            <text:p>Test Case Number:1161.1Description: Patient address county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y is ignoredMSH|TRANSFORM</text:p>
          </table:table-cell>
          <table:table-cell table:style-name="ce9" office:value-type="float" office:value="161">
            <text:p>161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62]&amp;&quot; &quot;&amp;[.C162]&amp;&quot; &quot;&amp;[.D162]&amp;IF([.E162]&lt;&gt;&quot;&quot;;&quot; &quot;&amp;[.E162];&quot;&quot;)" office:value-type="string" office:string-value="Patient address county is invalid">
            <text:p>Patient address county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6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2]&amp;&quot; &quot;&amp;[.C162]&amp;&quot; &quot;&amp;[.D162]&amp;CHAR(13)&amp;&quot;Expected Result: &quot;&amp;IF([.I162]=&quot;E&quot;;&quot;Reject Message&quot;;&quot;Accept Message&quot;)&amp;CHAR(13)&amp;&quot;Original Message: &quot;&amp;[.K162]&amp;CHAR(13)&amp;&quot;Assert Result: &quot;&amp;IF([.I162]=&quot;E&quot;;&quot;Reject&quot;;&quot;Accept&quot;)&amp;&quot; - *&quot;&amp;CHAR(13)&amp;&quot;Quick Transformations: &quot;&amp;[.L162]&amp;CHAR(13)&amp;&quot;Custom Transformations:&quot;&amp;[.M162]&amp;CHAR(13)&amp;&quot;Cause Issues:&quot;&amp;[.A162]&amp;CHAR(13)&amp;&quot;MSH|TRANSFORM&quot;" office:value-type="string" office:string-value="Test Case Number:1162.1&#13;Description: Patient address county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y is invalid&#13;MSH|TRANSFORM">
            <text:p>Test Case Number:1162.1Description: Patient address county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y is invalidMSH|TRANSFORM</text:p>
          </table:table-cell>
          <table:table-cell table:style-name="ce9" office:value-type="float" office:value="162">
            <text:p>162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63]&amp;&quot; &quot;&amp;[.C163]&amp;&quot; &quot;&amp;[.D163]&amp;IF([.E163]&lt;&gt;&quot;&quot;;&quot; &quot;&amp;[.E163];&quot;&quot;)" office:value-type="string" office:string-value="Patient address county is missing">
            <text:p>Patient address count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63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3]&amp;&quot; &quot;&amp;[.C163]&amp;&quot; &quot;&amp;[.D163]&amp;CHAR(13)&amp;&quot;Expected Result: &quot;&amp;IF([.I163]=&quot;E&quot;;&quot;Reject Message&quot;;&quot;Accept Message&quot;)&amp;CHAR(13)&amp;&quot;Original Message: &quot;&amp;[.K163]&amp;CHAR(13)&amp;&quot;Assert Result: &quot;&amp;IF([.I163]=&quot;E&quot;;&quot;Reject&quot;;&quot;Accept&quot;)&amp;&quot; - *&quot;&amp;CHAR(13)&amp;&quot;Quick Transformations: &quot;&amp;[.L163]&amp;CHAR(13)&amp;&quot;Custom Transformations:&quot;&amp;[.M163]&amp;CHAR(13)&amp;&quot;Cause Issues:&quot;&amp;[.A163]&amp;CHAR(13)&amp;&quot;MSH|TRANSFORM&quot;" office:value-type="string" office:string-value="Test Case Number:1163.1&#13;Description: Patient address county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y is missing&#13;MSH|TRANSFORM">
            <text:p>Test Case Number:1163.1Description: Patient address county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y is missingMSH|TRANSFORM</text:p>
          </table:table-cell>
          <table:table-cell table:style-name="ce9" office:value-type="float" office:value="163">
            <text:p>163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1">
          <table:table-cell table:style-name="ce1" table:formula="of:=[.B164]&amp;&quot; &quot;&amp;[.C164]&amp;&quot; &quot;&amp;[.D164]&amp;IF([.E164]&lt;&gt;&quot;&quot;;&quot; &quot;&amp;[.E164];&quot;&quot;)" office:value-type="string" office:string-value="Patient address county is unrecognized">
            <text:p>Patient address county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count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64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4]&amp;&quot; &quot;&amp;[.C164]&amp;&quot; &quot;&amp;[.D164]&amp;CHAR(13)&amp;&quot;Expected Result: &quot;&amp;IF([.I164]=&quot;E&quot;;&quot;Reject Message&quot;;&quot;Accept Message&quot;)&amp;CHAR(13)&amp;&quot;Original Message: &quot;&amp;[.K164]&amp;CHAR(13)&amp;&quot;Assert Result: &quot;&amp;IF([.I164]=&quot;E&quot;;&quot;Reject&quot;;&quot;Accept&quot;)&amp;&quot; - *&quot;&amp;CHAR(13)&amp;&quot;Quick Transformations: &quot;&amp;[.L164]&amp;CHAR(13)&amp;&quot;Custom Transformations:&quot;&amp;[.M164]&amp;CHAR(13)&amp;&quot;Cause Issues:&quot;&amp;[.A164]&amp;CHAR(13)&amp;&quot;MSH|TRANSFORM&quot;" office:value-type="string" office:string-value="Test Case Number:1164.1&#13;Description: Patient address county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county is unrecognized&#13;MSH|TRANSFORM">
            <text:p>Test Case Number:1164.1Description: Patient address county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county is unrecognizedMSH|TRANSFORM</text:p>
          </table:table-cell>
          <table:table-cell table:style-name="ce9" office:value-type="float" office:value="164">
            <text:p>164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Message accepted with 1 vaccination</text:p>
          </table:table-cell>
          <table:table-cell table:number-columns-repeated="2"/>
        </table:table-row>
        <table:table-row table:style-name="ro2">
          <table:table-cell table:style-name="ce1" table:formula="of:=[.B165]&amp;&quot; &quot;&amp;[.C165]&amp;&quot; &quot;&amp;[.D165]&amp;IF([.E165]&lt;&gt;&quot;&quot;;&quot; &quot;&amp;[.E165];&quot;&quot;)" office:value-type="string" office:string-value="Patient address state is deprecated">
            <text:p>Patient address stat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65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5]&amp;&quot; &quot;&amp;[.C165]&amp;&quot; &quot;&amp;[.D165]&amp;CHAR(13)&amp;&quot;Expected Result: &quot;&amp;IF([.I165]=&quot;E&quot;;&quot;Reject Message&quot;;&quot;Accept Message&quot;)&amp;CHAR(13)&amp;&quot;Original Message: &quot;&amp;[.K165]&amp;CHAR(13)&amp;&quot;Assert Result: &quot;&amp;IF([.I165]=&quot;E&quot;;&quot;Reject&quot;;&quot;Accept&quot;)&amp;&quot; - *&quot;&amp;CHAR(13)&amp;&quot;Quick Transformations: &quot;&amp;[.L165]&amp;CHAR(13)&amp;&quot;Custom Transformations:&quot;&amp;[.M165]&amp;CHAR(13)&amp;&quot;Cause Issues:&quot;&amp;[.A165]&amp;CHAR(13)&amp;&quot;MSH|TRANSFORM&quot;" office:value-type="string" office:string-value="Test Case Number:1165.1&#13;Description: Patient address state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state is deprecated&#13;MSH|TRANSFORM">
            <text:p>Test Case Number:1165.1Description: Patient address state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state is deprecatedMSH|TRANSFORM</text:p>
          </table:table-cell>
          <table:table-cell table:style-name="ce9" office:value-type="float" office:value="165">
            <text:p>165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Accept</text:p>
          </table:table-cell>
          <table:table-cell table:style-name="ce9" office:value-type="string">
            <text:p>*</text:p>
          </table:table-cell>
          <table:table-cell table:style-name="ce9" office:value-type="string">
            <text:p>AE</text:p>
          </table:table-cell>
          <table:table-cell table:style-name="ce9" office:value-type="string">
            <text:p>Message rejected: Patient birth date is missing</text:p>
          </table:table-cell>
          <table:table-cell table:number-columns-repeated="2"/>
        </table:table-row>
        <table:table-row table:style-name="ro1">
          <table:table-cell table:style-name="ce1" table:formula="of:=[.B166]&amp;&quot; &quot;&amp;[.C166]&amp;&quot; &quot;&amp;[.D166]&amp;IF([.E166]&lt;&gt;&quot;&quot;;&quot; &quot;&amp;[.E166];&quot;&quot;)" office:value-type="string" office:string-value="Patient address state is ignored">
            <text:p>Patient address stat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66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6]&amp;&quot; &quot;&amp;[.C166]&amp;&quot; &quot;&amp;[.D166]&amp;CHAR(13)&amp;&quot;Expected Result: &quot;&amp;IF([.I166]=&quot;E&quot;;&quot;Reject Message&quot;;&quot;Accept Message&quot;)&amp;CHAR(13)&amp;&quot;Original Message: &quot;&amp;[.K166]&amp;CHAR(13)&amp;&quot;Assert Result: &quot;&amp;IF([.I166]=&quot;E&quot;;&quot;Reject&quot;;&quot;Accept&quot;)&amp;&quot; - *&quot;&amp;CHAR(13)&amp;&quot;Quick Transformations: &quot;&amp;[.L166]&amp;CHAR(13)&amp;&quot;Custom Transformations:&quot;&amp;[.M166]&amp;CHAR(13)&amp;&quot;Cause Issues:&quot;&amp;[.A166]&amp;CHAR(13)&amp;&quot;MSH|TRANSFORM&quot;" office:value-type="string" office:string-value="Test Case Number:1166.1&#13;Description: Patient address state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state is ignored&#13;MSH|TRANSFORM">
            <text:p>Test Case Number:1166.1Description: Patient address state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state is ignoredMSH|TRANSFORM</text:p>
          </table:table-cell>
          <table:table-cell table:number-columns-repeated="8"/>
        </table:table-row>
        <table:table-row table:style-name="ro1">
          <table:table-cell table:style-name="ce1" table:formula="of:=[.B167]&amp;&quot; &quot;&amp;[.C167]&amp;&quot; &quot;&amp;[.D167]&amp;IF([.E167]&lt;&gt;&quot;&quot;;&quot; &quot;&amp;[.E167];&quot;&quot;)" office:value-type="string" office:string-value="Patient address state is invalid">
            <text:p>Patient address stat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67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7]&amp;&quot; &quot;&amp;[.C167]&amp;&quot; &quot;&amp;[.D167]&amp;CHAR(13)&amp;&quot;Expected Result: &quot;&amp;IF([.I167]=&quot;E&quot;;&quot;Reject Message&quot;;&quot;Accept Message&quot;)&amp;CHAR(13)&amp;&quot;Original Message: &quot;&amp;[.K167]&amp;CHAR(13)&amp;&quot;Assert Result: &quot;&amp;IF([.I167]=&quot;E&quot;;&quot;Reject&quot;;&quot;Accept&quot;)&amp;&quot; - *&quot;&amp;CHAR(13)&amp;&quot;Quick Transformations: &quot;&amp;[.L167]&amp;CHAR(13)&amp;&quot;Custom Transformations:&quot;&amp;[.M167]&amp;CHAR(13)&amp;&quot;Cause Issues:&quot;&amp;[.A167]&amp;CHAR(13)&amp;&quot;MSH|TRANSFORM&quot;" office:value-type="string" office:string-value="Test Case Number:1167.1&#13;Description: Patient address state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state is invalid&#13;MSH|TRANSFORM">
            <text:p>Test Case Number:1167.1Description: Patient address state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state is invalidMSH|TRANSFORM</text:p>
          </table:table-cell>
          <table:table-cell table:number-columns-repeated="8"/>
        </table:table-row>
        <table:table-row table:style-name="ro1">
          <table:table-cell table:style-name="ce1" table:formula="of:=[.B168]&amp;&quot; &quot;&amp;[.C168]&amp;&quot; &quot;&amp;[.D168]&amp;IF([.E168]&lt;&gt;&quot;&quot;;&quot; &quot;&amp;[.E168];&quot;&quot;)" office:value-type="string" office:string-value="Patient address state is missing">
            <text:p>Patient address stat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168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8]&amp;&quot; &quot;&amp;[.C168]&amp;&quot; &quot;&amp;[.D168]&amp;CHAR(13)&amp;&quot;Expected Result: &quot;&amp;IF([.I168]=&quot;E&quot;;&quot;Reject Message&quot;;&quot;Accept Message&quot;)&amp;CHAR(13)&amp;&quot;Original Message: &quot;&amp;[.K168]&amp;CHAR(13)&amp;&quot;Assert Result: &quot;&amp;IF([.I168]=&quot;E&quot;;&quot;Reject&quot;;&quot;Accept&quot;)&amp;&quot; - *&quot;&amp;CHAR(13)&amp;&quot;Quick Transformations: &quot;&amp;[.L168]&amp;CHAR(13)&amp;&quot;Custom Transformations:&quot;&amp;[.M168]&amp;CHAR(13)&amp;&quot;Cause Issues:&quot;&amp;[.A168]&amp;CHAR(13)&amp;&quot;MSH|TRANSFORM&quot;" office:value-type="string" office:string-value="Test Case Number:1168.1&#13;Description: Patient address state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address state is missing&#13;MSH|TRANSFORM">
            <text:p>Test Case Number:1168.1Description: Patient address state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address state is missingMSH|TRANSFORM</text:p>
          </table:table-cell>
          <table:table-cell table:number-columns-repeated="8"/>
        </table:table-row>
        <table:table-row table:style-name="ro1">
          <table:table-cell table:style-name="ce1" table:formula="of:=[.B169]&amp;&quot; &quot;&amp;[.C169]&amp;&quot; &quot;&amp;[.D169]&amp;IF([.E169]&lt;&gt;&quot;&quot;;&quot; &quot;&amp;[.E169];&quot;&quot;)" office:value-type="string" office:string-value="Patient address state is unrecognized">
            <text:p>Patient address stat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at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69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69]&amp;&quot; &quot;&amp;[.C169]&amp;&quot; &quot;&amp;[.D169]&amp;CHAR(13)&amp;&quot;Expected Result: &quot;&amp;IF([.I169]=&quot;E&quot;;&quot;Reject Message&quot;;&quot;Accept Message&quot;)&amp;CHAR(13)&amp;&quot;Original Message: &quot;&amp;[.K169]&amp;CHAR(13)&amp;&quot;Assert Result: &quot;&amp;IF([.I169]=&quot;E&quot;;&quot;Reject&quot;;&quot;Accept&quot;)&amp;&quot; - *&quot;&amp;CHAR(13)&amp;&quot;Quick Transformations: &quot;&amp;[.L169]&amp;CHAR(13)&amp;&quot;Custom Transformations:&quot;&amp;[.M169]&amp;CHAR(13)&amp;&quot;Cause Issues:&quot;&amp;[.A169]&amp;CHAR(13)&amp;&quot;MSH|TRANSFORM&quot;" office:value-type="string" office:string-value="Test Case Number:1169.1&#13;Description: Patient address state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state is unrecognized&#13;MSH|TRANSFORM">
            <text:p>Test Case Number:1169.1Description: Patient address state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state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170]&amp;&quot; &quot;&amp;[.C170]&amp;&quot; &quot;&amp;[.D170]&amp;IF([.E170]&lt;&gt;&quot;&quot;;&quot; &quot;&amp;[.E170];&quot;&quot;)" office:value-type="string" office:string-value="Patient address street is missing">
            <text:p>Patient address street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ree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170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0]&amp;&quot; &quot;&amp;[.C170]&amp;&quot; &quot;&amp;[.D170]&amp;CHAR(13)&amp;&quot;Expected Result: &quot;&amp;IF([.I170]=&quot;E&quot;;&quot;Reject Message&quot;;&quot;Accept Message&quot;)&amp;CHAR(13)&amp;&quot;Original Message: &quot;&amp;[.K170]&amp;CHAR(13)&amp;&quot;Assert Result: &quot;&amp;IF([.I170]=&quot;E&quot;;&quot;Reject&quot;;&quot;Accept&quot;)&amp;&quot; - *&quot;&amp;CHAR(13)&amp;&quot;Quick Transformations: &quot;&amp;[.L170]&amp;CHAR(13)&amp;&quot;Custom Transformations:&quot;&amp;[.M170]&amp;CHAR(13)&amp;&quot;Cause Issues:&quot;&amp;[.A170]&amp;CHAR(13)&amp;&quot;MSH|TRANSFORM&quot;" office:value-type="string" office:string-value="Test Case Number:1170.1&#13;Description: Patient address street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address street is missing&#13;MSH|TRANSFORM">
            <text:p>Test Case Number:1170.1Description: Patient address street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address street is missingMSH|TRANSFORM</text:p>
          </table:table-cell>
          <table:table-cell table:number-columns-repeated="8"/>
        </table:table-row>
        <table:table-row table:style-name="ro1">
          <table:table-cell table:style-name="ce1" table:formula="of:=[.B171]&amp;&quot; &quot;&amp;[.C171]&amp;&quot; &quot;&amp;[.D171]&amp;IF([.E171]&lt;&gt;&quot;&quot;;&quot; &quot;&amp;[.E171];&quot;&quot;)" office:value-type="string" office:string-value="Patient address street2 is missing">
            <text:p>Patient address street2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street2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71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1]&amp;&quot; &quot;&amp;[.C171]&amp;&quot; &quot;&amp;[.D171]&amp;CHAR(13)&amp;&quot;Expected Result: &quot;&amp;IF([.I171]=&quot;E&quot;;&quot;Reject Message&quot;;&quot;Accept Message&quot;)&amp;CHAR(13)&amp;&quot;Original Message: &quot;&amp;[.K171]&amp;CHAR(13)&amp;&quot;Assert Result: &quot;&amp;IF([.I171]=&quot;E&quot;;&quot;Reject&quot;;&quot;Accept&quot;)&amp;&quot; - *&quot;&amp;CHAR(13)&amp;&quot;Quick Transformations: &quot;&amp;[.L171]&amp;CHAR(13)&amp;&quot;Custom Transformations:&quot;&amp;[.M171]&amp;CHAR(13)&amp;&quot;Cause Issues:&quot;&amp;[.A171]&amp;CHAR(13)&amp;&quot;MSH|TRANSFORM&quot;" office:value-type="string" office:string-value="Test Case Number:1171.1&#13;Description: Patient address street2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street2 is missing&#13;MSH|TRANSFORM">
            <text:p>Test Case Number:1171.1Description: Patient address street2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street2 is missingMSH|TRANSFORM</text:p>
          </table:table-cell>
          <table:table-cell table:number-columns-repeated="8"/>
        </table:table-row>
        <table:table-row table:style-name="ro1">
          <table:table-cell table:style-name="ce1" table:formula="of:=[.B172]&amp;&quot; &quot;&amp;[.C172]&amp;&quot; &quot;&amp;[.D172]&amp;IF([.E172]&lt;&gt;&quot;&quot;;&quot; &quot;&amp;[.E172];&quot;&quot;)" office:value-type="string" office:string-value="Patient address type is missing">
            <text:p>Patient address typ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typ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72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2]&amp;&quot; &quot;&amp;[.C172]&amp;&quot; &quot;&amp;[.D172]&amp;CHAR(13)&amp;&quot;Expected Result: &quot;&amp;IF([.I172]=&quot;E&quot;;&quot;Reject Message&quot;;&quot;Accept Message&quot;)&amp;CHAR(13)&amp;&quot;Original Message: &quot;&amp;[.K172]&amp;CHAR(13)&amp;&quot;Assert Result: &quot;&amp;IF([.I172]=&quot;E&quot;;&quot;Reject&quot;;&quot;Accept&quot;)&amp;&quot; - *&quot;&amp;CHAR(13)&amp;&quot;Quick Transformations: &quot;&amp;[.L172]&amp;CHAR(13)&amp;&quot;Custom Transformations:&quot;&amp;[.M172]&amp;CHAR(13)&amp;&quot;Cause Issues:&quot;&amp;[.A172]&amp;CHAR(13)&amp;&quot;MSH|TRANSFORM&quot;" office:value-type="string" office:string-value="Test Case Number:1172.1&#13;Description: Patient address typ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type is missing&#13;MSH|TRANSFORM">
            <text:p>Test Case Number:1172.1Description: Patient address typ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type is missingMSH|TRANSFORM</text:p>
          </table:table-cell>
          <table:table-cell table:number-columns-repeated="8"/>
        </table:table-row>
        <table:table-row table:style-name="ro1">
          <table:table-cell table:style-name="ce1" table:formula="of:=[.B173]&amp;&quot; &quot;&amp;[.C173]&amp;&quot; &quot;&amp;[.D173]&amp;IF([.E173]&lt;&gt;&quot;&quot;;&quot; &quot;&amp;[.E173];&quot;&quot;)" office:value-type="string" office:string-value="Patient address zip is invalid">
            <text:p>Patient address zip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zip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73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3]&amp;&quot; &quot;&amp;[.C173]&amp;&quot; &quot;&amp;[.D173]&amp;CHAR(13)&amp;&quot;Expected Result: &quot;&amp;IF([.I173]=&quot;E&quot;;&quot;Reject Message&quot;;&quot;Accept Message&quot;)&amp;CHAR(13)&amp;&quot;Original Message: &quot;&amp;[.K173]&amp;CHAR(13)&amp;&quot;Assert Result: &quot;&amp;IF([.I173]=&quot;E&quot;;&quot;Reject&quot;;&quot;Accept&quot;)&amp;&quot; - *&quot;&amp;CHAR(13)&amp;&quot;Quick Transformations: &quot;&amp;[.L173]&amp;CHAR(13)&amp;&quot;Custom Transformations:&quot;&amp;[.M173]&amp;CHAR(13)&amp;&quot;Cause Issues:&quot;&amp;[.A173]&amp;CHAR(13)&amp;&quot;MSH|TRANSFORM&quot;" office:value-type="string" office:string-value="Test Case Number:1173.1&#13;Description: Patient address zip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ddress zip is invalid&#13;MSH|TRANSFORM">
            <text:p>Test Case Number:1173.1Description: Patient address zip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ddress zip is invalidMSH|TRANSFORM</text:p>
          </table:table-cell>
          <table:table-cell table:number-columns-repeated="8"/>
        </table:table-row>
        <table:table-row table:style-name="ro1">
          <table:table-cell table:style-name="ce1" table:formula="of:=[.B174]&amp;&quot; &quot;&amp;[.C174]&amp;&quot; &quot;&amp;[.D174]&amp;IF([.E174]&lt;&gt;&quot;&quot;;&quot; &quot;&amp;[.E174];&quot;&quot;)" office:value-type="string" office:string-value="Patient address zip is missing">
            <text:p>Patient address zip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ddress zip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174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4]&amp;&quot; &quot;&amp;[.C174]&amp;&quot; &quot;&amp;[.D174]&amp;CHAR(13)&amp;&quot;Expected Result: &quot;&amp;IF([.I174]=&quot;E&quot;;&quot;Reject Message&quot;;&quot;Accept Message&quot;)&amp;CHAR(13)&amp;&quot;Original Message: &quot;&amp;[.K174]&amp;CHAR(13)&amp;&quot;Assert Result: &quot;&amp;IF([.I174]=&quot;E&quot;;&quot;Reject&quot;;&quot;Accept&quot;)&amp;&quot; - *&quot;&amp;CHAR(13)&amp;&quot;Quick Transformations: &quot;&amp;[.L174]&amp;CHAR(13)&amp;&quot;Custom Transformations:&quot;&amp;[.M174]&amp;CHAR(13)&amp;&quot;Cause Issues:&quot;&amp;[.A174]&amp;CHAR(13)&amp;&quot;MSH|TRANSFORM&quot;" office:value-type="string" office:string-value="Test Case Number:1174.1&#13;Description: Patient address zip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address zip is missing&#13;MSH|TRANSFORM">
            <text:p>Test Case Number:1174.1Description: Patient address zip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address zip is missingMSH|TRANSFORM</text:p>
          </table:table-cell>
          <table:table-cell table:number-columns-repeated="8"/>
        </table:table-row>
        <table:table-row table:style-name="ro1">
          <table:table-cell table:style-name="ce1" table:formula="of:=[.B175]&amp;&quot; &quot;&amp;[.C175]&amp;&quot; &quot;&amp;[.D175]&amp;IF([.E175]&lt;&gt;&quot;&quot;;&quot; &quot;&amp;[.E175];&quot;&quot;)" office:value-type="string" office:string-value="Patient alias is missing">
            <text:p>Patient alia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alia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75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5]&amp;&quot; &quot;&amp;[.C175]&amp;&quot; &quot;&amp;[.D175]&amp;CHAR(13)&amp;&quot;Expected Result: &quot;&amp;IF([.I175]=&quot;E&quot;;&quot;Reject Message&quot;;&quot;Accept Message&quot;)&amp;CHAR(13)&amp;&quot;Original Message: &quot;&amp;[.K175]&amp;CHAR(13)&amp;&quot;Assert Result: &quot;&amp;IF([.I175]=&quot;E&quot;;&quot;Reject&quot;;&quot;Accept&quot;)&amp;&quot; - *&quot;&amp;CHAR(13)&amp;&quot;Quick Transformations: &quot;&amp;[.L175]&amp;CHAR(13)&amp;&quot;Custom Transformations:&quot;&amp;[.M175]&amp;CHAR(13)&amp;&quot;Cause Issues:&quot;&amp;[.A175]&amp;CHAR(13)&amp;&quot;MSH|TRANSFORM&quot;" office:value-type="string" office:string-value="Test Case Number:1175.1&#13;Description: Patient alias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alias is missing&#13;MSH|TRANSFORM">
            <text:p>Test Case Number:1175.1Description: Patient alias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alias is missingMSH|TRANSFORM</text:p>
          </table:table-cell>
          <table:table-cell table:number-columns-repeated="8"/>
        </table:table-row>
        <table:table-row table:style-name="ro1">
          <table:table-cell table:style-name="ce1" table:formula="of:=[.B176]&amp;&quot; &quot;&amp;[.C176]&amp;&quot; &quot;&amp;[.D176]&amp;IF([.E176]&lt;&gt;&quot;&quot;;&quot; &quot;&amp;[.E176];&quot;&quot;)" office:value-type="string" office:string-value="Patient birth date is after submission">
            <text:p>Patient birth date is after submission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date</text:p>
          </table:table-cell>
          <table:table-cell table:style-name="ce3" office:value-type="string">
            <text:p>is after submission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76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6]&amp;&quot; &quot;&amp;[.C176]&amp;&quot; &quot;&amp;[.D176]&amp;CHAR(13)&amp;&quot;Expected Result: &quot;&amp;IF([.I176]=&quot;E&quot;;&quot;Reject Message&quot;;&quot;Accept Message&quot;)&amp;CHAR(13)&amp;&quot;Original Message: &quot;&amp;[.K176]&amp;CHAR(13)&amp;&quot;Assert Result: &quot;&amp;IF([.I176]=&quot;E&quot;;&quot;Reject&quot;;&quot;Accept&quot;)&amp;&quot; - *&quot;&amp;CHAR(13)&amp;&quot;Quick Transformations: &quot;&amp;[.L176]&amp;CHAR(13)&amp;&quot;Custom Transformations:&quot;&amp;[.M176]&amp;CHAR(13)&amp;&quot;Cause Issues:&quot;&amp;[.A176]&amp;CHAR(13)&amp;&quot;MSH|TRANSFORM&quot;" office:value-type="string" office:string-value="Test Case Number:1176.1&#13;Description: Patient birth date is after submission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birth date is after submission&#13;MSH|TRANSFORM">
            <text:p>Test Case Number:1176.1Description: Patient birth date is after submission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birth date is after submissionMSH|TRANSFORM</text:p>
          </table:table-cell>
          <table:table-cell table:number-columns-repeated="8"/>
        </table:table-row>
        <table:table-row table:style-name="ro1">
          <table:table-cell table:style-name="ce1" table:formula="of:=[.B177]&amp;&quot; &quot;&amp;[.C177]&amp;&quot; &quot;&amp;[.D177]&amp;IF([.E177]&lt;&gt;&quot;&quot;;&quot; &quot;&amp;[.E177];&quot;&quot;)" office:value-type="string" office:string-value="Patient birth date is in future">
            <text:p>Patient birth date is in futur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date</text:p>
          </table:table-cell>
          <table:table-cell table:style-name="ce3" office:value-type="string">
            <text:p>is in futur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77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7]&amp;&quot; &quot;&amp;[.C177]&amp;&quot; &quot;&amp;[.D177]&amp;CHAR(13)&amp;&quot;Expected Result: &quot;&amp;IF([.I177]=&quot;E&quot;;&quot;Reject Message&quot;;&quot;Accept Message&quot;)&amp;CHAR(13)&amp;&quot;Original Message: &quot;&amp;[.K177]&amp;CHAR(13)&amp;&quot;Assert Result: &quot;&amp;IF([.I177]=&quot;E&quot;;&quot;Reject&quot;;&quot;Accept&quot;)&amp;&quot; - *&quot;&amp;CHAR(13)&amp;&quot;Quick Transformations: &quot;&amp;[.L177]&amp;CHAR(13)&amp;&quot;Custom Transformations:&quot;&amp;[.M177]&amp;CHAR(13)&amp;&quot;Cause Issues:&quot;&amp;[.A177]&amp;CHAR(13)&amp;&quot;MSH|TRANSFORM&quot;" office:value-type="string" office:string-value="Test Case Number:1177.1&#13;Description: Patient birth date is in future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birth date is in future&#13;MSH|TRANSFORM">
            <text:p>Test Case Number:1177.1Description: Patient birth date is in future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birth date is in futureMSH|TRANSFORM</text:p>
          </table:table-cell>
          <table:table-cell table:number-columns-repeated="8"/>
        </table:table-row>
        <table:table-row table:style-name="ro1">
          <table:table-cell table:style-name="ce1" table:formula="of:=[.B178]&amp;&quot; &quot;&amp;[.C178]&amp;&quot; &quot;&amp;[.D178]&amp;IF([.E178]&lt;&gt;&quot;&quot;;&quot; &quot;&amp;[.E178];&quot;&quot;)" office:value-type="string" office:string-value="Patient birth date is invalid">
            <text:p>Patient birth dat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d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78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8]&amp;&quot; &quot;&amp;[.C178]&amp;&quot; &quot;&amp;[.D178]&amp;CHAR(13)&amp;&quot;Expected Result: &quot;&amp;IF([.I178]=&quot;E&quot;;&quot;Reject Message&quot;;&quot;Accept Message&quot;)&amp;CHAR(13)&amp;&quot;Original Message: &quot;&amp;[.K178]&amp;CHAR(13)&amp;&quot;Assert Result: &quot;&amp;IF([.I178]=&quot;E&quot;;&quot;Reject&quot;;&quot;Accept&quot;)&amp;&quot; - *&quot;&amp;CHAR(13)&amp;&quot;Quick Transformations: &quot;&amp;[.L178]&amp;CHAR(13)&amp;&quot;Custom Transformations:&quot;&amp;[.M178]&amp;CHAR(13)&amp;&quot;Cause Issues:&quot;&amp;[.A178]&amp;CHAR(13)&amp;&quot;MSH|TRANSFORM&quot;" office:value-type="string" office:string-value="Test Case Number:1178.1&#13;Description: Patient birth date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birth date is invalid&#13;MSH|TRANSFORM">
            <text:p>Test Case Number:1178.1Description: Patient birth date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birth date is invalidMSH|TRANSFORM</text:p>
          </table:table-cell>
          <table:table-cell table:number-columns-repeated="8"/>
        </table:table-row>
        <table:table-row table:style-name="ro1">
          <table:table-cell table:style-name="ce1" table:formula="of:=[.B179]&amp;&quot; &quot;&amp;[.C179]&amp;&quot; &quot;&amp;[.D179]&amp;IF([.E179]&lt;&gt;&quot;&quot;;&quot; &quot;&amp;[.E179];&quot;&quot;)" office:value-type="string" office:string-value="Patient birth date is missing">
            <text:p>Patient birth dat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d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79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79]&amp;&quot; &quot;&amp;[.C179]&amp;&quot; &quot;&amp;[.D179]&amp;CHAR(13)&amp;&quot;Expected Result: &quot;&amp;IF([.I179]=&quot;E&quot;;&quot;Reject Message&quot;;&quot;Accept Message&quot;)&amp;CHAR(13)&amp;&quot;Original Message: &quot;&amp;[.K179]&amp;CHAR(13)&amp;&quot;Assert Result: &quot;&amp;IF([.I179]=&quot;E&quot;;&quot;Reject&quot;;&quot;Accept&quot;)&amp;&quot; - *&quot;&amp;CHAR(13)&amp;&quot;Quick Transformations: &quot;&amp;[.L179]&amp;CHAR(13)&amp;&quot;Custom Transformations:&quot;&amp;[.M179]&amp;CHAR(13)&amp;&quot;Cause Issues:&quot;&amp;[.A179]&amp;CHAR(13)&amp;&quot;MSH|TRANSFORM&quot;" office:value-type="string" office:string-value="Test Case Number:1179.1&#13;Description: Patient birth date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birth date is missing&#13;MSH|TRANSFORM">
            <text:p>Test Case Number:1179.1Description: Patient birth date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birth date is missingMSH|TRANSFORM</text:p>
          </table:table-cell>
          <table:table-cell table:number-columns-repeated="8"/>
        </table:table-row>
        <table:table-row table:style-name="ro1">
          <table:table-cell table:style-name="ce1" table:formula="of:=[.B180]&amp;&quot; &quot;&amp;[.C180]&amp;&quot; &quot;&amp;[.D180]&amp;IF([.E180]&lt;&gt;&quot;&quot;;&quot; &quot;&amp;[.E180];&quot;&quot;)" office:value-type="string" office:string-value="Patient birth date is underage">
            <text:p>Patient birth date is underag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date</text:p>
          </table:table-cell>
          <table:table-cell table:style-name="ce3" office:value-type="string">
            <text:p>is underage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80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0]&amp;&quot; &quot;&amp;[.C180]&amp;&quot; &quot;&amp;[.D180]&amp;CHAR(13)&amp;&quot;Expected Result: &quot;&amp;IF([.I180]=&quot;E&quot;;&quot;Reject Message&quot;;&quot;Accept Message&quot;)&amp;CHAR(13)&amp;&quot;Original Message: &quot;&amp;[.K180]&amp;CHAR(13)&amp;&quot;Assert Result: &quot;&amp;IF([.I180]=&quot;E&quot;;&quot;Reject&quot;;&quot;Accept&quot;)&amp;&quot; - *&quot;&amp;CHAR(13)&amp;&quot;Quick Transformations: &quot;&amp;[.L180]&amp;CHAR(13)&amp;&quot;Custom Transformations:&quot;&amp;[.M180]&amp;CHAR(13)&amp;&quot;Cause Issues:&quot;&amp;[.A180]&amp;CHAR(13)&amp;&quot;MSH|TRANSFORM&quot;" office:value-type="string" office:string-value="Test Case Number:1180.1&#13;Description: Patient birth date is underage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date is underage&#13;MSH|TRANSFORM">
            <text:p>Test Case Number:1180.1Description: Patient birth date is underage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date is underageMSH|TRANSFORM</text:p>
          </table:table-cell>
          <table:table-cell table:number-columns-repeated="8"/>
        </table:table-row>
        <table:table-row table:style-name="ro1">
          <table:table-cell table:style-name="ce1" table:formula="of:=[.B181]&amp;&quot; &quot;&amp;[.C181]&amp;&quot; &quot;&amp;[.D181]&amp;IF([.E181]&lt;&gt;&quot;&quot;;&quot; &quot;&amp;[.E181];&quot;&quot;)" office:value-type="string" office:string-value="Patient birth date is very long ago">
            <text:p>Patient birth date is very long ago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date</text:p>
          </table:table-cell>
          <table:table-cell table:style-name="ce3" office:value-type="string">
            <text:p>is very long ago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81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1]&amp;&quot; &quot;&amp;[.C181]&amp;&quot; &quot;&amp;[.D181]&amp;CHAR(13)&amp;&quot;Expected Result: &quot;&amp;IF([.I181]=&quot;E&quot;;&quot;Reject Message&quot;;&quot;Accept Message&quot;)&amp;CHAR(13)&amp;&quot;Original Message: &quot;&amp;[.K181]&amp;CHAR(13)&amp;&quot;Assert Result: &quot;&amp;IF([.I181]=&quot;E&quot;;&quot;Reject&quot;;&quot;Accept&quot;)&amp;&quot; - *&quot;&amp;CHAR(13)&amp;&quot;Quick Transformations: &quot;&amp;[.L181]&amp;CHAR(13)&amp;&quot;Custom Transformations:&quot;&amp;[.M181]&amp;CHAR(13)&amp;&quot;Cause Issues:&quot;&amp;[.A181]&amp;CHAR(13)&amp;&quot;MSH|TRANSFORM&quot;" office:value-type="string" office:string-value="Test Case Number:1181.1&#13;Description: Patient birth date is very long ago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birth date is very long ago&#13;MSH|TRANSFORM">
            <text:p>Test Case Number:1181.1Description: Patient birth date is very long ago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birth date is very long agoMSH|TRANSFORM</text:p>
          </table:table-cell>
          <table:table-cell table:number-columns-repeated="8"/>
        </table:table-row>
        <table:table-row table:style-name="ro1">
          <table:table-cell table:style-name="ce1" table:formula="of:=[.B182]&amp;&quot; &quot;&amp;[.C182]&amp;&quot; &quot;&amp;[.D182]&amp;IF([.E182]&lt;&gt;&quot;&quot;;&quot; &quot;&amp;[.E182];&quot;&quot;)" office:value-type="string" office:string-value="Patient birth indicator is invalid">
            <text:p>Patient birth indicator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indicato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8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2]&amp;&quot; &quot;&amp;[.C182]&amp;&quot; &quot;&amp;[.D182]&amp;CHAR(13)&amp;&quot;Expected Result: &quot;&amp;IF([.I182]=&quot;E&quot;;&quot;Reject Message&quot;;&quot;Accept Message&quot;)&amp;CHAR(13)&amp;&quot;Original Message: &quot;&amp;[.K182]&amp;CHAR(13)&amp;&quot;Assert Result: &quot;&amp;IF([.I182]=&quot;E&quot;;&quot;Reject&quot;;&quot;Accept&quot;)&amp;&quot; - *&quot;&amp;CHAR(13)&amp;&quot;Quick Transformations: &quot;&amp;[.L182]&amp;CHAR(13)&amp;&quot;Custom Transformations:&quot;&amp;[.M182]&amp;CHAR(13)&amp;&quot;Cause Issues:&quot;&amp;[.A182]&amp;CHAR(13)&amp;&quot;MSH|TRANSFORM&quot;" office:value-type="string" office:string-value="Test Case Number:1182.1&#13;Description: Patient birth indicator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indicator is invalid&#13;MSH|TRANSFORM">
            <text:p>Test Case Number:1182.1Description: Patient birth indicator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indicator is invalidMSH|TRANSFORM</text:p>
          </table:table-cell>
          <table:table-cell table:number-columns-repeated="8"/>
        </table:table-row>
        <table:table-row table:style-name="ro1">
          <table:table-cell table:style-name="ce1" table:formula="of:=[.B183]&amp;&quot; &quot;&amp;[.C183]&amp;&quot; &quot;&amp;[.D183]&amp;IF([.E183]&lt;&gt;&quot;&quot;;&quot; &quot;&amp;[.E183];&quot;&quot;)" office:value-type="string" office:string-value="Patient birth indicator is missing">
            <text:p>Patient birth indicator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indicato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83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3]&amp;&quot; &quot;&amp;[.C183]&amp;&quot; &quot;&amp;[.D183]&amp;CHAR(13)&amp;&quot;Expected Result: &quot;&amp;IF([.I183]=&quot;E&quot;;&quot;Reject Message&quot;;&quot;Accept Message&quot;)&amp;CHAR(13)&amp;&quot;Original Message: &quot;&amp;[.K183]&amp;CHAR(13)&amp;&quot;Assert Result: &quot;&amp;IF([.I183]=&quot;E&quot;;&quot;Reject&quot;;&quot;Accept&quot;)&amp;&quot; - *&quot;&amp;CHAR(13)&amp;&quot;Quick Transformations: &quot;&amp;[.L183]&amp;CHAR(13)&amp;&quot;Custom Transformations:&quot;&amp;[.M183]&amp;CHAR(13)&amp;&quot;Cause Issues:&quot;&amp;[.A183]&amp;CHAR(13)&amp;&quot;MSH|TRANSFORM&quot;" office:value-type="string" office:string-value="Test Case Number:1183.1&#13;Description: Patient birth indicator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indicator is missing&#13;MSH|TRANSFORM">
            <text:p>Test Case Number:1183.1Description: Patient birth indicator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indicator is missingMSH|TRANSFORM</text:p>
          </table:table-cell>
          <table:table-cell table:number-columns-repeated="8"/>
        </table:table-row>
        <table:table-row table:style-name="ro1">
          <table:table-cell table:style-name="ce1" table:formula="of:=[.B184]&amp;&quot; &quot;&amp;[.C184]&amp;&quot; &quot;&amp;[.D184]&amp;IF([.E184]&lt;&gt;&quot;&quot;;&quot; &quot;&amp;[.E184];&quot;&quot;)" office:value-type="string" office:string-value="Patient birth order is invalid">
            <text:p>Patient birth order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ord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84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4]&amp;&quot; &quot;&amp;[.C184]&amp;&quot; &quot;&amp;[.D184]&amp;CHAR(13)&amp;&quot;Expected Result: &quot;&amp;IF([.I184]=&quot;E&quot;;&quot;Reject Message&quot;;&quot;Accept Message&quot;)&amp;CHAR(13)&amp;&quot;Original Message: &quot;&amp;[.K184]&amp;CHAR(13)&amp;&quot;Assert Result: &quot;&amp;IF([.I184]=&quot;E&quot;;&quot;Reject&quot;;&quot;Accept&quot;)&amp;&quot; - *&quot;&amp;CHAR(13)&amp;&quot;Quick Transformations: &quot;&amp;[.L184]&amp;CHAR(13)&amp;&quot;Custom Transformations:&quot;&amp;[.M184]&amp;CHAR(13)&amp;&quot;Cause Issues:&quot;&amp;[.A184]&amp;CHAR(13)&amp;&quot;MSH|TRANSFORM&quot;" office:value-type="string" office:string-value="Test Case Number:1184.1&#13;Description: Patient birth order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order is invalid&#13;MSH|TRANSFORM">
            <text:p>Test Case Number:1184.1Description: Patient birth order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order is invalidMSH|TRANSFORM</text:p>
          </table:table-cell>
          <table:table-cell table:number-columns-repeated="8"/>
        </table:table-row>
        <table:table-row table:style-name="ro1">
          <table:table-cell table:style-name="ce1" table:formula="of:=[.B185]&amp;&quot; &quot;&amp;[.C185]&amp;&quot; &quot;&amp;[.D185]&amp;IF([.E185]&lt;&gt;&quot;&quot;;&quot; &quot;&amp;[.E185];&quot;&quot;)" office:value-type="string" office:string-value="Patient birth order is missing">
            <text:p>Patient birth order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ord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85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5]&amp;&quot; &quot;&amp;[.C185]&amp;&quot; &quot;&amp;[.D185]&amp;CHAR(13)&amp;&quot;Expected Result: &quot;&amp;IF([.I185]=&quot;E&quot;;&quot;Reject Message&quot;;&quot;Accept Message&quot;)&amp;CHAR(13)&amp;&quot;Original Message: &quot;&amp;[.K185]&amp;CHAR(13)&amp;&quot;Assert Result: &quot;&amp;IF([.I185]=&quot;E&quot;;&quot;Reject&quot;;&quot;Accept&quot;)&amp;&quot; - *&quot;&amp;CHAR(13)&amp;&quot;Quick Transformations: &quot;&amp;[.L185]&amp;CHAR(13)&amp;&quot;Custom Transformations:&quot;&amp;[.M185]&amp;CHAR(13)&amp;&quot;Cause Issues:&quot;&amp;[.A185]&amp;CHAR(13)&amp;&quot;MSH|TRANSFORM&quot;" office:value-type="string" office:string-value="Test Case Number:1185.1&#13;Description: Patient birth order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order is missing&#13;MSH|TRANSFORM">
            <text:p>Test Case Number:1185.1Description: Patient birth order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order is missingMSH|TRANSFORM</text:p>
          </table:table-cell>
          <table:table-cell table:number-columns-repeated="8"/>
        </table:table-row>
        <table:table-row table:style-name="ro1">
          <table:table-cell table:style-name="ce1" table:formula="of:=[.B186]&amp;&quot; &quot;&amp;[.C186]&amp;&quot; &quot;&amp;[.D186]&amp;IF([.E186]&lt;&gt;&quot;&quot;;&quot; &quot;&amp;[.E186];&quot;&quot;)" office:value-type="string" office:string-value="Patient birth order is missing and multiple birth indicated">
            <text:p>Patient birth order is missing and multiple birth indi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order</text:p>
          </table:table-cell>
          <table:table-cell table:style-name="ce3" office:value-type="string">
            <text:p>is missing and multiple birth indi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86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6]&amp;&quot; &quot;&amp;[.C186]&amp;&quot; &quot;&amp;[.D186]&amp;CHAR(13)&amp;&quot;Expected Result: &quot;&amp;IF([.I186]=&quot;E&quot;;&quot;Reject Message&quot;;&quot;Accept Message&quot;)&amp;CHAR(13)&amp;&quot;Original Message: &quot;&amp;[.K186]&amp;CHAR(13)&amp;&quot;Assert Result: &quot;&amp;IF([.I186]=&quot;E&quot;;&quot;Reject&quot;;&quot;Accept&quot;)&amp;&quot; - *&quot;&amp;CHAR(13)&amp;&quot;Quick Transformations: &quot;&amp;[.L186]&amp;CHAR(13)&amp;&quot;Custom Transformations:&quot;&amp;[.M186]&amp;CHAR(13)&amp;&quot;Cause Issues:&quot;&amp;[.A186]&amp;CHAR(13)&amp;&quot;MSH|TRANSFORM&quot;" office:value-type="string" office:string-value="Test Case Number:1186.1&#13;Description: Patient birth order is missing and multiple birth indi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order is missing and multiple birth indicated&#13;MSH|TRANSFORM">
            <text:p>Test Case Number:1186.1Description: Patient birth order is missing and multiple birth indi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order is missing and multiple birth indicatedMSH|TRANSFORM</text:p>
          </table:table-cell>
          <table:table-cell table:number-columns-repeated="8"/>
        </table:table-row>
        <table:table-row table:style-name="ro1">
          <table:table-cell table:style-name="ce1" table:formula="of:=[.B187]&amp;&quot; &quot;&amp;[.C187]&amp;&quot; &quot;&amp;[.D187]&amp;IF([.E187]&lt;&gt;&quot;&quot;;&quot; &quot;&amp;[.E187];&quot;&quot;)" office:value-type="string" office:string-value="Patient birth place is missing">
            <text:p>Patient birth plac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plac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87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7]&amp;&quot; &quot;&amp;[.C187]&amp;&quot; &quot;&amp;[.D187]&amp;CHAR(13)&amp;&quot;Expected Result: &quot;&amp;IF([.I187]=&quot;E&quot;;&quot;Reject Message&quot;;&quot;Accept Message&quot;)&amp;CHAR(13)&amp;&quot;Original Message: &quot;&amp;[.K187]&amp;CHAR(13)&amp;&quot;Assert Result: &quot;&amp;IF([.I187]=&quot;E&quot;;&quot;Reject&quot;;&quot;Accept&quot;)&amp;&quot; - *&quot;&amp;CHAR(13)&amp;&quot;Quick Transformations: &quot;&amp;[.L187]&amp;CHAR(13)&amp;&quot;Custom Transformations:&quot;&amp;[.M187]&amp;CHAR(13)&amp;&quot;Cause Issues:&quot;&amp;[.A187]&amp;CHAR(13)&amp;&quot;MSH|TRANSFORM&quot;" office:value-type="string" office:string-value="Test Case Number:1187.1&#13;Description: Patient birth plac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place is missing&#13;MSH|TRANSFORM">
            <text:p>Test Case Number:1187.1Description: Patient birth plac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place is missingMSH|TRANSFORM</text:p>
          </table:table-cell>
          <table:table-cell table:number-columns-repeated="8"/>
        </table:table-row>
        <table:table-row table:style-name="ro1">
          <table:table-cell table:style-name="ce1" table:formula="of:=[.B188]&amp;&quot; &quot;&amp;[.C188]&amp;&quot; &quot;&amp;[.D188]&amp;IF([.E188]&lt;&gt;&quot;&quot;;&quot; &quot;&amp;[.E188];&quot;&quot;)" office:value-type="string" office:string-value="Patient birth registry id is invalid">
            <text:p>Patient birth registry id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registry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88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8]&amp;&quot; &quot;&amp;[.C188]&amp;&quot; &quot;&amp;[.D188]&amp;CHAR(13)&amp;&quot;Expected Result: &quot;&amp;IF([.I188]=&quot;E&quot;;&quot;Reject Message&quot;;&quot;Accept Message&quot;)&amp;CHAR(13)&amp;&quot;Original Message: &quot;&amp;[.K188]&amp;CHAR(13)&amp;&quot;Assert Result: &quot;&amp;IF([.I188]=&quot;E&quot;;&quot;Reject&quot;;&quot;Accept&quot;)&amp;&quot; - *&quot;&amp;CHAR(13)&amp;&quot;Quick Transformations: &quot;&amp;[.L188]&amp;CHAR(13)&amp;&quot;Custom Transformations:&quot;&amp;[.M188]&amp;CHAR(13)&amp;&quot;Cause Issues:&quot;&amp;[.A188]&amp;CHAR(13)&amp;&quot;MSH|TRANSFORM&quot;" office:value-type="string" office:string-value="Test Case Number:1188.1&#13;Description: Patient birth registry id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registry id is invalid&#13;MSH|TRANSFORM">
            <text:p>Test Case Number:1188.1Description: Patient birth registry id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registry id is invalidMSH|TRANSFORM</text:p>
          </table:table-cell>
          <table:table-cell table:number-columns-repeated="8"/>
        </table:table-row>
        <table:table-row table:style-name="ro1">
          <table:table-cell table:style-name="ce1" table:formula="of:=[.B189]&amp;&quot; &quot;&amp;[.C189]&amp;&quot; &quot;&amp;[.D189]&amp;IF([.E189]&lt;&gt;&quot;&quot;;&quot; &quot;&amp;[.E189];&quot;&quot;)" office:value-type="string" office:string-value="Patient birth registry id is missing">
            <text:p>Patient birth registry id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birth registry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89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89]&amp;&quot; &quot;&amp;[.C189]&amp;&quot; &quot;&amp;[.D189]&amp;CHAR(13)&amp;&quot;Expected Result: &quot;&amp;IF([.I189]=&quot;E&quot;;&quot;Reject Message&quot;;&quot;Accept Message&quot;)&amp;CHAR(13)&amp;&quot;Original Message: &quot;&amp;[.K189]&amp;CHAR(13)&amp;&quot;Assert Result: &quot;&amp;IF([.I189]=&quot;E&quot;;&quot;Reject&quot;;&quot;Accept&quot;)&amp;&quot; - *&quot;&amp;CHAR(13)&amp;&quot;Quick Transformations: &quot;&amp;[.L189]&amp;CHAR(13)&amp;&quot;Custom Transformations:&quot;&amp;[.M189]&amp;CHAR(13)&amp;&quot;Cause Issues:&quot;&amp;[.A189]&amp;CHAR(13)&amp;&quot;MSH|TRANSFORM&quot;" office:value-type="string" office:string-value="Test Case Number:1189.1&#13;Description: Patient birth registry id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birth registry id is missing&#13;MSH|TRANSFORM">
            <text:p>Test Case Number:1189.1Description: Patient birth registry id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birth registry id is missingMSH|TRANSFORM</text:p>
          </table:table-cell>
          <table:table-cell table:number-columns-repeated="8"/>
        </table:table-row>
        <table:table-row table:style-name="ro1">
          <table:table-cell table:style-name="ce1" table:formula="of:=[.B190]&amp;&quot; &quot;&amp;[.C190]&amp;&quot; &quot;&amp;[.D190]&amp;IF([.E190]&lt;&gt;&quot;&quot;;&quot; &quot;&amp;[.E190];&quot;&quot;)" office:value-type="string" office:string-value="Patient class is deprecated">
            <text:p>Patient class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90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0]&amp;&quot; &quot;&amp;[.C190]&amp;&quot; &quot;&amp;[.D190]&amp;CHAR(13)&amp;&quot;Expected Result: &quot;&amp;IF([.I190]=&quot;E&quot;;&quot;Reject Message&quot;;&quot;Accept Message&quot;)&amp;CHAR(13)&amp;&quot;Original Message: &quot;&amp;[.K190]&amp;CHAR(13)&amp;&quot;Assert Result: &quot;&amp;IF([.I190]=&quot;E&quot;;&quot;Reject&quot;;&quot;Accept&quot;)&amp;&quot; - *&quot;&amp;CHAR(13)&amp;&quot;Quick Transformations: &quot;&amp;[.L190]&amp;CHAR(13)&amp;&quot;Custom Transformations:&quot;&amp;[.M190]&amp;CHAR(13)&amp;&quot;Cause Issues:&quot;&amp;[.A190]&amp;CHAR(13)&amp;&quot;MSH|TRANSFORM&quot;" office:value-type="string" office:string-value="Test Case Number:1190.1&#13;Description: Patient class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class is deprecated&#13;MSH|TRANSFORM">
            <text:p>Test Case Number:1190.1Description: Patient class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class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191]&amp;&quot; &quot;&amp;[.C191]&amp;&quot; &quot;&amp;[.D191]&amp;IF([.E191]&lt;&gt;&quot;&quot;;&quot; &quot;&amp;[.E191];&quot;&quot;)" office:value-type="string" office:string-value="Patient class is ignored">
            <text:p>Patient class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191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1]&amp;&quot; &quot;&amp;[.C191]&amp;&quot; &quot;&amp;[.D191]&amp;CHAR(13)&amp;&quot;Expected Result: &quot;&amp;IF([.I191]=&quot;E&quot;;&quot;Reject Message&quot;;&quot;Accept Message&quot;)&amp;CHAR(13)&amp;&quot;Original Message: &quot;&amp;[.K191]&amp;CHAR(13)&amp;&quot;Assert Result: &quot;&amp;IF([.I191]=&quot;E&quot;;&quot;Reject&quot;;&quot;Accept&quot;)&amp;&quot; - *&quot;&amp;CHAR(13)&amp;&quot;Quick Transformations: &quot;&amp;[.L191]&amp;CHAR(13)&amp;&quot;Custom Transformations:&quot;&amp;[.M191]&amp;CHAR(13)&amp;&quot;Cause Issues:&quot;&amp;[.A191]&amp;CHAR(13)&amp;&quot;MSH|TRANSFORM&quot;" office:value-type="string" office:string-value="Test Case Number:1191.1&#13;Description: Patient class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class is ignored&#13;MSH|TRANSFORM">
            <text:p>Test Case Number:1191.1Description: Patient class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class is ignoredMSH|TRANSFORM</text:p>
          </table:table-cell>
          <table:table-cell table:number-columns-repeated="8"/>
        </table:table-row>
        <table:table-row table:style-name="ro1">
          <table:table-cell table:style-name="ce1" table:formula="of:=[.B192]&amp;&quot; &quot;&amp;[.C192]&amp;&quot; &quot;&amp;[.D192]&amp;IF([.E192]&lt;&gt;&quot;&quot;;&quot; &quot;&amp;[.E192];&quot;&quot;)" office:value-type="string" office:string-value="Patient class is invalid">
            <text:p>Patient class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19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2]&amp;&quot; &quot;&amp;[.C192]&amp;&quot; &quot;&amp;[.D192]&amp;CHAR(13)&amp;&quot;Expected Result: &quot;&amp;IF([.I192]=&quot;E&quot;;&quot;Reject Message&quot;;&quot;Accept Message&quot;)&amp;CHAR(13)&amp;&quot;Original Message: &quot;&amp;[.K192]&amp;CHAR(13)&amp;&quot;Assert Result: &quot;&amp;IF([.I192]=&quot;E&quot;;&quot;Reject&quot;;&quot;Accept&quot;)&amp;&quot; - *&quot;&amp;CHAR(13)&amp;&quot;Quick Transformations: &quot;&amp;[.L192]&amp;CHAR(13)&amp;&quot;Custom Transformations:&quot;&amp;[.M192]&amp;CHAR(13)&amp;&quot;Cause Issues:&quot;&amp;[.A192]&amp;CHAR(13)&amp;&quot;MSH|TRANSFORM&quot;" office:value-type="string" office:string-value="Test Case Number:1192.1&#13;Description: Patient class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class is invalid&#13;MSH|TRANSFORM">
            <text:p>Test Case Number:1192.1Description: Patient class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class is invalidMSH|TRANSFORM</text:p>
          </table:table-cell>
          <table:table-cell table:number-columns-repeated="8"/>
        </table:table-row>
        <table:table-row table:style-name="ro1">
          <table:table-cell table:style-name="ce1" table:formula="of:=[.B193]&amp;&quot; &quot;&amp;[.C193]&amp;&quot; &quot;&amp;[.D193]&amp;IF([.E193]&lt;&gt;&quot;&quot;;&quot; &quot;&amp;[.E193];&quot;&quot;)" office:value-type="string" office:string-value="Patient class is missing">
            <text:p>Patient clas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193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3]&amp;&quot; &quot;&amp;[.C193]&amp;&quot; &quot;&amp;[.D193]&amp;CHAR(13)&amp;&quot;Expected Result: &quot;&amp;IF([.I193]=&quot;E&quot;;&quot;Reject Message&quot;;&quot;Accept Message&quot;)&amp;CHAR(13)&amp;&quot;Original Message: &quot;&amp;[.K193]&amp;CHAR(13)&amp;&quot;Assert Result: &quot;&amp;IF([.I193]=&quot;E&quot;;&quot;Reject&quot;;&quot;Accept&quot;)&amp;&quot; - *&quot;&amp;CHAR(13)&amp;&quot;Quick Transformations: &quot;&amp;[.L193]&amp;CHAR(13)&amp;&quot;Custom Transformations:&quot;&amp;[.M193]&amp;CHAR(13)&amp;&quot;Cause Issues:&quot;&amp;[.A193]&amp;CHAR(13)&amp;&quot;MSH|TRANSFORM&quot;" office:value-type="string" office:string-value="Test Case Number:1193.1&#13;Description: Patient class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class is missing&#13;MSH|TRANSFORM">
            <text:p>Test Case Number:1193.1Description: Patient class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class is missingMSH|TRANSFORM</text:p>
          </table:table-cell>
          <table:table-cell table:number-columns-repeated="8"/>
        </table:table-row>
        <table:table-row table:style-name="ro1">
          <table:table-cell table:style-name="ce1" table:formula="of:=[.B194]&amp;&quot; &quot;&amp;[.C194]&amp;&quot; &quot;&amp;[.D194]&amp;IF([.E194]&lt;&gt;&quot;&quot;;&quot; &quot;&amp;[.E194];&quot;&quot;)" office:value-type="string" office:string-value="Patient class is unrecognized">
            <text:p>Patient class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194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4]&amp;&quot; &quot;&amp;[.C194]&amp;&quot; &quot;&amp;[.D194]&amp;CHAR(13)&amp;&quot;Expected Result: &quot;&amp;IF([.I194]=&quot;E&quot;;&quot;Reject Message&quot;;&quot;Accept Message&quot;)&amp;CHAR(13)&amp;&quot;Original Message: &quot;&amp;[.K194]&amp;CHAR(13)&amp;&quot;Assert Result: &quot;&amp;IF([.I194]=&quot;E&quot;;&quot;Reject&quot;;&quot;Accept&quot;)&amp;&quot; - *&quot;&amp;CHAR(13)&amp;&quot;Quick Transformations: &quot;&amp;[.L194]&amp;CHAR(13)&amp;&quot;Custom Transformations:&quot;&amp;[.M194]&amp;CHAR(13)&amp;&quot;Cause Issues:&quot;&amp;[.A194]&amp;CHAR(13)&amp;&quot;MSH|TRANSFORM&quot;" office:value-type="string" office:string-value="Test Case Number:1194.1&#13;Description: Patient class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class is unrecognized&#13;MSH|TRANSFORM">
            <text:p>Test Case Number:1194.1Description: Patient class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class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195]&amp;&quot; &quot;&amp;[.C195]&amp;&quot; &quot;&amp;[.D195]&amp;IF([.E195]&lt;&gt;&quot;&quot;;&quot; &quot;&amp;[.E195];&quot;&quot;)" office:value-type="string" office:string-value="Patient death date is before birth">
            <text:p>Patient death date is before birth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death date</text:p>
          </table:table-cell>
          <table:table-cell table:style-name="ce3" office:value-type="string">
            <text:p>is before birth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95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5]&amp;&quot; &quot;&amp;[.C195]&amp;&quot; &quot;&amp;[.D195]&amp;CHAR(13)&amp;&quot;Expected Result: &quot;&amp;IF([.I195]=&quot;E&quot;;&quot;Reject Message&quot;;&quot;Accept Message&quot;)&amp;CHAR(13)&amp;&quot;Original Message: &quot;&amp;[.K195]&amp;CHAR(13)&amp;&quot;Assert Result: &quot;&amp;IF([.I195]=&quot;E&quot;;&quot;Reject&quot;;&quot;Accept&quot;)&amp;&quot; - *&quot;&amp;CHAR(13)&amp;&quot;Quick Transformations: &quot;&amp;[.L195]&amp;CHAR(13)&amp;&quot;Custom Transformations:&quot;&amp;[.M195]&amp;CHAR(13)&amp;&quot;Cause Issues:&quot;&amp;[.A195]&amp;CHAR(13)&amp;&quot;MSH|TRANSFORM&quot;" office:value-type="string" office:string-value="Test Case Number:1195.1&#13;Description: Patient death date is before birth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death date is before birth&#13;MSH|TRANSFORM">
            <text:p>Test Case Number:1195.1Description: Patient death date is before birth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death date is before birthMSH|TRANSFORM</text:p>
          </table:table-cell>
          <table:table-cell table:number-columns-repeated="8"/>
        </table:table-row>
        <table:table-row table:style-name="ro1">
          <table:table-cell table:style-name="ce1" table:formula="of:=[.B196]&amp;&quot; &quot;&amp;[.C196]&amp;&quot; &quot;&amp;[.D196]&amp;IF([.E196]&lt;&gt;&quot;&quot;;&quot; &quot;&amp;[.E196];&quot;&quot;)" office:value-type="string" office:string-value="Patient death date is in future">
            <text:p>Patient death date is in futur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death date</text:p>
          </table:table-cell>
          <table:table-cell table:style-name="ce3" office:value-type="string">
            <text:p>is in futur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96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6]&amp;&quot; &quot;&amp;[.C196]&amp;&quot; &quot;&amp;[.D196]&amp;CHAR(13)&amp;&quot;Expected Result: &quot;&amp;IF([.I196]=&quot;E&quot;;&quot;Reject Message&quot;;&quot;Accept Message&quot;)&amp;CHAR(13)&amp;&quot;Original Message: &quot;&amp;[.K196]&amp;CHAR(13)&amp;&quot;Assert Result: &quot;&amp;IF([.I196]=&quot;E&quot;;&quot;Reject&quot;;&quot;Accept&quot;)&amp;&quot; - *&quot;&amp;CHAR(13)&amp;&quot;Quick Transformations: &quot;&amp;[.L196]&amp;CHAR(13)&amp;&quot;Custom Transformations:&quot;&amp;[.M196]&amp;CHAR(13)&amp;&quot;Cause Issues:&quot;&amp;[.A196]&amp;CHAR(13)&amp;&quot;MSH|TRANSFORM&quot;" office:value-type="string" office:string-value="Test Case Number:1196.1&#13;Description: Patient death date is in future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death date is in future&#13;MSH|TRANSFORM">
            <text:p>Test Case Number:1196.1Description: Patient death date is in future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death date is in futureMSH|TRANSFORM</text:p>
          </table:table-cell>
          <table:table-cell table:number-columns-repeated="8"/>
        </table:table-row>
        <table:table-row table:style-name="ro1">
          <table:table-cell table:style-name="ce1" table:formula="of:=[.B197]&amp;&quot; &quot;&amp;[.C197]&amp;&quot; &quot;&amp;[.D197]&amp;IF([.E197]&lt;&gt;&quot;&quot;;&quot; &quot;&amp;[.E197];&quot;&quot;)" office:value-type="string" office:string-value="Patient death date is invalid">
            <text:p>Patient death dat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death d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197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7]&amp;&quot; &quot;&amp;[.C197]&amp;&quot; &quot;&amp;[.D197]&amp;CHAR(13)&amp;&quot;Expected Result: &quot;&amp;IF([.I197]=&quot;E&quot;;&quot;Reject Message&quot;;&quot;Accept Message&quot;)&amp;CHAR(13)&amp;&quot;Original Message: &quot;&amp;[.K197]&amp;CHAR(13)&amp;&quot;Assert Result: &quot;&amp;IF([.I197]=&quot;E&quot;;&quot;Reject&quot;;&quot;Accept&quot;)&amp;&quot; - *&quot;&amp;CHAR(13)&amp;&quot;Quick Transformations: &quot;&amp;[.L197]&amp;CHAR(13)&amp;&quot;Custom Transformations:&quot;&amp;[.M197]&amp;CHAR(13)&amp;&quot;Cause Issues:&quot;&amp;[.A197]&amp;CHAR(13)&amp;&quot;MSH|TRANSFORM&quot;" office:value-type="string" office:string-value="Test Case Number:1197.1&#13;Description: Patient death date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death date is invalid&#13;MSH|TRANSFORM">
            <text:p>Test Case Number:1197.1Description: Patient death date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death date is invalidMSH|TRANSFORM</text:p>
          </table:table-cell>
          <table:table-cell table:number-columns-repeated="8"/>
        </table:table-row>
        <table:table-row table:style-name="ro1">
          <table:table-cell table:style-name="ce1" table:formula="of:=[.B198]&amp;&quot; &quot;&amp;[.C198]&amp;&quot; &quot;&amp;[.D198]&amp;IF([.E198]&lt;&gt;&quot;&quot;;&quot; &quot;&amp;[.E198];&quot;&quot;)" office:value-type="string" office:string-value="Patient death date is missing">
            <text:p>Patient death dat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death d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198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8]&amp;&quot; &quot;&amp;[.C198]&amp;&quot; &quot;&amp;[.D198]&amp;CHAR(13)&amp;&quot;Expected Result: &quot;&amp;IF([.I198]=&quot;E&quot;;&quot;Reject Message&quot;;&quot;Accept Message&quot;)&amp;CHAR(13)&amp;&quot;Original Message: &quot;&amp;[.K198]&amp;CHAR(13)&amp;&quot;Assert Result: &quot;&amp;IF([.I198]=&quot;E&quot;;&quot;Reject&quot;;&quot;Accept&quot;)&amp;&quot; - *&quot;&amp;CHAR(13)&amp;&quot;Quick Transformations: &quot;&amp;[.L198]&amp;CHAR(13)&amp;&quot;Custom Transformations:&quot;&amp;[.M198]&amp;CHAR(13)&amp;&quot;Cause Issues:&quot;&amp;[.A198]&amp;CHAR(13)&amp;&quot;MSH|TRANSFORM&quot;" office:value-type="string" office:string-value="Test Case Number:1198.1&#13;Description: Patient death dat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death date is missing&#13;MSH|TRANSFORM">
            <text:p>Test Case Number:1198.1Description: Patient death dat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death date is missingMSH|TRANSFORM</text:p>
          </table:table-cell>
          <table:table-cell table:number-columns-repeated="8"/>
        </table:table-row>
        <table:table-row table:style-name="ro1">
          <table:table-cell table:style-name="ce1" table:formula="of:=[.B199]&amp;&quot; &quot;&amp;[.C199]&amp;&quot; &quot;&amp;[.D199]&amp;IF([.E199]&lt;&gt;&quot;&quot;;&quot; &quot;&amp;[.E199];&quot;&quot;)" office:value-type="string" office:string-value="Patient death indicator is inconsistent">
            <text:p>Patient death indicator is inconsistent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death indicator</text:p>
          </table:table-cell>
          <table:table-cell table:style-name="ce3" office:value-type="string">
            <text:p>is inconsistent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199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199]&amp;&quot; &quot;&amp;[.C199]&amp;&quot; &quot;&amp;[.D199]&amp;CHAR(13)&amp;&quot;Expected Result: &quot;&amp;IF([.I199]=&quot;E&quot;;&quot;Reject Message&quot;;&quot;Accept Message&quot;)&amp;CHAR(13)&amp;&quot;Original Message: &quot;&amp;[.K199]&amp;CHAR(13)&amp;&quot;Assert Result: &quot;&amp;IF([.I199]=&quot;E&quot;;&quot;Reject&quot;;&quot;Accept&quot;)&amp;&quot; - *&quot;&amp;CHAR(13)&amp;&quot;Quick Transformations: &quot;&amp;[.L199]&amp;CHAR(13)&amp;&quot;Custom Transformations:&quot;&amp;[.M199]&amp;CHAR(13)&amp;&quot;Cause Issues:&quot;&amp;[.A199]&amp;CHAR(13)&amp;&quot;MSH|TRANSFORM&quot;" office:value-type="string" office:string-value="Test Case Number:1199.1&#13;Description: Patient death indicator is inconsistent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death indicator is inconsistent&#13;MSH|TRANSFORM">
            <text:p>Test Case Number:1199.1Description: Patient death indicator is inconsistent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death indicator is inconsistentMSH|TRANSFORM</text:p>
          </table:table-cell>
          <table:table-cell table:number-columns-repeated="8"/>
        </table:table-row>
        <table:table-row table:style-name="ro1">
          <table:table-cell table:style-name="ce1" table:formula="of:=[.B200]&amp;&quot; &quot;&amp;[.C200]&amp;&quot; &quot;&amp;[.D200]&amp;IF([.E200]&lt;&gt;&quot;&quot;;&quot; &quot;&amp;[.E200];&quot;&quot;)" office:value-type="string" office:string-value="Patient death indicator is missing">
            <text:p>Patient death indicator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death indicato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00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0]&amp;&quot; &quot;&amp;[.C200]&amp;&quot; &quot;&amp;[.D200]&amp;CHAR(13)&amp;&quot;Expected Result: &quot;&amp;IF([.I200]=&quot;E&quot;;&quot;Reject Message&quot;;&quot;Accept Message&quot;)&amp;CHAR(13)&amp;&quot;Original Message: &quot;&amp;[.K200]&amp;CHAR(13)&amp;&quot;Assert Result: &quot;&amp;IF([.I200]=&quot;E&quot;;&quot;Reject&quot;;&quot;Accept&quot;)&amp;&quot; - *&quot;&amp;CHAR(13)&amp;&quot;Quick Transformations: &quot;&amp;[.L200]&amp;CHAR(13)&amp;&quot;Custom Transformations:&quot;&amp;[.M200]&amp;CHAR(13)&amp;&quot;Cause Issues:&quot;&amp;[.A200]&amp;CHAR(13)&amp;&quot;MSH|TRANSFORM&quot;" office:value-type="string" office:string-value="Test Case Number:1200.1&#13;Description: Patient death indicator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death indicator is missing&#13;MSH|TRANSFORM">
            <text:p>Test Case Number:1200.1Description: Patient death indicator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death indicator is missingMSH|TRANSFORM</text:p>
          </table:table-cell>
          <table:table-cell table:number-columns-repeated="8"/>
        </table:table-row>
        <table:table-row table:style-name="ro1">
          <table:table-cell table:style-name="ce1" table:formula="of:=[.B201]&amp;&quot; &quot;&amp;[.C201]&amp;&quot; &quot;&amp;[.D201]&amp;IF([.E201]&lt;&gt;&quot;&quot;;&quot; &quot;&amp;[.E201];&quot;&quot;)" office:value-type="string" office:string-value="Patient ethnicity is deprecated">
            <text:p>Patient ethnicity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ethnicit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01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1]&amp;&quot; &quot;&amp;[.C201]&amp;&quot; &quot;&amp;[.D201]&amp;CHAR(13)&amp;&quot;Expected Result: &quot;&amp;IF([.I201]=&quot;E&quot;;&quot;Reject Message&quot;;&quot;Accept Message&quot;)&amp;CHAR(13)&amp;&quot;Original Message: &quot;&amp;[.K201]&amp;CHAR(13)&amp;&quot;Assert Result: &quot;&amp;IF([.I201]=&quot;E&quot;;&quot;Reject&quot;;&quot;Accept&quot;)&amp;&quot; - *&quot;&amp;CHAR(13)&amp;&quot;Quick Transformations: &quot;&amp;[.L201]&amp;CHAR(13)&amp;&quot;Custom Transformations:&quot;&amp;[.M201]&amp;CHAR(13)&amp;&quot;Cause Issues:&quot;&amp;[.A201]&amp;CHAR(13)&amp;&quot;MSH|TRANSFORM&quot;" office:value-type="string" office:string-value="Test Case Number:1201.1&#13;Description: Patient ethnicity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ethnicity is deprecated&#13;MSH|TRANSFORM">
            <text:p>Test Case Number:1201.1Description: Patient ethnicity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ethnicity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02]&amp;&quot; &quot;&amp;[.C202]&amp;&quot; &quot;&amp;[.D202]&amp;IF([.E202]&lt;&gt;&quot;&quot;;&quot; &quot;&amp;[.E202];&quot;&quot;)" office:value-type="string" office:string-value="Patient ethnicity is ignored">
            <text:p>Patient ethnicity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ethnicit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02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2]&amp;&quot; &quot;&amp;[.C202]&amp;&quot; &quot;&amp;[.D202]&amp;CHAR(13)&amp;&quot;Expected Result: &quot;&amp;IF([.I202]=&quot;E&quot;;&quot;Reject Message&quot;;&quot;Accept Message&quot;)&amp;CHAR(13)&amp;&quot;Original Message: &quot;&amp;[.K202]&amp;CHAR(13)&amp;&quot;Assert Result: &quot;&amp;IF([.I202]=&quot;E&quot;;&quot;Reject&quot;;&quot;Accept&quot;)&amp;&quot; - *&quot;&amp;CHAR(13)&amp;&quot;Quick Transformations: &quot;&amp;[.L202]&amp;CHAR(13)&amp;&quot;Custom Transformations:&quot;&amp;[.M202]&amp;CHAR(13)&amp;&quot;Cause Issues:&quot;&amp;[.A202]&amp;CHAR(13)&amp;&quot;MSH|TRANSFORM&quot;" office:value-type="string" office:string-value="Test Case Number:1202.1&#13;Description: Patient ethnicity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ethnicity is ignored&#13;MSH|TRANSFORM">
            <text:p>Test Case Number:1202.1Description: Patient ethnicity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ethnicity is ignoredMSH|TRANSFORM</text:p>
          </table:table-cell>
          <table:table-cell table:number-columns-repeated="8"/>
        </table:table-row>
        <table:table-row table:style-name="ro1">
          <table:table-cell table:style-name="ce1" table:formula="of:=[.B203]&amp;&quot; &quot;&amp;[.C203]&amp;&quot; &quot;&amp;[.D203]&amp;IF([.E203]&lt;&gt;&quot;&quot;;&quot; &quot;&amp;[.E203];&quot;&quot;)" office:value-type="string" office:string-value="Patient ethnicity is invalid">
            <text:p>Patient ethnicity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ethnicit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03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3]&amp;&quot; &quot;&amp;[.C203]&amp;&quot; &quot;&amp;[.D203]&amp;CHAR(13)&amp;&quot;Expected Result: &quot;&amp;IF([.I203]=&quot;E&quot;;&quot;Reject Message&quot;;&quot;Accept Message&quot;)&amp;CHAR(13)&amp;&quot;Original Message: &quot;&amp;[.K203]&amp;CHAR(13)&amp;&quot;Assert Result: &quot;&amp;IF([.I203]=&quot;E&quot;;&quot;Reject&quot;;&quot;Accept&quot;)&amp;&quot; - *&quot;&amp;CHAR(13)&amp;&quot;Quick Transformations: &quot;&amp;[.L203]&amp;CHAR(13)&amp;&quot;Custom Transformations:&quot;&amp;[.M203]&amp;CHAR(13)&amp;&quot;Cause Issues:&quot;&amp;[.A203]&amp;CHAR(13)&amp;&quot;MSH|TRANSFORM&quot;" office:value-type="string" office:string-value="Test Case Number:1203.1&#13;Description: Patient ethnicity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ethnicity is invalid&#13;MSH|TRANSFORM">
            <text:p>Test Case Number:1203.1Description: Patient ethnicity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ethnicity is invalidMSH|TRANSFORM</text:p>
          </table:table-cell>
          <table:table-cell table:number-columns-repeated="8"/>
        </table:table-row>
        <table:table-row table:style-name="ro1">
          <table:table-cell table:style-name="ce1" table:formula="of:=[.B204]&amp;&quot; &quot;&amp;[.C204]&amp;&quot; &quot;&amp;[.D204]&amp;IF([.E204]&lt;&gt;&quot;&quot;;&quot; &quot;&amp;[.E204];&quot;&quot;)" office:value-type="string" office:string-value="Patient ethnicity is missing">
            <text:p>Patient ethnicit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ethnic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04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4]&amp;&quot; &quot;&amp;[.C204]&amp;&quot; &quot;&amp;[.D204]&amp;CHAR(13)&amp;&quot;Expected Result: &quot;&amp;IF([.I204]=&quot;E&quot;;&quot;Reject Message&quot;;&quot;Accept Message&quot;)&amp;CHAR(13)&amp;&quot;Original Message: &quot;&amp;[.K204]&amp;CHAR(13)&amp;&quot;Assert Result: &quot;&amp;IF([.I204]=&quot;E&quot;;&quot;Reject&quot;;&quot;Accept&quot;)&amp;&quot; - *&quot;&amp;CHAR(13)&amp;&quot;Quick Transformations: &quot;&amp;[.L204]&amp;CHAR(13)&amp;&quot;Custom Transformations:&quot;&amp;[.M204]&amp;CHAR(13)&amp;&quot;Cause Issues:&quot;&amp;[.A204]&amp;CHAR(13)&amp;&quot;MSH|TRANSFORM&quot;" office:value-type="string" office:string-value="Test Case Number:1204.1&#13;Description: Patient ethnicity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ethnicity is missing&#13;MSH|TRANSFORM">
            <text:p>Test Case Number:1204.1Description: Patient ethnicity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ethnicity is missingMSH|TRANSFORM</text:p>
          </table:table-cell>
          <table:table-cell table:number-columns-repeated="8"/>
        </table:table-row>
        <table:table-row table:style-name="ro1">
          <table:table-cell table:style-name="ce1" table:formula="of:=[.B205]&amp;&quot; &quot;&amp;[.C205]&amp;&quot; &quot;&amp;[.D205]&amp;IF([.E205]&lt;&gt;&quot;&quot;;&quot; &quot;&amp;[.E205];&quot;&quot;)" office:value-type="string" office:string-value="Patient ethnicity is unrecognized">
            <text:p>Patient ethnicity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ethnicit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05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5]&amp;&quot; &quot;&amp;[.C205]&amp;&quot; &quot;&amp;[.D205]&amp;CHAR(13)&amp;&quot;Expected Result: &quot;&amp;IF([.I205]=&quot;E&quot;;&quot;Reject Message&quot;;&quot;Accept Message&quot;)&amp;CHAR(13)&amp;&quot;Original Message: &quot;&amp;[.K205]&amp;CHAR(13)&amp;&quot;Assert Result: &quot;&amp;IF([.I205]=&quot;E&quot;;&quot;Reject&quot;;&quot;Accept&quot;)&amp;&quot; - *&quot;&amp;CHAR(13)&amp;&quot;Quick Transformations: &quot;&amp;[.L205]&amp;CHAR(13)&amp;&quot;Custom Transformations:&quot;&amp;[.M205]&amp;CHAR(13)&amp;&quot;Cause Issues:&quot;&amp;[.A205]&amp;CHAR(13)&amp;&quot;MSH|TRANSFORM&quot;" office:value-type="string" office:string-value="Test Case Number:1205.1&#13;Description: Patient ethnicity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ethnicity is unrecognized&#13;MSH|TRANSFORM">
            <text:p>Test Case Number:1205.1Description: Patient ethnicity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ethnicity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06]&amp;&quot; &quot;&amp;[.C206]&amp;&quot; &quot;&amp;[.D206]&amp;IF([.E206]&lt;&gt;&quot;&quot;;&quot; &quot;&amp;[.E206];&quot;&quot;)" office:value-type="string" office:string-value="Patient gender is deprecated">
            <text:p>Patient gender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06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6]&amp;&quot; &quot;&amp;[.C206]&amp;&quot; &quot;&amp;[.D206]&amp;CHAR(13)&amp;&quot;Expected Result: &quot;&amp;IF([.I206]=&quot;E&quot;;&quot;Reject Message&quot;;&quot;Accept Message&quot;)&amp;CHAR(13)&amp;&quot;Original Message: &quot;&amp;[.K206]&amp;CHAR(13)&amp;&quot;Assert Result: &quot;&amp;IF([.I206]=&quot;E&quot;;&quot;Reject&quot;;&quot;Accept&quot;)&amp;&quot; - *&quot;&amp;CHAR(13)&amp;&quot;Quick Transformations: &quot;&amp;[.L206]&amp;CHAR(13)&amp;&quot;Custom Transformations:&quot;&amp;[.M206]&amp;CHAR(13)&amp;&quot;Cause Issues:&quot;&amp;[.A206]&amp;CHAR(13)&amp;&quot;MSH|TRANSFORM&quot;" office:value-type="string" office:string-value="Test Case Number:1206.1&#13;Description: Patient gender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ender is deprecated&#13;MSH|TRANSFORM">
            <text:p>Test Case Number:1206.1Description: Patient gender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ender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07]&amp;&quot; &quot;&amp;[.C207]&amp;&quot; &quot;&amp;[.D207]&amp;IF([.E207]&lt;&gt;&quot;&quot;;&quot; &quot;&amp;[.E207];&quot;&quot;)" office:value-type="string" office:string-value="Patient gender is ignored">
            <text:p>Patient gender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07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7]&amp;&quot; &quot;&amp;[.C207]&amp;&quot; &quot;&amp;[.D207]&amp;CHAR(13)&amp;&quot;Expected Result: &quot;&amp;IF([.I207]=&quot;E&quot;;&quot;Reject Message&quot;;&quot;Accept Message&quot;)&amp;CHAR(13)&amp;&quot;Original Message: &quot;&amp;[.K207]&amp;CHAR(13)&amp;&quot;Assert Result: &quot;&amp;IF([.I207]=&quot;E&quot;;&quot;Reject&quot;;&quot;Accept&quot;)&amp;&quot; - *&quot;&amp;CHAR(13)&amp;&quot;Quick Transformations: &quot;&amp;[.L207]&amp;CHAR(13)&amp;&quot;Custom Transformations:&quot;&amp;[.M207]&amp;CHAR(13)&amp;&quot;Cause Issues:&quot;&amp;[.A207]&amp;CHAR(13)&amp;&quot;MSH|TRANSFORM&quot;" office:value-type="string" office:string-value="Test Case Number:1207.1&#13;Description: Patient gender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ender is ignored&#13;MSH|TRANSFORM">
            <text:p>Test Case Number:1207.1Description: Patient gender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ender is ignoredMSH|TRANSFORM</text:p>
          </table:table-cell>
          <table:table-cell table:number-columns-repeated="8"/>
        </table:table-row>
        <table:table-row table:style-name="ro1">
          <table:table-cell table:style-name="ce1" table:formula="of:=[.B208]&amp;&quot; &quot;&amp;[.C208]&amp;&quot; &quot;&amp;[.D208]&amp;IF([.E208]&lt;&gt;&quot;&quot;;&quot; &quot;&amp;[.E208];&quot;&quot;)" office:value-type="string" office:string-value="Patient gender is invalid">
            <text:p>Patient gender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08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8]&amp;&quot; &quot;&amp;[.C208]&amp;&quot; &quot;&amp;[.D208]&amp;CHAR(13)&amp;&quot;Expected Result: &quot;&amp;IF([.I208]=&quot;E&quot;;&quot;Reject Message&quot;;&quot;Accept Message&quot;)&amp;CHAR(13)&amp;&quot;Original Message: &quot;&amp;[.K208]&amp;CHAR(13)&amp;&quot;Assert Result: &quot;&amp;IF([.I208]=&quot;E&quot;;&quot;Reject&quot;;&quot;Accept&quot;)&amp;&quot; - *&quot;&amp;CHAR(13)&amp;&quot;Quick Transformations: &quot;&amp;[.L208]&amp;CHAR(13)&amp;&quot;Custom Transformations:&quot;&amp;[.M208]&amp;CHAR(13)&amp;&quot;Cause Issues:&quot;&amp;[.A208]&amp;CHAR(13)&amp;&quot;MSH|TRANSFORM&quot;" office:value-type="string" office:string-value="Test Case Number:1208.1&#13;Description: Patient gender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gender is invalid&#13;MSH|TRANSFORM">
            <text:p>Test Case Number:1208.1Description: Patient gender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gender is invalidMSH|TRANSFORM</text:p>
          </table:table-cell>
          <table:table-cell table:number-columns-repeated="8"/>
        </table:table-row>
        <table:table-row table:style-name="ro1">
          <table:table-cell table:style-name="ce1" table:formula="of:=[.B209]&amp;&quot; &quot;&amp;[.C209]&amp;&quot; &quot;&amp;[.D209]&amp;IF([.E209]&lt;&gt;&quot;&quot;;&quot; &quot;&amp;[.E209];&quot;&quot;)" office:value-type="string" office:string-value="Patient gender is missing">
            <text:p>Patient gender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209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09]&amp;&quot; &quot;&amp;[.C209]&amp;&quot; &quot;&amp;[.D209]&amp;CHAR(13)&amp;&quot;Expected Result: &quot;&amp;IF([.I209]=&quot;E&quot;;&quot;Reject Message&quot;;&quot;Accept Message&quot;)&amp;CHAR(13)&amp;&quot;Original Message: &quot;&amp;[.K209]&amp;CHAR(13)&amp;&quot;Assert Result: &quot;&amp;IF([.I209]=&quot;E&quot;;&quot;Reject&quot;;&quot;Accept&quot;)&amp;&quot; - *&quot;&amp;CHAR(13)&amp;&quot;Quick Transformations: &quot;&amp;[.L209]&amp;CHAR(13)&amp;&quot;Custom Transformations:&quot;&amp;[.M209]&amp;CHAR(13)&amp;&quot;Cause Issues:&quot;&amp;[.A209]&amp;CHAR(13)&amp;&quot;MSH|TRANSFORM&quot;" office:value-type="string" office:string-value="Test Case Number:1209.1&#13;Description: Patient gender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gender is missing&#13;MSH|TRANSFORM">
            <text:p>Test Case Number:1209.1Description: Patient gender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gender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0]&amp;&quot; &quot;&amp;[.C210]&amp;&quot; &quot;&amp;[.D210]&amp;IF([.E210]&lt;&gt;&quot;&quot;;&quot; &quot;&amp;[.E210];&quot;&quot;)" office:value-type="string" office:string-value="Patient gender is unrecognized">
            <text:p>Patient gender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210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0]&amp;&quot; &quot;&amp;[.C210]&amp;&quot; &quot;&amp;[.D210]&amp;CHAR(13)&amp;&quot;Expected Result: &quot;&amp;IF([.I210]=&quot;E&quot;;&quot;Reject Message&quot;;&quot;Accept Message&quot;)&amp;CHAR(13)&amp;&quot;Original Message: &quot;&amp;[.K210]&amp;CHAR(13)&amp;&quot;Assert Result: &quot;&amp;IF([.I210]=&quot;E&quot;;&quot;Reject&quot;;&quot;Accept&quot;)&amp;&quot; - *&quot;&amp;CHAR(13)&amp;&quot;Quick Transformations: &quot;&amp;[.L210]&amp;CHAR(13)&amp;&quot;Custom Transformations:&quot;&amp;[.M210]&amp;CHAR(13)&amp;&quot;Cause Issues:&quot;&amp;[.A210]&amp;CHAR(13)&amp;&quot;MSH|TRANSFORM&quot;" office:value-type="string" office:string-value="Test Case Number:1210.1&#13;Description: Patient gender is unrecognize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gender is unrecognized&#13;MSH|TRANSFORM">
            <text:p>Test Case Number:1210.1Description: Patient gender is unrecognize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gender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11]&amp;&quot; &quot;&amp;[.C211]&amp;&quot; &quot;&amp;[.D211]&amp;IF([.E211]&lt;&gt;&quot;&quot;;&quot; &quot;&amp;[.E211];&quot;&quot;)" office:value-type="string" office:string-value="Patient guardian address is missing">
            <text:p>Patient guardian addres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addres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11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1]&amp;&quot; &quot;&amp;[.C211]&amp;&quot; &quot;&amp;[.D211]&amp;CHAR(13)&amp;&quot;Expected Result: &quot;&amp;IF([.I211]=&quot;E&quot;;&quot;Reject Message&quot;;&quot;Accept Message&quot;)&amp;CHAR(13)&amp;&quot;Original Message: &quot;&amp;[.K211]&amp;CHAR(13)&amp;&quot;Assert Result: &quot;&amp;IF([.I211]=&quot;E&quot;;&quot;Reject&quot;;&quot;Accept&quot;)&amp;&quot; - *&quot;&amp;CHAR(13)&amp;&quot;Quick Transformations: &quot;&amp;[.L211]&amp;CHAR(13)&amp;&quot;Custom Transformations:&quot;&amp;[.M211]&amp;CHAR(13)&amp;&quot;Cause Issues:&quot;&amp;[.A211]&amp;CHAR(13)&amp;&quot;MSH|TRANSFORM&quot;" office:value-type="string" office:string-value="Test Case Number:1211.1&#13;Description: Patient guardian address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address is missing&#13;MSH|TRANSFORM">
            <text:p>Test Case Number:1211.1Description: Patient guardian address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address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2]&amp;&quot; &quot;&amp;[.C212]&amp;&quot; &quot;&amp;[.D212]&amp;IF([.E212]&lt;&gt;&quot;&quot;;&quot; &quot;&amp;[.E212];&quot;&quot;)" office:value-type="string" office:string-value="Patient guardian address city is missing">
            <text:p>Patient guardian address cit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address c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12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2]&amp;&quot; &quot;&amp;[.C212]&amp;&quot; &quot;&amp;[.D212]&amp;CHAR(13)&amp;&quot;Expected Result: &quot;&amp;IF([.I212]=&quot;E&quot;;&quot;Reject Message&quot;;&quot;Accept Message&quot;)&amp;CHAR(13)&amp;&quot;Original Message: &quot;&amp;[.K212]&amp;CHAR(13)&amp;&quot;Assert Result: &quot;&amp;IF([.I212]=&quot;E&quot;;&quot;Reject&quot;;&quot;Accept&quot;)&amp;&quot; - *&quot;&amp;CHAR(13)&amp;&quot;Quick Transformations: &quot;&amp;[.L212]&amp;CHAR(13)&amp;&quot;Custom Transformations:&quot;&amp;[.M212]&amp;CHAR(13)&amp;&quot;Cause Issues:&quot;&amp;[.A212]&amp;CHAR(13)&amp;&quot;MSH|TRANSFORM&quot;" office:value-type="string" office:string-value="Test Case Number:1212.1&#13;Description: Patient guardian address city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address city is missing&#13;MSH|TRANSFORM">
            <text:p>Test Case Number:1212.1Description: Patient guardian address city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address city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3]&amp;&quot; &quot;&amp;[.C213]&amp;&quot; &quot;&amp;[.D213]&amp;IF([.E213]&lt;&gt;&quot;&quot;;&quot; &quot;&amp;[.E213];&quot;&quot;)" office:value-type="string" office:string-value="Patient guardian address state is missing">
            <text:p>Patient guardian address stat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address st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13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3]&amp;&quot; &quot;&amp;[.C213]&amp;&quot; &quot;&amp;[.D213]&amp;CHAR(13)&amp;&quot;Expected Result: &quot;&amp;IF([.I213]=&quot;E&quot;;&quot;Reject Message&quot;;&quot;Accept Message&quot;)&amp;CHAR(13)&amp;&quot;Original Message: &quot;&amp;[.K213]&amp;CHAR(13)&amp;&quot;Assert Result: &quot;&amp;IF([.I213]=&quot;E&quot;;&quot;Reject&quot;;&quot;Accept&quot;)&amp;&quot; - *&quot;&amp;CHAR(13)&amp;&quot;Quick Transformations: &quot;&amp;[.L213]&amp;CHAR(13)&amp;&quot;Custom Transformations:&quot;&amp;[.M213]&amp;CHAR(13)&amp;&quot;Cause Issues:&quot;&amp;[.A213]&amp;CHAR(13)&amp;&quot;MSH|TRANSFORM&quot;" office:value-type="string" office:string-value="Test Case Number:1213.1&#13;Description: Patient guardian address stat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address state is missing&#13;MSH|TRANSFORM">
            <text:p>Test Case Number:1213.1Description: Patient guardian address stat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address stat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4]&amp;&quot; &quot;&amp;[.C214]&amp;&quot; &quot;&amp;[.D214]&amp;IF([.E214]&lt;&gt;&quot;&quot;;&quot; &quot;&amp;[.E214];&quot;&quot;)" office:value-type="string" office:string-value="Patient guardian address street is missing">
            <text:p>Patient guardian address street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address stree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14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4]&amp;&quot; &quot;&amp;[.C214]&amp;&quot; &quot;&amp;[.D214]&amp;CHAR(13)&amp;&quot;Expected Result: &quot;&amp;IF([.I214]=&quot;E&quot;;&quot;Reject Message&quot;;&quot;Accept Message&quot;)&amp;CHAR(13)&amp;&quot;Original Message: &quot;&amp;[.K214]&amp;CHAR(13)&amp;&quot;Assert Result: &quot;&amp;IF([.I214]=&quot;E&quot;;&quot;Reject&quot;;&quot;Accept&quot;)&amp;&quot; - *&quot;&amp;CHAR(13)&amp;&quot;Quick Transformations: &quot;&amp;[.L214]&amp;CHAR(13)&amp;&quot;Custom Transformations:&quot;&amp;[.M214]&amp;CHAR(13)&amp;&quot;Cause Issues:&quot;&amp;[.A214]&amp;CHAR(13)&amp;&quot;MSH|TRANSFORM&quot;" office:value-type="string" office:string-value="Test Case Number:1214.1&#13;Description: Patient guardian address street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address street is missing&#13;MSH|TRANSFORM">
            <text:p>Test Case Number:1214.1Description: Patient guardian address street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address street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5]&amp;&quot; &quot;&amp;[.C215]&amp;&quot; &quot;&amp;[.D215]&amp;IF([.E215]&lt;&gt;&quot;&quot;;&quot; &quot;&amp;[.E215];&quot;&quot;)" office:value-type="string" office:string-value="Patient guardian address zip is missing">
            <text:p>Patient guardian address zip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address zip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15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5]&amp;&quot; &quot;&amp;[.C215]&amp;&quot; &quot;&amp;[.D215]&amp;CHAR(13)&amp;&quot;Expected Result: &quot;&amp;IF([.I215]=&quot;E&quot;;&quot;Reject Message&quot;;&quot;Accept Message&quot;)&amp;CHAR(13)&amp;&quot;Original Message: &quot;&amp;[.K215]&amp;CHAR(13)&amp;&quot;Assert Result: &quot;&amp;IF([.I215]=&quot;E&quot;;&quot;Reject&quot;;&quot;Accept&quot;)&amp;&quot; - *&quot;&amp;CHAR(13)&amp;&quot;Quick Transformations: &quot;&amp;[.L215]&amp;CHAR(13)&amp;&quot;Custom Transformations:&quot;&amp;[.M215]&amp;CHAR(13)&amp;&quot;Cause Issues:&quot;&amp;[.A215]&amp;CHAR(13)&amp;&quot;MSH|TRANSFORM&quot;" office:value-type="string" office:string-value="Test Case Number:1215.1&#13;Description: Patient guardian address zip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address zip is missing&#13;MSH|TRANSFORM">
            <text:p>Test Case Number:1215.1Description: Patient guardian address zip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address zip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6]&amp;&quot; &quot;&amp;[.C216]&amp;&quot; &quot;&amp;[.D216]&amp;IF([.E216]&lt;&gt;&quot;&quot;;&quot; &quot;&amp;[.E216];&quot;&quot;)" office:value-type="string" office:string-value="Patient guardian name is missing">
            <text:p>Patient guardian nam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216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6]&amp;&quot; &quot;&amp;[.C216]&amp;&quot; &quot;&amp;[.D216]&amp;CHAR(13)&amp;&quot;Expected Result: &quot;&amp;IF([.I216]=&quot;E&quot;;&quot;Reject Message&quot;;&quot;Accept Message&quot;)&amp;CHAR(13)&amp;&quot;Original Message: &quot;&amp;[.K216]&amp;CHAR(13)&amp;&quot;Assert Result: &quot;&amp;IF([.I216]=&quot;E&quot;;&quot;Reject&quot;;&quot;Accept&quot;)&amp;&quot; - *&quot;&amp;CHAR(13)&amp;&quot;Quick Transformations: &quot;&amp;[.L216]&amp;CHAR(13)&amp;&quot;Custom Transformations:&quot;&amp;[.M216]&amp;CHAR(13)&amp;&quot;Cause Issues:&quot;&amp;[.A216]&amp;CHAR(13)&amp;&quot;MSH|TRANSFORM&quot;" office:value-type="string" office:string-value="Test Case Number:1216.1&#13;Description: Patient guardian name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guardian name is missing&#13;MSH|TRANSFORM">
            <text:p>Test Case Number:1216.1Description: Patient guardian name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guardian nam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7]&amp;&quot; &quot;&amp;[.C217]&amp;&quot; &quot;&amp;[.D217]&amp;IF([.E217]&lt;&gt;&quot;&quot;;&quot; &quot;&amp;[.E217];&quot;&quot;)" office:value-type="string" office:string-value="Patient guardian name is same as underage patient">
            <text:p>Patient guardian name is same as underage patient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name</text:p>
          </table:table-cell>
          <table:table-cell table:style-name="ce3" office:value-type="string">
            <text:p>is same as underage patient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17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7]&amp;&quot; &quot;&amp;[.C217]&amp;&quot; &quot;&amp;[.D217]&amp;CHAR(13)&amp;&quot;Expected Result: &quot;&amp;IF([.I217]=&quot;E&quot;;&quot;Reject Message&quot;;&quot;Accept Message&quot;)&amp;CHAR(13)&amp;&quot;Original Message: &quot;&amp;[.K217]&amp;CHAR(13)&amp;&quot;Assert Result: &quot;&amp;IF([.I217]=&quot;E&quot;;&quot;Reject&quot;;&quot;Accept&quot;)&amp;&quot; - *&quot;&amp;CHAR(13)&amp;&quot;Quick Transformations: &quot;&amp;[.L217]&amp;CHAR(13)&amp;&quot;Custom Transformations:&quot;&amp;[.M217]&amp;CHAR(13)&amp;&quot;Cause Issues:&quot;&amp;[.A217]&amp;CHAR(13)&amp;&quot;MSH|TRANSFORM&quot;" office:value-type="string" office:string-value="Test Case Number:1217.1&#13;Description: Patient guardian name is same as underage patient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name is same as underage patient&#13;MSH|TRANSFORM">
            <text:p>Test Case Number:1217.1Description: Patient guardian name is same as underage patient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name is same as underage patientMSH|TRANSFORM</text:p>
          </table:table-cell>
          <table:table-cell table:number-columns-repeated="8"/>
        </table:table-row>
        <table:table-row table:style-name="ro1">
          <table:table-cell table:style-name="ce1" table:formula="of:=[.B218]&amp;&quot; &quot;&amp;[.C218]&amp;&quot; &quot;&amp;[.D218]&amp;IF([.E218]&lt;&gt;&quot;&quot;;&quot; &quot;&amp;[.E218];&quot;&quot;)" office:value-type="string" office:string-value="Patient guardian name first is missing">
            <text:p>Patient guardian name first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name firs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18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8]&amp;&quot; &quot;&amp;[.C218]&amp;&quot; &quot;&amp;[.D218]&amp;CHAR(13)&amp;&quot;Expected Result: &quot;&amp;IF([.I218]=&quot;E&quot;;&quot;Reject Message&quot;;&quot;Accept Message&quot;)&amp;CHAR(13)&amp;&quot;Original Message: &quot;&amp;[.K218]&amp;CHAR(13)&amp;&quot;Assert Result: &quot;&amp;IF([.I218]=&quot;E&quot;;&quot;Reject&quot;;&quot;Accept&quot;)&amp;&quot; - *&quot;&amp;CHAR(13)&amp;&quot;Quick Transformations: &quot;&amp;[.L218]&amp;CHAR(13)&amp;&quot;Custom Transformations:&quot;&amp;[.M218]&amp;CHAR(13)&amp;&quot;Cause Issues:&quot;&amp;[.A218]&amp;CHAR(13)&amp;&quot;MSH|TRANSFORM&quot;" office:value-type="string" office:string-value="Test Case Number:1218.1&#13;Description: Patient guardian name first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name first is missing&#13;MSH|TRANSFORM">
            <text:p>Test Case Number:1218.1Description: Patient guardian name first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name first is missingMSH|TRANSFORM</text:p>
          </table:table-cell>
          <table:table-cell table:number-columns-repeated="8"/>
        </table:table-row>
        <table:table-row table:style-name="ro1">
          <table:table-cell table:style-name="ce1" table:formula="of:=[.B219]&amp;&quot; &quot;&amp;[.C219]&amp;&quot; &quot;&amp;[.D219]&amp;IF([.E219]&lt;&gt;&quot;&quot;;&quot; &quot;&amp;[.E219];&quot;&quot;)" office:value-type="string" office:string-value="Patient guardian name last is missing">
            <text:p>Patient guardian name last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name las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19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19]&amp;&quot; &quot;&amp;[.C219]&amp;&quot; &quot;&amp;[.D219]&amp;CHAR(13)&amp;&quot;Expected Result: &quot;&amp;IF([.I219]=&quot;E&quot;;&quot;Reject Message&quot;;&quot;Accept Message&quot;)&amp;CHAR(13)&amp;&quot;Original Message: &quot;&amp;[.K219]&amp;CHAR(13)&amp;&quot;Assert Result: &quot;&amp;IF([.I219]=&quot;E&quot;;&quot;Reject&quot;;&quot;Accept&quot;)&amp;&quot; - *&quot;&amp;CHAR(13)&amp;&quot;Quick Transformations: &quot;&amp;[.L219]&amp;CHAR(13)&amp;&quot;Custom Transformations:&quot;&amp;[.M219]&amp;CHAR(13)&amp;&quot;Cause Issues:&quot;&amp;[.A219]&amp;CHAR(13)&amp;&quot;MSH|TRANSFORM&quot;" office:value-type="string" office:string-value="Test Case Number:1219.1&#13;Description: Patient guardian name last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name last is missing&#13;MSH|TRANSFORM">
            <text:p>Test Case Number:1219.1Description: Patient guardian name last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name last is missingMSH|TRANSFORM</text:p>
          </table:table-cell>
          <table:table-cell table:number-columns-repeated="8"/>
        </table:table-row>
        <table:table-row table:style-name="ro1">
          <table:table-cell table:style-name="ce1" table:formula="of:=[.B220]&amp;&quot; &quot;&amp;[.C220]&amp;&quot; &quot;&amp;[.D220]&amp;IF([.E220]&lt;&gt;&quot;&quot;;&quot; &quot;&amp;[.E220];&quot;&quot;)" office:value-type="string" office:string-value="Patient guardian responsible party is missing">
            <text:p>Patient guardian responsible part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responsible par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0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0]&amp;&quot; &quot;&amp;[.C220]&amp;&quot; &quot;&amp;[.D220]&amp;CHAR(13)&amp;&quot;Expected Result: &quot;&amp;IF([.I220]=&quot;E&quot;;&quot;Reject Message&quot;;&quot;Accept Message&quot;)&amp;CHAR(13)&amp;&quot;Original Message: &quot;&amp;[.K220]&amp;CHAR(13)&amp;&quot;Assert Result: &quot;&amp;IF([.I220]=&quot;E&quot;;&quot;Reject&quot;;&quot;Accept&quot;)&amp;&quot; - *&quot;&amp;CHAR(13)&amp;&quot;Quick Transformations: &quot;&amp;[.L220]&amp;CHAR(13)&amp;&quot;Custom Transformations:&quot;&amp;[.M220]&amp;CHAR(13)&amp;&quot;Cause Issues:&quot;&amp;[.A220]&amp;CHAR(13)&amp;&quot;MSH|TRANSFORM&quot;" office:value-type="string" office:string-value="Test Case Number:1220.1&#13;Description: Patient guardian responsible party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responsible party is missing&#13;MSH|TRANSFORM">
            <text:p>Test Case Number:1220.1Description: Patient guardian responsible party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responsible party is missingMSH|TRANSFORM</text:p>
          </table:table-cell>
          <table:table-cell table:number-columns-repeated="8"/>
        </table:table-row>
        <table:table-row table:style-name="ro1">
          <table:table-cell table:style-name="ce1" table:formula="of:=[.B221]&amp;&quot; &quot;&amp;[.C221]&amp;&quot; &quot;&amp;[.D221]&amp;IF([.E221]&lt;&gt;&quot;&quot;;&quot; &quot;&amp;[.E221];&quot;&quot;)" office:value-type="string" office:string-value="Patient guardian phone is missing">
            <text:p>Patient guardian phon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phon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21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1]&amp;&quot; &quot;&amp;[.C221]&amp;&quot; &quot;&amp;[.D221]&amp;CHAR(13)&amp;&quot;Expected Result: &quot;&amp;IF([.I221]=&quot;E&quot;;&quot;Reject Message&quot;;&quot;Accept Message&quot;)&amp;CHAR(13)&amp;&quot;Original Message: &quot;&amp;[.K221]&amp;CHAR(13)&amp;&quot;Assert Result: &quot;&amp;IF([.I221]=&quot;E&quot;;&quot;Reject&quot;;&quot;Accept&quot;)&amp;&quot; - *&quot;&amp;CHAR(13)&amp;&quot;Quick Transformations: &quot;&amp;[.L221]&amp;CHAR(13)&amp;&quot;Custom Transformations:&quot;&amp;[.M221]&amp;CHAR(13)&amp;&quot;Cause Issues:&quot;&amp;[.A221]&amp;CHAR(13)&amp;&quot;MSH|TRANSFORM&quot;" office:value-type="string" office:string-value="Test Case Number:1221.1&#13;Description: Patient guardian phon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phone is missing&#13;MSH|TRANSFORM">
            <text:p>Test Case Number:1221.1Description: Patient guardian phon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phon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22]&amp;&quot; &quot;&amp;[.C222]&amp;&quot; &quot;&amp;[.D222]&amp;IF([.E222]&lt;&gt;&quot;&quot;;&quot; &quot;&amp;[.E222];&quot;&quot;)" office:value-type="string" office:string-value="Patient guardian relationship is missing">
            <text:p>Patient guardian relationship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guardian relationship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2]&amp;&quot; &quot;&amp;[.C222]&amp;&quot; &quot;&amp;[.D222]&amp;CHAR(13)&amp;&quot;Expected Result: &quot;&amp;IF([.I222]=&quot;E&quot;;&quot;Reject Message&quot;;&quot;Accept Message&quot;)&amp;CHAR(13)&amp;&quot;Original Message: &quot;&amp;[.K222]&amp;CHAR(13)&amp;&quot;Assert Result: &quot;&amp;IF([.I222]=&quot;E&quot;;&quot;Reject&quot;;&quot;Accept&quot;)&amp;&quot; - *&quot;&amp;CHAR(13)&amp;&quot;Quick Transformations: &quot;&amp;[.L222]&amp;CHAR(13)&amp;&quot;Custom Transformations:&quot;&amp;[.M222]&amp;CHAR(13)&amp;&quot;Cause Issues:&quot;&amp;[.A222]&amp;CHAR(13)&amp;&quot;MSH|TRANSFORM&quot;" office:value-type="string" office:string-value="Test Case Number:1222.1&#13;Description: Patient guardian relationship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guardian relationship is missing&#13;MSH|TRANSFORM">
            <text:p>Test Case Number:1222.1Description: Patient guardian relationship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guardian relationship is missingMSH|TRANSFORM</text:p>
          </table:table-cell>
          <table:table-cell table:number-columns-repeated="8"/>
        </table:table-row>
        <table:table-row table:style-name="ro1">
          <table:table-cell table:style-name="ce1" table:formula="of:=[.B223]&amp;&quot; &quot;&amp;[.C223]&amp;&quot; &quot;&amp;[.D223]&amp;IF([.E223]&lt;&gt;&quot;&quot;;&quot; &quot;&amp;[.E223];&quot;&quot;)" office:value-type="string" office:string-value="Patient immunization registry status is deprecated">
            <text:p>Patient immunization registry status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immunization registry status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3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3]&amp;&quot; &quot;&amp;[.C223]&amp;&quot; &quot;&amp;[.D223]&amp;CHAR(13)&amp;&quot;Expected Result: &quot;&amp;IF([.I223]=&quot;E&quot;;&quot;Reject Message&quot;;&quot;Accept Message&quot;)&amp;CHAR(13)&amp;&quot;Original Message: &quot;&amp;[.K223]&amp;CHAR(13)&amp;&quot;Assert Result: &quot;&amp;IF([.I223]=&quot;E&quot;;&quot;Reject&quot;;&quot;Accept&quot;)&amp;&quot; - *&quot;&amp;CHAR(13)&amp;&quot;Quick Transformations: &quot;&amp;[.L223]&amp;CHAR(13)&amp;&quot;Custom Transformations:&quot;&amp;[.M223]&amp;CHAR(13)&amp;&quot;Cause Issues:&quot;&amp;[.A223]&amp;CHAR(13)&amp;&quot;MSH|TRANSFORM&quot;" office:value-type="string" office:string-value="Test Case Number:1223.1&#13;Description: Patient immunization registry status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immunization registry status is deprecated&#13;MSH|TRANSFORM">
            <text:p>Test Case Number:1223.1Description: Patient immunization registry status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immunization registry status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24]&amp;&quot; &quot;&amp;[.C224]&amp;&quot; &quot;&amp;[.D224]&amp;IF([.E224]&lt;&gt;&quot;&quot;;&quot; &quot;&amp;[.E224];&quot;&quot;)" office:value-type="string" office:string-value="Patient immunization registry status is ignored">
            <text:p>Patient immunization registry status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immunization registry status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24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4]&amp;&quot; &quot;&amp;[.C224]&amp;&quot; &quot;&amp;[.D224]&amp;CHAR(13)&amp;&quot;Expected Result: &quot;&amp;IF([.I224]=&quot;E&quot;;&quot;Reject Message&quot;;&quot;Accept Message&quot;)&amp;CHAR(13)&amp;&quot;Original Message: &quot;&amp;[.K224]&amp;CHAR(13)&amp;&quot;Assert Result: &quot;&amp;IF([.I224]=&quot;E&quot;;&quot;Reject&quot;;&quot;Accept&quot;)&amp;&quot; - *&quot;&amp;CHAR(13)&amp;&quot;Quick Transformations: &quot;&amp;[.L224]&amp;CHAR(13)&amp;&quot;Custom Transformations:&quot;&amp;[.M224]&amp;CHAR(13)&amp;&quot;Cause Issues:&quot;&amp;[.A224]&amp;CHAR(13)&amp;&quot;MSH|TRANSFORM&quot;" office:value-type="string" office:string-value="Test Case Number:1224.1&#13;Description: Patient immunization registry status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immunization registry status is ignored&#13;MSH|TRANSFORM">
            <text:p>Test Case Number:1224.1Description: Patient immunization registry status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immunization registry status is ignoredMSH|TRANSFORM</text:p>
          </table:table-cell>
          <table:table-cell table:number-columns-repeated="8"/>
        </table:table-row>
        <table:table-row table:style-name="ro1">
          <table:table-cell table:style-name="ce1" table:formula="of:=[.B225]&amp;&quot; &quot;&amp;[.C225]&amp;&quot; &quot;&amp;[.D225]&amp;IF([.E225]&lt;&gt;&quot;&quot;;&quot; &quot;&amp;[.E225];&quot;&quot;)" office:value-type="string" office:string-value="Patient immunization registry status is invalid">
            <text:p>Patient immunization registry status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immunization registry status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5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5]&amp;&quot; &quot;&amp;[.C225]&amp;&quot; &quot;&amp;[.D225]&amp;CHAR(13)&amp;&quot;Expected Result: &quot;&amp;IF([.I225]=&quot;E&quot;;&quot;Reject Message&quot;;&quot;Accept Message&quot;)&amp;CHAR(13)&amp;&quot;Original Message: &quot;&amp;[.K225]&amp;CHAR(13)&amp;&quot;Assert Result: &quot;&amp;IF([.I225]=&quot;E&quot;;&quot;Reject&quot;;&quot;Accept&quot;)&amp;&quot; - *&quot;&amp;CHAR(13)&amp;&quot;Quick Transformations: &quot;&amp;[.L225]&amp;CHAR(13)&amp;&quot;Custom Transformations:&quot;&amp;[.M225]&amp;CHAR(13)&amp;&quot;Cause Issues:&quot;&amp;[.A225]&amp;CHAR(13)&amp;&quot;MSH|TRANSFORM&quot;" office:value-type="string" office:string-value="Test Case Number:1225.1&#13;Description: Patient immunization registry status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immunization registry status is invalid&#13;MSH|TRANSFORM">
            <text:p>Test Case Number:1225.1Description: Patient immunization registry status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immunization registry status is invalidMSH|TRANSFORM</text:p>
          </table:table-cell>
          <table:table-cell table:number-columns-repeated="8"/>
        </table:table-row>
        <table:table-row table:style-name="ro1">
          <table:table-cell table:style-name="ce1" table:formula="of:=[.B226]&amp;&quot; &quot;&amp;[.C226]&amp;&quot; &quot;&amp;[.D226]&amp;IF([.E226]&lt;&gt;&quot;&quot;;&quot; &quot;&amp;[.E226];&quot;&quot;)" office:value-type="string" office:string-value="Patient immunization registry status is missing">
            <text:p>Patient immunization registry statu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immunization registry statu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26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6]&amp;&quot; &quot;&amp;[.C226]&amp;&quot; &quot;&amp;[.D226]&amp;CHAR(13)&amp;&quot;Expected Result: &quot;&amp;IF([.I226]=&quot;E&quot;;&quot;Reject Message&quot;;&quot;Accept Message&quot;)&amp;CHAR(13)&amp;&quot;Original Message: &quot;&amp;[.K226]&amp;CHAR(13)&amp;&quot;Assert Result: &quot;&amp;IF([.I226]=&quot;E&quot;;&quot;Reject&quot;;&quot;Accept&quot;)&amp;&quot; - *&quot;&amp;CHAR(13)&amp;&quot;Quick Transformations: &quot;&amp;[.L226]&amp;CHAR(13)&amp;&quot;Custom Transformations:&quot;&amp;[.M226]&amp;CHAR(13)&amp;&quot;Cause Issues:&quot;&amp;[.A226]&amp;CHAR(13)&amp;&quot;MSH|TRANSFORM&quot;" office:value-type="string" office:string-value="Test Case Number:1226.1&#13;Description: Patient immunization registry status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immunization registry status is missing&#13;MSH|TRANSFORM">
            <text:p>Test Case Number:1226.1Description: Patient immunization registry status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immunization registry status is missingMSH|TRANSFORM</text:p>
          </table:table-cell>
          <table:table-cell table:number-columns-repeated="8"/>
        </table:table-row>
        <table:table-row table:style-name="ro1">
          <table:table-cell table:style-name="ce1" table:formula="of:=[.B227]&amp;&quot; &quot;&amp;[.C227]&amp;&quot; &quot;&amp;[.D227]&amp;IF([.E227]&lt;&gt;&quot;&quot;;&quot; &quot;&amp;[.E227];&quot;&quot;)" office:value-type="string" office:string-value="Patient immunization registry status is unrecognized">
            <text:p>Patient immunization registry status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immunization registry status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7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7]&amp;&quot; &quot;&amp;[.C227]&amp;&quot; &quot;&amp;[.D227]&amp;CHAR(13)&amp;&quot;Expected Result: &quot;&amp;IF([.I227]=&quot;E&quot;;&quot;Reject Message&quot;;&quot;Accept Message&quot;)&amp;CHAR(13)&amp;&quot;Original Message: &quot;&amp;[.K227]&amp;CHAR(13)&amp;&quot;Assert Result: &quot;&amp;IF([.I227]=&quot;E&quot;;&quot;Reject&quot;;&quot;Accept&quot;)&amp;&quot; - *&quot;&amp;CHAR(13)&amp;&quot;Quick Transformations: &quot;&amp;[.L227]&amp;CHAR(13)&amp;&quot;Custom Transformations:&quot;&amp;[.M227]&amp;CHAR(13)&amp;&quot;Cause Issues:&quot;&amp;[.A227]&amp;CHAR(13)&amp;&quot;MSH|TRANSFORM&quot;" office:value-type="string" office:string-value="Test Case Number:1227.1&#13;Description: Patient immunization registry status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immunization registry status is unrecognized&#13;MSH|TRANSFORM">
            <text:p>Test Case Number:1227.1Description: Patient immunization registry status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immunization registry status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28]&amp;&quot; &quot;&amp;[.C228]&amp;&quot; &quot;&amp;[.D228]&amp;IF([.E228]&lt;&gt;&quot;&quot;;&quot; &quot;&amp;[.E228];&quot;&quot;)" office:value-type="string" office:string-value="Patient Medicaid number is invalid">
            <text:p>Patient Medicaid number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Medicaid numb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28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8]&amp;&quot; &quot;&amp;[.C228]&amp;&quot; &quot;&amp;[.D228]&amp;CHAR(13)&amp;&quot;Expected Result: &quot;&amp;IF([.I228]=&quot;E&quot;;&quot;Reject Message&quot;;&quot;Accept Message&quot;)&amp;CHAR(13)&amp;&quot;Original Message: &quot;&amp;[.K228]&amp;CHAR(13)&amp;&quot;Assert Result: &quot;&amp;IF([.I228]=&quot;E&quot;;&quot;Reject&quot;;&quot;Accept&quot;)&amp;&quot; - *&quot;&amp;CHAR(13)&amp;&quot;Quick Transformations: &quot;&amp;[.L228]&amp;CHAR(13)&amp;&quot;Custom Transformations:&quot;&amp;[.M228]&amp;CHAR(13)&amp;&quot;Cause Issues:&quot;&amp;[.A228]&amp;CHAR(13)&amp;&quot;MSH|TRANSFORM&quot;" office:value-type="string" office:string-value="Test Case Number:1228.1&#13;Description: Patient Medicaid number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Medicaid number is invalid&#13;MSH|TRANSFORM">
            <text:p>Test Case Number:1228.1Description: Patient Medicaid number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Medicaid number is invalidMSH|TRANSFORM</text:p>
          </table:table-cell>
          <table:table-cell table:number-columns-repeated="8"/>
        </table:table-row>
        <table:table-row table:style-name="ro1">
          <table:table-cell table:style-name="ce1" table:formula="of:=[.B229]&amp;&quot; &quot;&amp;[.C229]&amp;&quot; &quot;&amp;[.D229]&amp;IF([.E229]&lt;&gt;&quot;&quot;;&quot; &quot;&amp;[.E229];&quot;&quot;)" office:value-type="string" office:string-value="Patient Medicaid number is missing">
            <text:p>Patient Medicaid number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Medicaid numb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29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29]&amp;&quot; &quot;&amp;[.C229]&amp;&quot; &quot;&amp;[.D229]&amp;CHAR(13)&amp;&quot;Expected Result: &quot;&amp;IF([.I229]=&quot;E&quot;;&quot;Reject Message&quot;;&quot;Accept Message&quot;)&amp;CHAR(13)&amp;&quot;Original Message: &quot;&amp;[.K229]&amp;CHAR(13)&amp;&quot;Assert Result: &quot;&amp;IF([.I229]=&quot;E&quot;;&quot;Reject&quot;;&quot;Accept&quot;)&amp;&quot; - *&quot;&amp;CHAR(13)&amp;&quot;Quick Transformations: &quot;&amp;[.L229]&amp;CHAR(13)&amp;&quot;Custom Transformations:&quot;&amp;[.M229]&amp;CHAR(13)&amp;&quot;Cause Issues:&quot;&amp;[.A229]&amp;CHAR(13)&amp;&quot;MSH|TRANSFORM&quot;" office:value-type="string" office:string-value="Test Case Number:1229.1&#13;Description: Patient Medicaid number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Medicaid number is missing&#13;MSH|TRANSFORM">
            <text:p>Test Case Number:1229.1Description: Patient Medicaid number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Medicaid number is missingMSH|TRANSFORM</text:p>
          </table:table-cell>
          <table:table-cell table:number-columns-repeated="8"/>
        </table:table-row>
        <table:table-row table:style-name="ro1">
          <table:table-cell table:style-name="ce1" table:formula="of:=[.B230]&amp;&quot; &quot;&amp;[.C230]&amp;&quot; &quot;&amp;[.D230]&amp;IF([.E230]&lt;&gt;&quot;&quot;;&quot; &quot;&amp;[.E230];&quot;&quot;)" office:value-type="string" office:string-value="Patient middle name is missing">
            <text:p>Patient middle nam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middle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30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0]&amp;&quot; &quot;&amp;[.C230]&amp;&quot; &quot;&amp;[.D230]&amp;CHAR(13)&amp;&quot;Expected Result: &quot;&amp;IF([.I230]=&quot;E&quot;;&quot;Reject Message&quot;;&quot;Accept Message&quot;)&amp;CHAR(13)&amp;&quot;Original Message: &quot;&amp;[.K230]&amp;CHAR(13)&amp;&quot;Assert Result: &quot;&amp;IF([.I230]=&quot;E&quot;;&quot;Reject&quot;;&quot;Accept&quot;)&amp;&quot; - *&quot;&amp;CHAR(13)&amp;&quot;Quick Transformations: &quot;&amp;[.L230]&amp;CHAR(13)&amp;&quot;Custom Transformations:&quot;&amp;[.M230]&amp;CHAR(13)&amp;&quot;Cause Issues:&quot;&amp;[.A230]&amp;CHAR(13)&amp;&quot;MSH|TRANSFORM&quot;" office:value-type="string" office:string-value="Test Case Number:1230.1&#13;Description: Patient middle nam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middle name is missing&#13;MSH|TRANSFORM">
            <text:p>Test Case Number:1230.1Description: Patient middle nam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middle nam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31]&amp;&quot; &quot;&amp;[.C231]&amp;&quot; &quot;&amp;[.D231]&amp;IF([.E231]&lt;&gt;&quot;&quot;;&quot; &quot;&amp;[.E231];&quot;&quot;)" office:value-type="string" office:string-value="Patient middle name may be initial">
            <text:p>Patient middle name may be initial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middle name</text:p>
          </table:table-cell>
          <table:table-cell table:style-name="ce3" office:value-type="string">
            <text:p>may be initial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31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1]&amp;&quot; &quot;&amp;[.C231]&amp;&quot; &quot;&amp;[.D231]&amp;CHAR(13)&amp;&quot;Expected Result: &quot;&amp;IF([.I231]=&quot;E&quot;;&quot;Reject Message&quot;;&quot;Accept Message&quot;)&amp;CHAR(13)&amp;&quot;Original Message: &quot;&amp;[.K231]&amp;CHAR(13)&amp;&quot;Assert Result: &quot;&amp;IF([.I231]=&quot;E&quot;;&quot;Reject&quot;;&quot;Accept&quot;)&amp;&quot; - *&quot;&amp;CHAR(13)&amp;&quot;Quick Transformations: &quot;&amp;[.L231]&amp;CHAR(13)&amp;&quot;Custom Transformations:&quot;&amp;[.M231]&amp;CHAR(13)&amp;&quot;Cause Issues:&quot;&amp;[.A231]&amp;CHAR(13)&amp;&quot;MSH|TRANSFORM&quot;" office:value-type="string" office:string-value="Test Case Number:1231.1&#13;Description: Patient middle name may be initial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middle name may be initial&#13;MSH|TRANSFORM">
            <text:p>Test Case Number:1231.1Description: Patient middle name may be initial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middle name may be initialMSH|TRANSFORM</text:p>
          </table:table-cell>
          <table:table-cell table:number-columns-repeated="8"/>
        </table:table-row>
        <table:table-row table:style-name="ro1">
          <table:table-cell table:style-name="ce1" table:formula="of:=[.B232]&amp;&quot; &quot;&amp;[.C232]&amp;&quot; &quot;&amp;[.D232]&amp;IF([.E232]&lt;&gt;&quot;&quot;;&quot; &quot;&amp;[.E232];&quot;&quot;)" office:value-type="string" office:string-value="Patient mother''s maiden name is missing">
            <text:p>Patient mother''s maiden nam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mother''s maiden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32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2]&amp;&quot; &quot;&amp;[.C232]&amp;&quot; &quot;&amp;[.D232]&amp;CHAR(13)&amp;&quot;Expected Result: &quot;&amp;IF([.I232]=&quot;E&quot;;&quot;Reject Message&quot;;&quot;Accept Message&quot;)&amp;CHAR(13)&amp;&quot;Original Message: &quot;&amp;[.K232]&amp;CHAR(13)&amp;&quot;Assert Result: &quot;&amp;IF([.I232]=&quot;E&quot;;&quot;Reject&quot;;&quot;Accept&quot;)&amp;&quot; - *&quot;&amp;CHAR(13)&amp;&quot;Quick Transformations: &quot;&amp;[.L232]&amp;CHAR(13)&amp;&quot;Custom Transformations:&quot;&amp;[.M232]&amp;CHAR(13)&amp;&quot;Cause Issues:&quot;&amp;[.A232]&amp;CHAR(13)&amp;&quot;MSH|TRANSFORM&quot;" office:value-type="string" office:string-value="Test Case Number:1232.1&#13;Description: Patient mother''s maiden nam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mother''s maiden name is missing&#13;MSH|TRANSFORM">
            <text:p>Test Case Number:1232.1Description: Patient mother''s maiden nam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mother''s maiden nam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33]&amp;&quot; &quot;&amp;[.C233]&amp;&quot; &quot;&amp;[.D233]&amp;IF([.E233]&lt;&gt;&quot;&quot;;&quot; &quot;&amp;[.E233];&quot;&quot;)" office:value-type="string" office:string-value="Patient name may be temporary newborn name">
            <text:p>Patient name may be temporary newborn nam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ay be temporary newborn name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33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3]&amp;&quot; &quot;&amp;[.C233]&amp;&quot; &quot;&amp;[.D233]&amp;CHAR(13)&amp;&quot;Expected Result: &quot;&amp;IF([.I233]=&quot;E&quot;;&quot;Reject Message&quot;;&quot;Accept Message&quot;)&amp;CHAR(13)&amp;&quot;Original Message: &quot;&amp;[.K233]&amp;CHAR(13)&amp;&quot;Assert Result: &quot;&amp;IF([.I233]=&quot;E&quot;;&quot;Reject&quot;;&quot;Accept&quot;)&amp;&quot; - *&quot;&amp;CHAR(13)&amp;&quot;Quick Transformations: &quot;&amp;[.L233]&amp;CHAR(13)&amp;&quot;Custom Transformations:&quot;&amp;[.M233]&amp;CHAR(13)&amp;&quot;Cause Issues:&quot;&amp;[.A233]&amp;CHAR(13)&amp;&quot;MSH|TRANSFORM&quot;" office:value-type="string" office:string-value="Test Case Number:1233.1&#13;Description: Patient name may be temporary newborn name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may be temporary newborn name&#13;MSH|TRANSFORM">
            <text:p>Test Case Number:1233.1Description: Patient name may be temporary newborn name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may be temporary newborn nameMSH|TRANSFORM</text:p>
          </table:table-cell>
          <table:table-cell table:number-columns-repeated="8"/>
        </table:table-row>
        <table:table-row table:style-name="ro1">
          <table:table-cell table:style-name="ce1" table:formula="of:=[.B234]&amp;&quot; &quot;&amp;[.C234]&amp;&quot; &quot;&amp;[.D234]&amp;IF([.E234]&lt;&gt;&quot;&quot;;&quot; &quot;&amp;[.E234];&quot;&quot;)" office:value-type="string" office:string-value="Patient name may be test name">
            <text:p>Patient name may be test nam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ay be test name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34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4]&amp;&quot; &quot;&amp;[.C234]&amp;&quot; &quot;&amp;[.D234]&amp;CHAR(13)&amp;&quot;Expected Result: &quot;&amp;IF([.I234]=&quot;E&quot;;&quot;Reject Message&quot;;&quot;Accept Message&quot;)&amp;CHAR(13)&amp;&quot;Original Message: &quot;&amp;[.K234]&amp;CHAR(13)&amp;&quot;Assert Result: &quot;&amp;IF([.I234]=&quot;E&quot;;&quot;Reject&quot;;&quot;Accept&quot;)&amp;&quot; - *&quot;&amp;CHAR(13)&amp;&quot;Quick Transformations: &quot;&amp;[.L234]&amp;CHAR(13)&amp;&quot;Custom Transformations:&quot;&amp;[.M234]&amp;CHAR(13)&amp;&quot;Cause Issues:&quot;&amp;[.A234]&amp;CHAR(13)&amp;&quot;MSH|TRANSFORM&quot;" office:value-type="string" office:string-value="Test Case Number:1234.1&#13;Description: Patient name may be test name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may be test name&#13;MSH|TRANSFORM">
            <text:p>Test Case Number:1234.1Description: Patient name may be test name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may be test nameMSH|TRANSFORM</text:p>
          </table:table-cell>
          <table:table-cell table:number-columns-repeated="8"/>
        </table:table-row>
        <table:table-row table:style-name="ro1">
          <table:table-cell table:style-name="ce1" table:formula="of:=[.B235]&amp;&quot; &quot;&amp;[.C235]&amp;&quot; &quot;&amp;[.D235]&amp;IF([.E235]&lt;&gt;&quot;&quot;;&quot; &quot;&amp;[.E235];&quot;&quot;)" office:value-type="string" office:string-value="Patient name first is invalid">
            <text:p>Patient name first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firs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35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5]&amp;&quot; &quot;&amp;[.C235]&amp;&quot; &quot;&amp;[.D235]&amp;CHAR(13)&amp;&quot;Expected Result: &quot;&amp;IF([.I235]=&quot;E&quot;;&quot;Reject Message&quot;;&quot;Accept Message&quot;)&amp;CHAR(13)&amp;&quot;Original Message: &quot;&amp;[.K235]&amp;CHAR(13)&amp;&quot;Assert Result: &quot;&amp;IF([.I235]=&quot;E&quot;;&quot;Reject&quot;;&quot;Accept&quot;)&amp;&quot; - *&quot;&amp;CHAR(13)&amp;&quot;Quick Transformations: &quot;&amp;[.L235]&amp;CHAR(13)&amp;&quot;Custom Transformations:&quot;&amp;[.M235]&amp;CHAR(13)&amp;&quot;Cause Issues:&quot;&amp;[.A235]&amp;CHAR(13)&amp;&quot;MSH|TRANSFORM&quot;" office:value-type="string" office:string-value="Test Case Number:1235.1&#13;Description: Patient name first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name first is invalid&#13;MSH|TRANSFORM">
            <text:p>Test Case Number:1235.1Description: Patient name first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name first is invalidMSH|TRANSFORM</text:p>
          </table:table-cell>
          <table:table-cell table:number-columns-repeated="8"/>
        </table:table-row>
        <table:table-row table:style-name="ro1">
          <table:table-cell table:style-name="ce1" table:formula="of:=[.B236]&amp;&quot; &quot;&amp;[.C236]&amp;&quot; &quot;&amp;[.D236]&amp;IF([.E236]&lt;&gt;&quot;&quot;;&quot; &quot;&amp;[.E236];&quot;&quot;)" office:value-type="string" office:string-value="Patient name first is missing">
            <text:p>Patient name first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firs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36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6]&amp;&quot; &quot;&amp;[.C236]&amp;&quot; &quot;&amp;[.D236]&amp;CHAR(13)&amp;&quot;Expected Result: &quot;&amp;IF([.I236]=&quot;E&quot;;&quot;Reject Message&quot;;&quot;Accept Message&quot;)&amp;CHAR(13)&amp;&quot;Original Message: &quot;&amp;[.K236]&amp;CHAR(13)&amp;&quot;Assert Result: &quot;&amp;IF([.I236]=&quot;E&quot;;&quot;Reject&quot;;&quot;Accept&quot;)&amp;&quot; - *&quot;&amp;CHAR(13)&amp;&quot;Quick Transformations: &quot;&amp;[.L236]&amp;CHAR(13)&amp;&quot;Custom Transformations:&quot;&amp;[.M236]&amp;CHAR(13)&amp;&quot;Cause Issues:&quot;&amp;[.A236]&amp;CHAR(13)&amp;&quot;MSH|TRANSFORM&quot;" office:value-type="string" office:string-value="Test Case Number:1236.1&#13;Description: Patient name first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name first is missing&#13;MSH|TRANSFORM">
            <text:p>Test Case Number:1236.1Description: Patient name first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name first is missingMSH|TRANSFORM</text:p>
          </table:table-cell>
          <table:table-cell table:number-columns-repeated="8"/>
        </table:table-row>
        <table:table-row table:style-name="ro1">
          <table:table-cell table:style-name="ce1" table:formula="of:=[.B237]&amp;&quot; &quot;&amp;[.C237]&amp;&quot; &quot;&amp;[.D237]&amp;IF([.E237]&lt;&gt;&quot;&quot;;&quot; &quot;&amp;[.E237];&quot;&quot;)" office:value-type="string" office:string-value="Patient name first may include middle initial">
            <text:p>Patient name first may include middle initial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first</text:p>
          </table:table-cell>
          <table:table-cell table:style-name="ce3" office:value-type="string">
            <text:p>may include middle initial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37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7]&amp;&quot; &quot;&amp;[.C237]&amp;&quot; &quot;&amp;[.D237]&amp;CHAR(13)&amp;&quot;Expected Result: &quot;&amp;IF([.I237]=&quot;E&quot;;&quot;Reject Message&quot;;&quot;Accept Message&quot;)&amp;CHAR(13)&amp;&quot;Original Message: &quot;&amp;[.K237]&amp;CHAR(13)&amp;&quot;Assert Result: &quot;&amp;IF([.I237]=&quot;E&quot;;&quot;Reject&quot;;&quot;Accept&quot;)&amp;&quot; - *&quot;&amp;CHAR(13)&amp;&quot;Quick Transformations: &quot;&amp;[.L237]&amp;CHAR(13)&amp;&quot;Custom Transformations:&quot;&amp;[.M237]&amp;CHAR(13)&amp;&quot;Cause Issues:&quot;&amp;[.A237]&amp;CHAR(13)&amp;&quot;MSH|TRANSFORM&quot;" office:value-type="string" office:string-value="Test Case Number:1237.1&#13;Description: Patient name first may include middle initial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first may include middle initial&#13;MSH|TRANSFORM">
            <text:p>Test Case Number:1237.1Description: Patient name first may include middle initial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first may include middle initialMSH|TRANSFORM</text:p>
          </table:table-cell>
          <table:table-cell table:number-columns-repeated="8"/>
        </table:table-row>
        <table:table-row table:style-name="ro1">
          <table:table-cell table:style-name="ce1" table:formula="of:=[.B238]&amp;&quot; &quot;&amp;[.C238]&amp;&quot; &quot;&amp;[.D238]&amp;IF([.E238]&lt;&gt;&quot;&quot;;&quot; &quot;&amp;[.E238];&quot;&quot;)" office:value-type="string" office:string-value="Patient name last is invalid">
            <text:p>Patient name last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las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38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8]&amp;&quot; &quot;&amp;[.C238]&amp;&quot; &quot;&amp;[.D238]&amp;CHAR(13)&amp;&quot;Expected Result: &quot;&amp;IF([.I238]=&quot;E&quot;;&quot;Reject Message&quot;;&quot;Accept Message&quot;)&amp;CHAR(13)&amp;&quot;Original Message: &quot;&amp;[.K238]&amp;CHAR(13)&amp;&quot;Assert Result: &quot;&amp;IF([.I238]=&quot;E&quot;;&quot;Reject&quot;;&quot;Accept&quot;)&amp;&quot; - *&quot;&amp;CHAR(13)&amp;&quot;Quick Transformations: &quot;&amp;[.L238]&amp;CHAR(13)&amp;&quot;Custom Transformations:&quot;&amp;[.M238]&amp;CHAR(13)&amp;&quot;Cause Issues:&quot;&amp;[.A238]&amp;CHAR(13)&amp;&quot;MSH|TRANSFORM&quot;" office:value-type="string" office:string-value="Test Case Number:1238.1&#13;Description: Patient name last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name last is invalid&#13;MSH|TRANSFORM">
            <text:p>Test Case Number:1238.1Description: Patient name last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name last is invalidMSH|TRANSFORM</text:p>
          </table:table-cell>
          <table:table-cell table:number-columns-repeated="8"/>
        </table:table-row>
        <table:table-row table:style-name="ro1">
          <table:table-cell table:style-name="ce1" table:formula="of:=[.B239]&amp;&quot; &quot;&amp;[.C239]&amp;&quot; &quot;&amp;[.D239]&amp;IF([.E239]&lt;&gt;&quot;&quot;;&quot; &quot;&amp;[.E239];&quot;&quot;)" office:value-type="string" office:string-value="Patient name last is missing">
            <text:p>Patient name last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las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39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39]&amp;&quot; &quot;&amp;[.C239]&amp;&quot; &quot;&amp;[.D239]&amp;CHAR(13)&amp;&quot;Expected Result: &quot;&amp;IF([.I239]=&quot;E&quot;;&quot;Reject Message&quot;;&quot;Accept Message&quot;)&amp;CHAR(13)&amp;&quot;Original Message: &quot;&amp;[.K239]&amp;CHAR(13)&amp;&quot;Assert Result: &quot;&amp;IF([.I239]=&quot;E&quot;;&quot;Reject&quot;;&quot;Accept&quot;)&amp;&quot; - *&quot;&amp;CHAR(13)&amp;&quot;Quick Transformations: &quot;&amp;[.L239]&amp;CHAR(13)&amp;&quot;Custom Transformations:&quot;&amp;[.M239]&amp;CHAR(13)&amp;&quot;Cause Issues:&quot;&amp;[.A239]&amp;CHAR(13)&amp;&quot;MSH|TRANSFORM&quot;" office:value-type="string" office:string-value="Test Case Number:1239.1&#13;Description: Patient name last is missing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name last is missing&#13;MSH|TRANSFORM">
            <text:p>Test Case Number:1239.1Description: Patient name last is missing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name last is missingMSH|TRANSFORM</text:p>
          </table:table-cell>
          <table:table-cell table:number-columns-repeated="8"/>
        </table:table-row>
        <table:table-row table:style-name="ro1">
          <table:table-cell table:style-name="ce1" table:formula="of:=[.B240]&amp;&quot; &quot;&amp;[.C240]&amp;&quot; &quot;&amp;[.D240]&amp;IF([.E240]&lt;&gt;&quot;&quot;;&quot; &quot;&amp;[.E240];&quot;&quot;)" office:value-type="string" office:string-value="Patient name type code is deprecated">
            <text:p>Patient name type cod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type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0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0]&amp;&quot; &quot;&amp;[.C240]&amp;&quot; &quot;&amp;[.D240]&amp;CHAR(13)&amp;&quot;Expected Result: &quot;&amp;IF([.I240]=&quot;E&quot;;&quot;Reject Message&quot;;&quot;Accept Message&quot;)&amp;CHAR(13)&amp;&quot;Original Message: &quot;&amp;[.K240]&amp;CHAR(13)&amp;&quot;Assert Result: &quot;&amp;IF([.I240]=&quot;E&quot;;&quot;Reject&quot;;&quot;Accept&quot;)&amp;&quot; - *&quot;&amp;CHAR(13)&amp;&quot;Quick Transformations: &quot;&amp;[.L240]&amp;CHAR(13)&amp;&quot;Custom Transformations:&quot;&amp;[.M240]&amp;CHAR(13)&amp;&quot;Cause Issues:&quot;&amp;[.A240]&amp;CHAR(13)&amp;&quot;MSH|TRANSFORM&quot;" office:value-type="string" office:string-value="Test Case Number:1240.1&#13;Description: Patient name type code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type code is deprecated&#13;MSH|TRANSFORM">
            <text:p>Test Case Number:1240.1Description: Patient name type code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type code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41]&amp;&quot; &quot;&amp;[.C241]&amp;&quot; &quot;&amp;[.D241]&amp;IF([.E241]&lt;&gt;&quot;&quot;;&quot; &quot;&amp;[.E241];&quot;&quot;)" office:value-type="string" office:string-value="Patient name type code is ignored">
            <text:p>Patient name type cod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type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41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1]&amp;&quot; &quot;&amp;[.C241]&amp;&quot; &quot;&amp;[.D241]&amp;CHAR(13)&amp;&quot;Expected Result: &quot;&amp;IF([.I241]=&quot;E&quot;;&quot;Reject Message&quot;;&quot;Accept Message&quot;)&amp;CHAR(13)&amp;&quot;Original Message: &quot;&amp;[.K241]&amp;CHAR(13)&amp;&quot;Assert Result: &quot;&amp;IF([.I241]=&quot;E&quot;;&quot;Reject&quot;;&quot;Accept&quot;)&amp;&quot; - *&quot;&amp;CHAR(13)&amp;&quot;Quick Transformations: &quot;&amp;[.L241]&amp;CHAR(13)&amp;&quot;Custom Transformations:&quot;&amp;[.M241]&amp;CHAR(13)&amp;&quot;Cause Issues:&quot;&amp;[.A241]&amp;CHAR(13)&amp;&quot;MSH|TRANSFORM&quot;" office:value-type="string" office:string-value="Test Case Number:1241.1&#13;Description: Patient name type code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type code is ignored&#13;MSH|TRANSFORM">
            <text:p>Test Case Number:1241.1Description: Patient name type code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type code is ignoredMSH|TRANSFORM</text:p>
          </table:table-cell>
          <table:table-cell table:number-columns-repeated="8"/>
        </table:table-row>
        <table:table-row table:style-name="ro1">
          <table:table-cell table:style-name="ce1" table:formula="of:=[.B242]&amp;&quot; &quot;&amp;[.C242]&amp;&quot; &quot;&amp;[.D242]&amp;IF([.E242]&lt;&gt;&quot;&quot;;&quot; &quot;&amp;[.E242];&quot;&quot;)" office:value-type="string" office:string-value="Patient name type code is invalid">
            <text:p>Patient name type cod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type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2]&amp;&quot; &quot;&amp;[.C242]&amp;&quot; &quot;&amp;[.D242]&amp;CHAR(13)&amp;&quot;Expected Result: &quot;&amp;IF([.I242]=&quot;E&quot;;&quot;Reject Message&quot;;&quot;Accept Message&quot;)&amp;CHAR(13)&amp;&quot;Original Message: &quot;&amp;[.K242]&amp;CHAR(13)&amp;&quot;Assert Result: &quot;&amp;IF([.I242]=&quot;E&quot;;&quot;Reject&quot;;&quot;Accept&quot;)&amp;&quot; - *&quot;&amp;CHAR(13)&amp;&quot;Quick Transformations: &quot;&amp;[.L242]&amp;CHAR(13)&amp;&quot;Custom Transformations:&quot;&amp;[.M242]&amp;CHAR(13)&amp;&quot;Cause Issues:&quot;&amp;[.A242]&amp;CHAR(13)&amp;&quot;MSH|TRANSFORM&quot;" office:value-type="string" office:string-value="Test Case Number:1242.1&#13;Description: Patient name type code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type code is invalid&#13;MSH|TRANSFORM">
            <text:p>Test Case Number:1242.1Description: Patient name type code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type code is invalidMSH|TRANSFORM</text:p>
          </table:table-cell>
          <table:table-cell table:number-columns-repeated="8"/>
        </table:table-row>
        <table:table-row table:style-name="ro1">
          <table:table-cell table:style-name="ce1" table:formula="of:=[.B243]&amp;&quot; &quot;&amp;[.C243]&amp;&quot; &quot;&amp;[.D243]&amp;IF([.E243]&lt;&gt;&quot;&quot;;&quot; &quot;&amp;[.E243];&quot;&quot;)" office:value-type="string" office:string-value="Patient name type code is missing">
            <text:p>Patient name type cod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type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243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3]&amp;&quot; &quot;&amp;[.C243]&amp;&quot; &quot;&amp;[.D243]&amp;CHAR(13)&amp;&quot;Expected Result: &quot;&amp;IF([.I243]=&quot;E&quot;;&quot;Reject Message&quot;;&quot;Accept Message&quot;)&amp;CHAR(13)&amp;&quot;Original Message: &quot;&amp;[.K243]&amp;CHAR(13)&amp;&quot;Assert Result: &quot;&amp;IF([.I243]=&quot;E&quot;;&quot;Reject&quot;;&quot;Accept&quot;)&amp;&quot; - *&quot;&amp;CHAR(13)&amp;&quot;Quick Transformations: &quot;&amp;[.L243]&amp;CHAR(13)&amp;&quot;Custom Transformations:&quot;&amp;[.M243]&amp;CHAR(13)&amp;&quot;Cause Issues:&quot;&amp;[.A243]&amp;CHAR(13)&amp;&quot;MSH|TRANSFORM&quot;" office:value-type="string" office:string-value="Test Case Number:1243.1&#13;Description: Patient name type cod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type code is missing&#13;MSH|TRANSFORM">
            <text:p>Test Case Number:1243.1Description: Patient name type cod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type cod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44]&amp;&quot; &quot;&amp;[.C244]&amp;&quot; &quot;&amp;[.D244]&amp;IF([.E244]&lt;&gt;&quot;&quot;;&quot; &quot;&amp;[.E244];&quot;&quot;)" office:value-type="string" office:string-value="Patient name type code is unrecognized">
            <text:p>Patient name type cod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name type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4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4]&amp;&quot; &quot;&amp;[.C244]&amp;&quot; &quot;&amp;[.D244]&amp;CHAR(13)&amp;&quot;Expected Result: &quot;&amp;IF([.I244]=&quot;E&quot;;&quot;Reject Message&quot;;&quot;Accept Message&quot;)&amp;CHAR(13)&amp;&quot;Original Message: &quot;&amp;[.K244]&amp;CHAR(13)&amp;&quot;Assert Result: &quot;&amp;IF([.I244]=&quot;E&quot;;&quot;Reject&quot;;&quot;Accept&quot;)&amp;&quot; - *&quot;&amp;CHAR(13)&amp;&quot;Quick Transformations: &quot;&amp;[.L244]&amp;CHAR(13)&amp;&quot;Custom Transformations:&quot;&amp;[.M244]&amp;CHAR(13)&amp;&quot;Cause Issues:&quot;&amp;[.A244]&amp;CHAR(13)&amp;&quot;MSH|TRANSFORM&quot;" office:value-type="string" office:string-value="Test Case Number:1244.1&#13;Description: Patient name type code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name type code is unrecognized&#13;MSH|TRANSFORM">
            <text:p>Test Case Number:1244.1Description: Patient name type code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name type code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45]&amp;&quot; &quot;&amp;[.C245]&amp;&quot; &quot;&amp;[.D245]&amp;IF([.E245]&lt;&gt;&quot;&quot;;&quot; &quot;&amp;[.E245];&quot;&quot;)" office:value-type="string" office:string-value="Patient phone is incomplete">
            <text:p>Patient phone is incomplet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is incomplet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5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5]&amp;&quot; &quot;&amp;[.C245]&amp;&quot; &quot;&amp;[.D245]&amp;CHAR(13)&amp;&quot;Expected Result: &quot;&amp;IF([.I245]=&quot;E&quot;;&quot;Reject Message&quot;;&quot;Accept Message&quot;)&amp;CHAR(13)&amp;&quot;Original Message: &quot;&amp;[.K245]&amp;CHAR(13)&amp;&quot;Assert Result: &quot;&amp;IF([.I245]=&quot;E&quot;;&quot;Reject&quot;;&quot;Accept&quot;)&amp;&quot; - *&quot;&amp;CHAR(13)&amp;&quot;Quick Transformations: &quot;&amp;[.L245]&amp;CHAR(13)&amp;&quot;Custom Transformations:&quot;&amp;[.M245]&amp;CHAR(13)&amp;&quot;Cause Issues:&quot;&amp;[.A245]&amp;CHAR(13)&amp;&quot;MSH|TRANSFORM&quot;" office:value-type="string" office:string-value="Test Case Number:1245.1&#13;Description: Patient phone is incomplete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is incomplete&#13;MSH|TRANSFORM">
            <text:p>Test Case Number:1245.1Description: Patient phone is incomplete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is incompleteMSH|TRANSFORM</text:p>
          </table:table-cell>
          <table:table-cell table:number-columns-repeated="8"/>
        </table:table-row>
        <table:table-row table:style-name="ro1">
          <table:table-cell table:style-name="ce1" table:formula="of:=[.B246]&amp;&quot; &quot;&amp;[.C246]&amp;&quot; &quot;&amp;[.D246]&amp;IF([.E246]&lt;&gt;&quot;&quot;;&quot; &quot;&amp;[.E246];&quot;&quot;)" office:value-type="string" office:string-value="Patient phone is invalid">
            <text:p>Patient phon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6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6]&amp;&quot; &quot;&amp;[.C246]&amp;&quot; &quot;&amp;[.D246]&amp;CHAR(13)&amp;&quot;Expected Result: &quot;&amp;IF([.I246]=&quot;E&quot;;&quot;Reject Message&quot;;&quot;Accept Message&quot;)&amp;CHAR(13)&amp;&quot;Original Message: &quot;&amp;[.K246]&amp;CHAR(13)&amp;&quot;Assert Result: &quot;&amp;IF([.I246]=&quot;E&quot;;&quot;Reject&quot;;&quot;Accept&quot;)&amp;&quot; - *&quot;&amp;CHAR(13)&amp;&quot;Quick Transformations: &quot;&amp;[.L246]&amp;CHAR(13)&amp;&quot;Custom Transformations:&quot;&amp;[.M246]&amp;CHAR(13)&amp;&quot;Cause Issues:&quot;&amp;[.A246]&amp;CHAR(13)&amp;&quot;MSH|TRANSFORM&quot;" office:value-type="string" office:string-value="Test Case Number:1246.1&#13;Description: Patient phone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is invalid&#13;MSH|TRANSFORM">
            <text:p>Test Case Number:1246.1Description: Patient phone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is invalidMSH|TRANSFORM</text:p>
          </table:table-cell>
          <table:table-cell table:number-columns-repeated="8"/>
        </table:table-row>
        <table:table-row table:style-name="ro1">
          <table:table-cell table:style-name="ce1" table:formula="of:=[.B247]&amp;&quot; &quot;&amp;[.C247]&amp;&quot; &quot;&amp;[.D247]&amp;IF([.E247]&lt;&gt;&quot;&quot;;&quot; &quot;&amp;[.E247];&quot;&quot;)" office:value-type="string" office:string-value="Patient phone is missing">
            <text:p>Patient phon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47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7]&amp;&quot; &quot;&amp;[.C247]&amp;&quot; &quot;&amp;[.D247]&amp;CHAR(13)&amp;&quot;Expected Result: &quot;&amp;IF([.I247]=&quot;E&quot;;&quot;Reject Message&quot;;&quot;Accept Message&quot;)&amp;CHAR(13)&amp;&quot;Original Message: &quot;&amp;[.K247]&amp;CHAR(13)&amp;&quot;Assert Result: &quot;&amp;IF([.I247]=&quot;E&quot;;&quot;Reject&quot;;&quot;Accept&quot;)&amp;&quot; - *&quot;&amp;CHAR(13)&amp;&quot;Quick Transformations: &quot;&amp;[.L247]&amp;CHAR(13)&amp;&quot;Custom Transformations:&quot;&amp;[.M247]&amp;CHAR(13)&amp;&quot;Cause Issues:&quot;&amp;[.A247]&amp;CHAR(13)&amp;&quot;MSH|TRANSFORM&quot;" office:value-type="string" office:string-value="Test Case Number:1247.1&#13;Description: Patient phon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is missing&#13;MSH|TRANSFORM">
            <text:p>Test Case Number:1247.1Description: Patient phon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48]&amp;&quot; &quot;&amp;[.C248]&amp;&quot; &quot;&amp;[.D248]&amp;IF([.E248]&lt;&gt;&quot;&quot;;&quot; &quot;&amp;[.E248];&quot;&quot;)" office:value-type="string" office:string-value="Patient phone tel use code is deprecated">
            <text:p>Patient phone tel use cod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use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48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8]&amp;&quot; &quot;&amp;[.C248]&amp;&quot; &quot;&amp;[.D248]&amp;CHAR(13)&amp;&quot;Expected Result: &quot;&amp;IF([.I248]=&quot;E&quot;;&quot;Reject Message&quot;;&quot;Accept Message&quot;)&amp;CHAR(13)&amp;&quot;Original Message: &quot;&amp;[.K248]&amp;CHAR(13)&amp;&quot;Assert Result: &quot;&amp;IF([.I248]=&quot;E&quot;;&quot;Reject&quot;;&quot;Accept&quot;)&amp;&quot; - *&quot;&amp;CHAR(13)&amp;&quot;Quick Transformations: &quot;&amp;[.L248]&amp;CHAR(13)&amp;&quot;Custom Transformations:&quot;&amp;[.M248]&amp;CHAR(13)&amp;&quot;Cause Issues:&quot;&amp;[.A248]&amp;CHAR(13)&amp;&quot;MSH|TRANSFORM&quot;" office:value-type="string" office:string-value="Test Case Number:1248.1&#13;Description: Patient phone tel use code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use code is deprecated&#13;MSH|TRANSFORM">
            <text:p>Test Case Number:1248.1Description: Patient phone tel use code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use code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49]&amp;&quot; &quot;&amp;[.C249]&amp;&quot; &quot;&amp;[.D249]&amp;IF([.E249]&lt;&gt;&quot;&quot;;&quot; &quot;&amp;[.E249];&quot;&quot;)" office:value-type="string" office:string-value="Patient phone tel use code is ignored">
            <text:p>Patient phone tel use cod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use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49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49]&amp;&quot; &quot;&amp;[.C249]&amp;&quot; &quot;&amp;[.D249]&amp;CHAR(13)&amp;&quot;Expected Result: &quot;&amp;IF([.I249]=&quot;E&quot;;&quot;Reject Message&quot;;&quot;Accept Message&quot;)&amp;CHAR(13)&amp;&quot;Original Message: &quot;&amp;[.K249]&amp;CHAR(13)&amp;&quot;Assert Result: &quot;&amp;IF([.I249]=&quot;E&quot;;&quot;Reject&quot;;&quot;Accept&quot;)&amp;&quot; - *&quot;&amp;CHAR(13)&amp;&quot;Quick Transformations: &quot;&amp;[.L249]&amp;CHAR(13)&amp;&quot;Custom Transformations:&quot;&amp;[.M249]&amp;CHAR(13)&amp;&quot;Cause Issues:&quot;&amp;[.A249]&amp;CHAR(13)&amp;&quot;MSH|TRANSFORM&quot;" office:value-type="string" office:string-value="Test Case Number:1249.1&#13;Description: Patient phone tel use code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use code is ignored&#13;MSH|TRANSFORM">
            <text:p>Test Case Number:1249.1Description: Patient phone tel use code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use code is ignoredMSH|TRANSFORM</text:p>
          </table:table-cell>
          <table:table-cell table:number-columns-repeated="8"/>
        </table:table-row>
        <table:table-row table:style-name="ro1">
          <table:table-cell table:style-name="ce1" table:formula="of:=[.B250]&amp;&quot; &quot;&amp;[.C250]&amp;&quot; &quot;&amp;[.D250]&amp;IF([.E250]&lt;&gt;&quot;&quot;;&quot; &quot;&amp;[.E250];&quot;&quot;)" office:value-type="string" office:string-value="Patient phone tel use code is invalid">
            <text:p>Patient phone tel use cod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use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50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0]&amp;&quot; &quot;&amp;[.C250]&amp;&quot; &quot;&amp;[.D250]&amp;CHAR(13)&amp;&quot;Expected Result: &quot;&amp;IF([.I250]=&quot;E&quot;;&quot;Reject Message&quot;;&quot;Accept Message&quot;)&amp;CHAR(13)&amp;&quot;Original Message: &quot;&amp;[.K250]&amp;CHAR(13)&amp;&quot;Assert Result: &quot;&amp;IF([.I250]=&quot;E&quot;;&quot;Reject&quot;;&quot;Accept&quot;)&amp;&quot; - *&quot;&amp;CHAR(13)&amp;&quot;Quick Transformations: &quot;&amp;[.L250]&amp;CHAR(13)&amp;&quot;Custom Transformations:&quot;&amp;[.M250]&amp;CHAR(13)&amp;&quot;Cause Issues:&quot;&amp;[.A250]&amp;CHAR(13)&amp;&quot;MSH|TRANSFORM&quot;" office:value-type="string" office:string-value="Test Case Number:1250.1&#13;Description: Patient phone tel use code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use code is invalid&#13;MSH|TRANSFORM">
            <text:p>Test Case Number:1250.1Description: Patient phone tel use code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use code is invalidMSH|TRANSFORM</text:p>
          </table:table-cell>
          <table:table-cell table:number-columns-repeated="8"/>
        </table:table-row>
        <table:table-row table:style-name="ro1">
          <table:table-cell table:style-name="ce1" table:formula="of:=[.B251]&amp;&quot; &quot;&amp;[.C251]&amp;&quot; &quot;&amp;[.D251]&amp;IF([.E251]&lt;&gt;&quot;&quot;;&quot; &quot;&amp;[.E251];&quot;&quot;)" office:value-type="string" office:string-value="Patient phone tel use code is missing">
            <text:p>Patient phone tel use cod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use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251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1]&amp;&quot; &quot;&amp;[.C251]&amp;&quot; &quot;&amp;[.D251]&amp;CHAR(13)&amp;&quot;Expected Result: &quot;&amp;IF([.I251]=&quot;E&quot;;&quot;Reject Message&quot;;&quot;Accept Message&quot;)&amp;CHAR(13)&amp;&quot;Original Message: &quot;&amp;[.K251]&amp;CHAR(13)&amp;&quot;Assert Result: &quot;&amp;IF([.I251]=&quot;E&quot;;&quot;Reject&quot;;&quot;Accept&quot;)&amp;&quot; - *&quot;&amp;CHAR(13)&amp;&quot;Quick Transformations: &quot;&amp;[.L251]&amp;CHAR(13)&amp;&quot;Custom Transformations:&quot;&amp;[.M251]&amp;CHAR(13)&amp;&quot;Cause Issues:&quot;&amp;[.A251]&amp;CHAR(13)&amp;&quot;MSH|TRANSFORM&quot;" office:value-type="string" office:string-value="Test Case Number:1251.1&#13;Description: Patient phone tel use cod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use code is missing&#13;MSH|TRANSFORM">
            <text:p>Test Case Number:1251.1Description: Patient phone tel use cod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use cod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52]&amp;&quot; &quot;&amp;[.C252]&amp;&quot; &quot;&amp;[.D252]&amp;IF([.E252]&lt;&gt;&quot;&quot;;&quot; &quot;&amp;[.E252];&quot;&quot;)" office:value-type="string" office:string-value="Patient phone tel use code is unrecognized">
            <text:p>Patient phone tel use cod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use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5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2]&amp;&quot; &quot;&amp;[.C252]&amp;&quot; &quot;&amp;[.D252]&amp;CHAR(13)&amp;&quot;Expected Result: &quot;&amp;IF([.I252]=&quot;E&quot;;&quot;Reject Message&quot;;&quot;Accept Message&quot;)&amp;CHAR(13)&amp;&quot;Original Message: &quot;&amp;[.K252]&amp;CHAR(13)&amp;&quot;Assert Result: &quot;&amp;IF([.I252]=&quot;E&quot;;&quot;Reject&quot;;&quot;Accept&quot;)&amp;&quot; - *&quot;&amp;CHAR(13)&amp;&quot;Quick Transformations: &quot;&amp;[.L252]&amp;CHAR(13)&amp;&quot;Custom Transformations:&quot;&amp;[.M252]&amp;CHAR(13)&amp;&quot;Cause Issues:&quot;&amp;[.A252]&amp;CHAR(13)&amp;&quot;MSH|TRANSFORM&quot;" office:value-type="string" office:string-value="Test Case Number:1252.1&#13;Description: Patient phone tel use code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use code is unrecognized&#13;MSH|TRANSFORM">
            <text:p>Test Case Number:1252.1Description: Patient phone tel use code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use code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53]&amp;&quot; &quot;&amp;[.C253]&amp;&quot; &quot;&amp;[.D253]&amp;IF([.E253]&lt;&gt;&quot;&quot;;&quot; &quot;&amp;[.E253];&quot;&quot;)" office:value-type="string" office:string-value="Patient phone tel equip code is deprecated">
            <text:p>Patient phone tel equip cod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equip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53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3]&amp;&quot; &quot;&amp;[.C253]&amp;&quot; &quot;&amp;[.D253]&amp;CHAR(13)&amp;&quot;Expected Result: &quot;&amp;IF([.I253]=&quot;E&quot;;&quot;Reject Message&quot;;&quot;Accept Message&quot;)&amp;CHAR(13)&amp;&quot;Original Message: &quot;&amp;[.K253]&amp;CHAR(13)&amp;&quot;Assert Result: &quot;&amp;IF([.I253]=&quot;E&quot;;&quot;Reject&quot;;&quot;Accept&quot;)&amp;&quot; - *&quot;&amp;CHAR(13)&amp;&quot;Quick Transformations: &quot;&amp;[.L253]&amp;CHAR(13)&amp;&quot;Custom Transformations:&quot;&amp;[.M253]&amp;CHAR(13)&amp;&quot;Cause Issues:&quot;&amp;[.A253]&amp;CHAR(13)&amp;&quot;MSH|TRANSFORM&quot;" office:value-type="string" office:string-value="Test Case Number:1253.1&#13;Description: Patient phone tel equip code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equip code is deprecated&#13;MSH|TRANSFORM">
            <text:p>Test Case Number:1253.1Description: Patient phone tel equip code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equip code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54]&amp;&quot; &quot;&amp;[.C254]&amp;&quot; &quot;&amp;[.D254]&amp;IF([.E254]&lt;&gt;&quot;&quot;;&quot; &quot;&amp;[.E254];&quot;&quot;)" office:value-type="string" office:string-value="Patient phone tel equip code is ignored">
            <text:p>Patient phone tel equip cod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equip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54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4]&amp;&quot; &quot;&amp;[.C254]&amp;&quot; &quot;&amp;[.D254]&amp;CHAR(13)&amp;&quot;Expected Result: &quot;&amp;IF([.I254]=&quot;E&quot;;&quot;Reject Message&quot;;&quot;Accept Message&quot;)&amp;CHAR(13)&amp;&quot;Original Message: &quot;&amp;[.K254]&amp;CHAR(13)&amp;&quot;Assert Result: &quot;&amp;IF([.I254]=&quot;E&quot;;&quot;Reject&quot;;&quot;Accept&quot;)&amp;&quot; - *&quot;&amp;CHAR(13)&amp;&quot;Quick Transformations: &quot;&amp;[.L254]&amp;CHAR(13)&amp;&quot;Custom Transformations:&quot;&amp;[.M254]&amp;CHAR(13)&amp;&quot;Cause Issues:&quot;&amp;[.A254]&amp;CHAR(13)&amp;&quot;MSH|TRANSFORM&quot;" office:value-type="string" office:string-value="Test Case Number:1254.1&#13;Description: Patient phone tel equip code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equip code is ignored&#13;MSH|TRANSFORM">
            <text:p>Test Case Number:1254.1Description: Patient phone tel equip code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equip code is ignoredMSH|TRANSFORM</text:p>
          </table:table-cell>
          <table:table-cell table:number-columns-repeated="8"/>
        </table:table-row>
        <table:table-row table:style-name="ro1">
          <table:table-cell table:style-name="ce1" table:formula="of:=[.B255]&amp;&quot; &quot;&amp;[.C255]&amp;&quot; &quot;&amp;[.D255]&amp;IF([.E255]&lt;&gt;&quot;&quot;;&quot; &quot;&amp;[.E255];&quot;&quot;)" office:value-type="string" office:string-value="Patient phone tel equip code is invalid">
            <text:p>Patient phone tel equip cod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equip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55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5]&amp;&quot; &quot;&amp;[.C255]&amp;&quot; &quot;&amp;[.D255]&amp;CHAR(13)&amp;&quot;Expected Result: &quot;&amp;IF([.I255]=&quot;E&quot;;&quot;Reject Message&quot;;&quot;Accept Message&quot;)&amp;CHAR(13)&amp;&quot;Original Message: &quot;&amp;[.K255]&amp;CHAR(13)&amp;&quot;Assert Result: &quot;&amp;IF([.I255]=&quot;E&quot;;&quot;Reject&quot;;&quot;Accept&quot;)&amp;&quot; - *&quot;&amp;CHAR(13)&amp;&quot;Quick Transformations: &quot;&amp;[.L255]&amp;CHAR(13)&amp;&quot;Custom Transformations:&quot;&amp;[.M255]&amp;CHAR(13)&amp;&quot;Cause Issues:&quot;&amp;[.A255]&amp;CHAR(13)&amp;&quot;MSH|TRANSFORM&quot;" office:value-type="string" office:string-value="Test Case Number:1255.1&#13;Description: Patient phone tel equip code is invali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equip code is invalid&#13;MSH|TRANSFORM">
            <text:p>Test Case Number:1255.1Description: Patient phone tel equip code is invali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equip code is invalidMSH|TRANSFORM</text:p>
          </table:table-cell>
          <table:table-cell table:number-columns-repeated="8"/>
        </table:table-row>
        <table:table-row table:style-name="ro1">
          <table:table-cell table:style-name="ce1" table:formula="of:=[.B256]&amp;&quot; &quot;&amp;[.C256]&amp;&quot; &quot;&amp;[.D256]&amp;IF([.E256]&lt;&gt;&quot;&quot;;&quot; &quot;&amp;[.E256];&quot;&quot;)" office:value-type="string" office:string-value="Patient phone tel equip code is missing">
            <text:p>Patient phone tel equip cod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equip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256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6]&amp;&quot; &quot;&amp;[.C256]&amp;&quot; &quot;&amp;[.D256]&amp;CHAR(13)&amp;&quot;Expected Result: &quot;&amp;IF([.I256]=&quot;E&quot;;&quot;Reject Message&quot;;&quot;Accept Message&quot;)&amp;CHAR(13)&amp;&quot;Original Message: &quot;&amp;[.K256]&amp;CHAR(13)&amp;&quot;Assert Result: &quot;&amp;IF([.I256]=&quot;E&quot;;&quot;Reject&quot;;&quot;Accept&quot;)&amp;&quot; - *&quot;&amp;CHAR(13)&amp;&quot;Quick Transformations: &quot;&amp;[.L256]&amp;CHAR(13)&amp;&quot;Custom Transformations:&quot;&amp;[.M256]&amp;CHAR(13)&amp;&quot;Cause Issues:&quot;&amp;[.A256]&amp;CHAR(13)&amp;&quot;MSH|TRANSFORM&quot;" office:value-type="string" office:string-value="Test Case Number:1256.1&#13;Description: Patient phone tel equip cod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equip code is missing&#13;MSH|TRANSFORM">
            <text:p>Test Case Number:1256.1Description: Patient phone tel equip cod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equip cod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57]&amp;&quot; &quot;&amp;[.C257]&amp;&quot; &quot;&amp;[.D257]&amp;IF([.E257]&lt;&gt;&quot;&quot;;&quot; &quot;&amp;[.E257];&quot;&quot;)" office:value-type="string" office:string-value="Patient phone tel equip code is unrecognized">
            <text:p>Patient phone tel equip cod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hone tel equip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57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7]&amp;&quot; &quot;&amp;[.C257]&amp;&quot; &quot;&amp;[.D257]&amp;CHAR(13)&amp;&quot;Expected Result: &quot;&amp;IF([.I257]=&quot;E&quot;;&quot;Reject Message&quot;;&quot;Accept Message&quot;)&amp;CHAR(13)&amp;&quot;Original Message: &quot;&amp;[.K257]&amp;CHAR(13)&amp;&quot;Assert Result: &quot;&amp;IF([.I257]=&quot;E&quot;;&quot;Reject&quot;;&quot;Accept&quot;)&amp;&quot; - *&quot;&amp;CHAR(13)&amp;&quot;Quick Transformations: &quot;&amp;[.L257]&amp;CHAR(13)&amp;&quot;Custom Transformations:&quot;&amp;[.M257]&amp;CHAR(13)&amp;&quot;Cause Issues:&quot;&amp;[.A257]&amp;CHAR(13)&amp;&quot;MSH|TRANSFORM&quot;" office:value-type="string" office:string-value="Test Case Number:1257.1&#13;Description: Patient phone tel equip code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hone tel equip code is unrecognized&#13;MSH|TRANSFORM">
            <text:p>Test Case Number:1257.1Description: Patient phone tel equip code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hone tel equip code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58]&amp;&quot; &quot;&amp;[.C258]&amp;&quot; &quot;&amp;[.D258]&amp;IF([.E258]&lt;&gt;&quot;&quot;;&quot; &quot;&amp;[.E258];&quot;&quot;)" office:value-type="string" office:string-value="Patient primary facility id is deprecated">
            <text:p>Patient primary facility id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facility id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58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8]&amp;&quot; &quot;&amp;[.C258]&amp;&quot; &quot;&amp;[.D258]&amp;CHAR(13)&amp;&quot;Expected Result: &quot;&amp;IF([.I258]=&quot;E&quot;;&quot;Reject Message&quot;;&quot;Accept Message&quot;)&amp;CHAR(13)&amp;&quot;Original Message: &quot;&amp;[.K258]&amp;CHAR(13)&amp;&quot;Assert Result: &quot;&amp;IF([.I258]=&quot;E&quot;;&quot;Reject&quot;;&quot;Accept&quot;)&amp;&quot; - *&quot;&amp;CHAR(13)&amp;&quot;Quick Transformations: &quot;&amp;[.L258]&amp;CHAR(13)&amp;&quot;Custom Transformations:&quot;&amp;[.M258]&amp;CHAR(13)&amp;&quot;Cause Issues:&quot;&amp;[.A258]&amp;CHAR(13)&amp;&quot;MSH|TRANSFORM&quot;" office:value-type="string" office:string-value="Test Case Number:1258.1&#13;Description: Patient primary facility id is deprecat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rimary facility id is deprecated&#13;MSH|TRANSFORM">
            <text:p>Test Case Number:1258.1Description: Patient primary facility id is deprecat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rimary facility id is deprecatedMSH|TRANSFORM</text:p>
          </table:table-cell>
          <table:table-cell table:number-columns-repeated="8"/>
        </table:table-row>
        <table:table-row table:style-name="ro1">
          <table:table-cell table:style-name="ce1" table:formula="of:=[.B259]&amp;&quot; &quot;&amp;[.C259]&amp;&quot; &quot;&amp;[.D259]&amp;IF([.E259]&lt;&gt;&quot;&quot;;&quot; &quot;&amp;[.E259];&quot;&quot;)" office:value-type="string" office:string-value="Patient primary facility id is ignored">
            <text:p>Patient primary facility id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facility id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59]" office:value-type="string" office:string-value="S">
            <text:p>S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59]&amp;&quot; &quot;&amp;[.C259]&amp;&quot; &quot;&amp;[.D259]&amp;CHAR(13)&amp;&quot;Expected Result: &quot;&amp;IF([.I259]=&quot;E&quot;;&quot;Reject Message&quot;;&quot;Accept Message&quot;)&amp;CHAR(13)&amp;&quot;Original Message: &quot;&amp;[.K259]&amp;CHAR(13)&amp;&quot;Assert Result: &quot;&amp;IF([.I259]=&quot;E&quot;;&quot;Reject&quot;;&quot;Accept&quot;)&amp;&quot; - *&quot;&amp;CHAR(13)&amp;&quot;Quick Transformations: &quot;&amp;[.L259]&amp;CHAR(13)&amp;&quot;Custom Transformations:&quot;&amp;[.M259]&amp;CHAR(13)&amp;&quot;Cause Issues:&quot;&amp;[.A259]&amp;CHAR(13)&amp;&quot;MSH|TRANSFORM&quot;" office:value-type="string" office:string-value="Test Case Number:1259.1&#13;Description: Patient primary facility id is ignor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rimary facility id is ignored&#13;MSH|TRANSFORM">
            <text:p>Test Case Number:1259.1Description: Patient primary facility id is ignor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rimary facility id is ignoredMSH|TRANSFORM</text:p>
          </table:table-cell>
          <table:table-cell table:number-columns-repeated="8"/>
        </table:table-row>
        <table:table-row table:style-name="ro1">
          <table:table-cell table:style-name="ce1" table:formula="of:=[.B260]&amp;&quot; &quot;&amp;[.C260]&amp;&quot; &quot;&amp;[.D260]&amp;IF([.E260]&lt;&gt;&quot;&quot;;&quot; &quot;&amp;[.E260];&quot;&quot;)" office:value-type="string" office:string-value="Patient primary facility id is invalid">
            <text:p>Patient primary facility id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facility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260]" office:value-type="string" office:string-value="E">
            <text:p>E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60]&amp;&quot; &quot;&amp;[.C260]&amp;&quot; &quot;&amp;[.D260]&amp;CHAR(13)&amp;&quot;Expected Result: &quot;&amp;IF([.I260]=&quot;E&quot;;&quot;Reject Message&quot;;&quot;Accept Message&quot;)&amp;CHAR(13)&amp;&quot;Original Message: &quot;&amp;[.K260]&amp;CHAR(13)&amp;&quot;Assert Result: &quot;&amp;IF([.I260]=&quot;E&quot;;&quot;Reject&quot;;&quot;Accept&quot;)&amp;&quot; - *&quot;&amp;CHAR(13)&amp;&quot;Quick Transformations: &quot;&amp;[.L260]&amp;CHAR(13)&amp;&quot;Custom Transformations:&quot;&amp;[.M260]&amp;CHAR(13)&amp;&quot;Cause Issues:&quot;&amp;[.A260]&amp;CHAR(13)&amp;&quot;MSH|TRANSFORM&quot;" office:value-type="string" office:string-value="Test Case Number:1260.1&#13;Description: Patient primary facility id is invalid&#13;Expected Result: Rejec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Reject - *&#13;Quick Transformations: &#13;Custom Transformations:&#13;Cause Issues:Patient primary facility id is invalid&#13;MSH|TRANSFORM">
            <text:p>Test Case Number:1260.1Description: Patient primary facility id is invalidExpected Result: Rejec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Reject - *Quick Transformations: Custom Transformations:Cause Issues:Patient primary facility id is invalidMSH|TRANSFORM</text:p>
          </table:table-cell>
          <table:table-cell table:number-columns-repeated="8"/>
        </table:table-row>
        <table:table-row table:style-name="ro1">
          <table:table-cell table:style-name="ce1" table:formula="of:=[.B261]&amp;&quot; &quot;&amp;[.C261]&amp;&quot; &quot;&amp;[.D261]&amp;IF([.E261]&lt;&gt;&quot;&quot;;&quot; &quot;&amp;[.E261];&quot;&quot;)" office:value-type="string" office:string-value="Patient primary facility id is missing">
            <text:p>Patient primary facility id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facility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61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61]&amp;&quot; &quot;&amp;[.C261]&amp;&quot; &quot;&amp;[.D261]&amp;CHAR(13)&amp;&quot;Expected Result: &quot;&amp;IF([.I261]=&quot;E&quot;;&quot;Reject Message&quot;;&quot;Accept Message&quot;)&amp;CHAR(13)&amp;&quot;Original Message: &quot;&amp;[.K261]&amp;CHAR(13)&amp;&quot;Assert Result: &quot;&amp;IF([.I261]=&quot;E&quot;;&quot;Reject&quot;;&quot;Accept&quot;)&amp;&quot; - *&quot;&amp;CHAR(13)&amp;&quot;Quick Transformations: &quot;&amp;[.L261]&amp;CHAR(13)&amp;&quot;Custom Transformations:&quot;&amp;[.M261]&amp;CHAR(13)&amp;&quot;Cause Issues:&quot;&amp;[.A261]&amp;CHAR(13)&amp;&quot;MSH|TRANSFORM&quot;" office:value-type="string" office:string-value="Test Case Number:1261.1&#13;Description: Patient primary facility id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rimary facility id is missing&#13;MSH|TRANSFORM">
            <text:p>Test Case Number:1261.1Description: Patient primary facility id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rimary facility id is missingMSH|TRANSFORM</text:p>
          </table:table-cell>
          <table:table-cell table:number-columns-repeated="8"/>
        </table:table-row>
        <table:table-row table:style-name="ro1">
          <table:table-cell table:style-name="ce1" table:formula="of:=[.B262]&amp;&quot; &quot;&amp;[.C262]&amp;&quot; &quot;&amp;[.D262]&amp;IF([.E262]&lt;&gt;&quot;&quot;;&quot; &quot;&amp;[.E262];&quot;&quot;)" office:value-type="string" office:string-value="Patient primary facility id is unrecognized">
            <text:p>Patient primary facility id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facility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62]" office:value-type="string" office:string-value="W">
            <text:p>W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62]&amp;&quot; &quot;&amp;[.C262]&amp;&quot; &quot;&amp;[.D262]&amp;CHAR(13)&amp;&quot;Expected Result: &quot;&amp;IF([.I262]=&quot;E&quot;;&quot;Reject Message&quot;;&quot;Accept Message&quot;)&amp;CHAR(13)&amp;&quot;Original Message: &quot;&amp;[.K262]&amp;CHAR(13)&amp;&quot;Assert Result: &quot;&amp;IF([.I262]=&quot;E&quot;;&quot;Reject&quot;;&quot;Accept&quot;)&amp;&quot; - *&quot;&amp;CHAR(13)&amp;&quot;Quick Transformations: &quot;&amp;[.L262]&amp;CHAR(13)&amp;&quot;Custom Transformations:&quot;&amp;[.M262]&amp;CHAR(13)&amp;&quot;Cause Issues:&quot;&amp;[.A262]&amp;CHAR(13)&amp;&quot;MSH|TRANSFORM&quot;" office:value-type="string" office:string-value="Test Case Number:1262.1&#13;Description: Patient primary facility id is unrecognized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rimary facility id is unrecognized&#13;MSH|TRANSFORM">
            <text:p>Test Case Number:1262.1Description: Patient primary facility id is unrecognized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rimary facility id is unrecognizedMSH|TRANSFORM</text:p>
          </table:table-cell>
          <table:table-cell table:number-columns-repeated="8"/>
        </table:table-row>
        <table:table-row table:style-name="ro1">
          <table:table-cell table:style-name="ce1" table:formula="of:=[.B263]&amp;&quot; &quot;&amp;[.C263]&amp;&quot; &quot;&amp;[.D263]&amp;IF([.E263]&lt;&gt;&quot;&quot;;&quot; &quot;&amp;[.E263];&quot;&quot;)" office:value-type="string" office:string-value="Patient primary facility name is missing">
            <text:p>Patient primary facility nam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facility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63]" office:value-type="string" office:string-value="A">
            <text:p>A</text:p>
          </table:table-cell>
          <table:table-cell table:formula="of:=['Base Messages'.A$6]" office:value-type="string" office:string-value="PATIENT_ADMIN2">
            <text:p>PATIENT_ADMIN2</text:p>
          </table:table-cell>
          <table:table-cell table:formula="of:=['Base Messages'.B$6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 table:number-columns-repeated="2"/>
          <table:table-cell table:formula="of:=&quot;Test Case Number:&quot;&amp;(1000 + ROW())&amp;&quot;.1&quot;&amp;CHAR(13)&amp;&quot;Description: &quot;&amp;[.B263]&amp;&quot; &quot;&amp;[.C263]&amp;&quot; &quot;&amp;[.D263]&amp;CHAR(13)&amp;&quot;Expected Result: &quot;&amp;IF([.I263]=&quot;E&quot;;&quot;Reject Message&quot;;&quot;Accept Message&quot;)&amp;CHAR(13)&amp;&quot;Original Message: &quot;&amp;[.K263]&amp;CHAR(13)&amp;&quot;Assert Result: &quot;&amp;IF([.I263]=&quot;E&quot;;&quot;Reject&quot;;&quot;Accept&quot;)&amp;&quot; - *&quot;&amp;CHAR(13)&amp;&quot;Quick Transformations: &quot;&amp;[.L263]&amp;CHAR(13)&amp;&quot;Custom Transformations:&quot;&amp;[.M263]&amp;CHAR(13)&amp;&quot;Cause Issues:&quot;&amp;[.A263]&amp;CHAR(13)&amp;&quot;MSH|TRANSFORM&quot;" office:value-type="string" office:string-value="Test Case Number:1263.1&#13;Description: Patient primary facility name is missing&#13;Expected Result: Accept Message&#13;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&#13;Assert Result: Accept - *&#13;Quick Transformations: &#13;Custom Transformations:&#13;Cause Issues:Patient primary facility name is missing&#13;MSH|TRANSFORM">
            <text:p>Test Case Number:1263.1Description: Patient primary facility name is missingExpected Result: Accept MessageOriginal Message: 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Assert Result: Accept - *Quick Transformations: Custom Transformations:Cause Issues:Patient primary facility name is missingMSH|TRANSFORM</text:p>
          </table:table-cell>
          <table:table-cell table:number-columns-repeated="8"/>
        </table:table-row>
        <table:table-row table:style-name="ro1">
          <table:table-cell table:style-name="ce1" table:formula="of:=[.B264]&amp;&quot; &quot;&amp;[.C264]&amp;&quot; &quot;&amp;[.D264]&amp;IF([.E264]&lt;&gt;&quot;&quot;;&quot; &quot;&amp;[.E264];&quot;&quot;)" office:value-type="string" office:string-value="Patient primary language is deprecated">
            <text:p>Patient primary languag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languag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6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65]&amp;&quot; &quot;&amp;[.C265]&amp;&quot; &quot;&amp;[.D265]&amp;IF([.E265]&lt;&gt;&quot;&quot;;&quot; &quot;&amp;[.E265];&quot;&quot;)" office:value-type="string" office:string-value="Patient primary language is ignored">
            <text:p>Patient primary languag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languag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65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66]&amp;&quot; &quot;&amp;[.C266]&amp;&quot; &quot;&amp;[.D266]&amp;IF([.E266]&lt;&gt;&quot;&quot;;&quot; &quot;&amp;[.E266];&quot;&quot;)" office:value-type="string" office:string-value="Patient primary language is invalid">
            <text:p>Patient primary languag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languag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6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67]&amp;&quot; &quot;&amp;[.C267]&amp;&quot; &quot;&amp;[.D267]&amp;IF([.E267]&lt;&gt;&quot;&quot;;&quot; &quot;&amp;[.E267];&quot;&quot;)" office:value-type="string" office:string-value="Patient primary language is missing">
            <text:p>Patient primary languag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languag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6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68]&amp;&quot; &quot;&amp;[.C268]&amp;&quot; &quot;&amp;[.D268]&amp;IF([.E268]&lt;&gt;&quot;&quot;;&quot; &quot;&amp;[.E268];&quot;&quot;)" office:value-type="string" office:string-value="Patient primary language is unrecognized">
            <text:p>Patient primary languag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languag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6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69]&amp;&quot; &quot;&amp;[.C269]&amp;&quot; &quot;&amp;[.D269]&amp;IF([.E269]&lt;&gt;&quot;&quot;;&quot; &quot;&amp;[.E269];&quot;&quot;)" office:value-type="string" office:string-value="Patient primary physician id is deprecated">
            <text:p>Patient primary physician id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physician id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6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70]&amp;&quot; &quot;&amp;[.C270]&amp;&quot; &quot;&amp;[.D270]&amp;IF([.E270]&lt;&gt;&quot;&quot;;&quot; &quot;&amp;[.E270];&quot;&quot;)" office:value-type="string" office:string-value="Patient primary physician id is ignored">
            <text:p>Patient primary physician id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physician id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7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71]&amp;&quot; &quot;&amp;[.C271]&amp;&quot; &quot;&amp;[.D271]&amp;IF([.E271]&lt;&gt;&quot;&quot;;&quot; &quot;&amp;[.E271];&quot;&quot;)" office:value-type="string" office:string-value="Patient primary physician id is invalid">
            <text:p>Patient primary physician id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physician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7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72]&amp;&quot; &quot;&amp;[.C272]&amp;&quot; &quot;&amp;[.D272]&amp;IF([.E272]&lt;&gt;&quot;&quot;;&quot; &quot;&amp;[.E272];&quot;&quot;)" office:value-type="string" office:string-value="Patient primary physician id is missing">
            <text:p>Patient primary physician id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physician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7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73]&amp;&quot; &quot;&amp;[.C273]&amp;&quot; &quot;&amp;[.D273]&amp;IF([.E273]&lt;&gt;&quot;&quot;;&quot; &quot;&amp;[.E273];&quot;&quot;)" office:value-type="string" office:string-value="Patient primary physician id is unrecognized">
            <text:p>Patient primary physician id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physician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7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74]&amp;&quot; &quot;&amp;[.C274]&amp;&quot; &quot;&amp;[.D274]&amp;IF([.E274]&lt;&gt;&quot;&quot;;&quot; &quot;&amp;[.E274];&quot;&quot;)" office:value-type="string" office:string-value="Patient primary physician name is missing">
            <text:p>Patient primary physician nam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imary physician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7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75]&amp;&quot; &quot;&amp;[.C275]&amp;&quot; &quot;&amp;[.D275]&amp;IF([.E275]&lt;&gt;&quot;&quot;;&quot; &quot;&amp;[.E275];&quot;&quot;)" office:value-type="string" office:string-value="Patient protection indicator is deprecated">
            <text:p>Patient protection indicator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7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76]&amp;&quot; &quot;&amp;[.C276]&amp;&quot; &quot;&amp;[.D276]&amp;IF([.E276]&lt;&gt;&quot;&quot;;&quot; &quot;&amp;[.E276];&quot;&quot;)" office:value-type="string" office:string-value="Patient protection indicator is ignored">
            <text:p>Patient protection indicator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76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77]&amp;&quot; &quot;&amp;[.C277]&amp;&quot; &quot;&amp;[.D277]&amp;IF([.E277]&lt;&gt;&quot;&quot;;&quot; &quot;&amp;[.E277];&quot;&quot;)" office:value-type="string" office:string-value="Patient protection indicator is invalid">
            <text:p>Patient protection indicator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7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78]&amp;&quot; &quot;&amp;[.C278]&amp;&quot; &quot;&amp;[.D278]&amp;IF([.E278]&lt;&gt;&quot;&quot;;&quot; &quot;&amp;[.E278];&quot;&quot;)" office:value-type="string" office:string-value="Patient protection indicator is missing">
            <text:p>Patient protection indicator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7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79]&amp;&quot; &quot;&amp;[.C279]&amp;&quot; &quot;&amp;[.D279]&amp;IF([.E279]&lt;&gt;&quot;&quot;;&quot; &quot;&amp;[.E279];&quot;&quot;)" office:value-type="string" office:string-value="Patient protection indicator is unrecognized">
            <text:p>Patient protection indicator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7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0]&amp;&quot; &quot;&amp;[.C280]&amp;&quot; &quot;&amp;[.D280]&amp;IF([.E280]&lt;&gt;&quot;&quot;;&quot; &quot;&amp;[.E280];&quot;&quot;)" office:value-type="string" office:string-value="Patient protection indicator is valued as no">
            <text:p>Patient protection indicator is valued as no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1]&amp;&quot; &quot;&amp;[.C281]&amp;&quot; &quot;&amp;[.D281]&amp;IF([.E281]&lt;&gt;&quot;&quot;;&quot; &quot;&amp;[.E281];&quot;&quot;)" office:value-type="string" office:string-value="Patient protection indicator is valued as yes">
            <text:p>Patient protection indicator is valued as yes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rotection indicator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2]&amp;&quot; &quot;&amp;[.C282]&amp;&quot; &quot;&amp;[.D282]&amp;IF([.E282]&lt;&gt;&quot;&quot;;&quot; &quot;&amp;[.E282];&quot;&quot;)" office:value-type="string" office:string-value="Patient publicity code is deprecated">
            <text:p>Patient publicity cod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ublicity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3]&amp;&quot; &quot;&amp;[.C283]&amp;&quot; &quot;&amp;[.D283]&amp;IF([.E283]&lt;&gt;&quot;&quot;;&quot; &quot;&amp;[.E283];&quot;&quot;)" office:value-type="string" office:string-value="Patient publicity code is ignored">
            <text:p>Patient publicity cod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ublicity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8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84]&amp;&quot; &quot;&amp;[.C284]&amp;&quot; &quot;&amp;[.D284]&amp;IF([.E284]&lt;&gt;&quot;&quot;;&quot; &quot;&amp;[.E284];&quot;&quot;)" office:value-type="string" office:string-value="Patient publicity code is invalid">
            <text:p>Patient publicity cod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ublicity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5]&amp;&quot; &quot;&amp;[.C285]&amp;&quot; &quot;&amp;[.D285]&amp;IF([.E285]&lt;&gt;&quot;&quot;;&quot; &quot;&amp;[.E285];&quot;&quot;)" office:value-type="string" office:string-value="Patient publicity code is missing">
            <text:p>Patient publicity cod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ublicity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8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86]&amp;&quot; &quot;&amp;[.C286]&amp;&quot; &quot;&amp;[.D286]&amp;IF([.E286]&lt;&gt;&quot;&quot;;&quot; &quot;&amp;[.E286];&quot;&quot;)" office:value-type="string" office:string-value="Patient publicity code is unrecognized">
            <text:p>Patient publicity cod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publicity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7]&amp;&quot; &quot;&amp;[.C287]&amp;&quot; &quot;&amp;[.D287]&amp;IF([.E287]&lt;&gt;&quot;&quot;;&quot; &quot;&amp;[.E287];&quot;&quot;)" office:value-type="string" office:string-value="Patient race is deprecated">
            <text:p>Patient race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88]&amp;&quot; &quot;&amp;[.C288]&amp;&quot; &quot;&amp;[.D288]&amp;IF([.E288]&lt;&gt;&quot;&quot;;&quot; &quot;&amp;[.E288];&quot;&quot;)" office:value-type="string" office:string-value="Patient race is ignored">
            <text:p>Patient race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8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89]&amp;&quot; &quot;&amp;[.C289]&amp;&quot; &quot;&amp;[.D289]&amp;IF([.E289]&lt;&gt;&quot;&quot;;&quot; &quot;&amp;[.E289];&quot;&quot;)" office:value-type="string" office:string-value="Patient race is invalid">
            <text:p>Patient rac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8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90]&amp;&quot; &quot;&amp;[.C290]&amp;&quot; &quot;&amp;[.D290]&amp;IF([.E290]&lt;&gt;&quot;&quot;;&quot; &quot;&amp;[.E290];&quot;&quot;)" office:value-type="string" office:string-value="Patient race is missing">
            <text:p>Patient rac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9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91]&amp;&quot; &quot;&amp;[.C291]&amp;&quot; &quot;&amp;[.D291]&amp;IF([.E291]&lt;&gt;&quot;&quot;;&quot; &quot;&amp;[.E291];&quot;&quot;)" office:value-type="string" office:string-value="Patient race is unrecognized">
            <text:p>Patient race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9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92]&amp;&quot; &quot;&amp;[.C292]&amp;&quot; &quot;&amp;[.D292]&amp;IF([.E292]&lt;&gt;&quot;&quot;;&quot; &quot;&amp;[.E292];&quot;&quot;)" office:value-type="string" office:string-value="Patient registry id is missing">
            <text:p>Patient registry id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9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93]&amp;&quot; &quot;&amp;[.C293]&amp;&quot; &quot;&amp;[.D293]&amp;IF([.E293]&lt;&gt;&quot;&quot;;&quot; &quot;&amp;[.E293];&quot;&quot;)" office:value-type="string" office:string-value="Patient registry id is unrecognized">
            <text:p>Patient registry id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9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94]&amp;&quot; &quot;&amp;[.C294]&amp;&quot; &quot;&amp;[.D294]&amp;IF([.E294]&lt;&gt;&quot;&quot;;&quot; &quot;&amp;[.E294];&quot;&quot;)" office:value-type="string" office:string-value="Patient registry status is deprecated">
            <text:p>Patient registry status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status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9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95]&amp;&quot; &quot;&amp;[.C295]&amp;&quot; &quot;&amp;[.D295]&amp;IF([.E295]&lt;&gt;&quot;&quot;;&quot; &quot;&amp;[.E295];&quot;&quot;)" office:value-type="string" office:string-value="Patient registry status is ignored">
            <text:p>Patient registry status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status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295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296]&amp;&quot; &quot;&amp;[.C296]&amp;&quot; &quot;&amp;[.D296]&amp;IF([.E296]&lt;&gt;&quot;&quot;;&quot; &quot;&amp;[.E296];&quot;&quot;)" office:value-type="string" office:string-value="Patient registry status is invalid">
            <text:p>Patient registry status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status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9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97]&amp;&quot; &quot;&amp;[.C297]&amp;&quot; &quot;&amp;[.D297]&amp;IF([.E297]&lt;&gt;&quot;&quot;;&quot; &quot;&amp;[.E297];&quot;&quot;)" office:value-type="string" office:string-value="Patient registry status is missing">
            <text:p>Patient registry statu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statu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29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298]&amp;&quot; &quot;&amp;[.C298]&amp;&quot; &quot;&amp;[.D298]&amp;IF([.E298]&lt;&gt;&quot;&quot;;&quot; &quot;&amp;[.E298];&quot;&quot;)" office:value-type="string" office:string-value="Patient registry status is unrecognized">
            <text:p>Patient registry status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registry status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9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299]&amp;&quot; &quot;&amp;[.C299]&amp;&quot; &quot;&amp;[.D299]&amp;IF([.E299]&lt;&gt;&quot;&quot;;&quot; &quot;&amp;[.E299];&quot;&quot;)" office:value-type="string" office:string-value="Patient SSN is invalid">
            <text:p>Patient SSN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SSN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29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00]&amp;&quot; &quot;&amp;[.C300]&amp;&quot; &quot;&amp;[.D300]&amp;IF([.E300]&lt;&gt;&quot;&quot;;&quot; &quot;&amp;[.E300];&quot;&quot;)" office:value-type="string" office:string-value="Patient SSN is missing">
            <text:p>Patient SSN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SS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0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01]&amp;&quot; &quot;&amp;[.C301]&amp;&quot; &quot;&amp;[.D301]&amp;IF([.E301]&lt;&gt;&quot;&quot;;&quot; &quot;&amp;[.E301];&quot;&quot;)" office:value-type="string" office:string-value="Patient submitter id is missing">
            <text:p>Patient submitter id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submitter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01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02]&amp;&quot; &quot;&amp;[.C302]&amp;&quot; &quot;&amp;[.D302]&amp;IF([.E302]&lt;&gt;&quot;&quot;;&quot; &quot;&amp;[.E302];&quot;&quot;)" office:value-type="string" office:string-value="Patient submitter id authority is missing">
            <text:p>Patient submitter id authority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submitter id authorit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30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03]&amp;&quot; &quot;&amp;[.C303]&amp;&quot; &quot;&amp;[.D303]&amp;IF([.E303]&lt;&gt;&quot;&quot;;&quot; &quot;&amp;[.E303];&quot;&quot;)" office:value-type="string" office:string-value="Patient submitter id type code is missing">
            <text:p>Patient submitter id type cod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submitter id type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30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04]&amp;&quot; &quot;&amp;[.C304]&amp;&quot; &quot;&amp;[.D304]&amp;IF([.E304]&lt;&gt;&quot;&quot;;&quot; &quot;&amp;[.E304];&quot;&quot;)" office:value-type="string" office:string-value="Patient VFC effective date is before birth">
            <text:p>Patient VFC effective date is before birth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effective date</text:p>
          </table:table-cell>
          <table:table-cell table:style-name="ce3" office:value-type="string">
            <text:p>is before birth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0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05]&amp;&quot; &quot;&amp;[.C305]&amp;&quot; &quot;&amp;[.D305]&amp;IF([.E305]&lt;&gt;&quot;&quot;;&quot; &quot;&amp;[.E305];&quot;&quot;)" office:value-type="string" office:string-value="Patient VFC effective date is in future">
            <text:p>Patient VFC effective date is in future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effective date</text:p>
          </table:table-cell>
          <table:table-cell table:style-name="ce3" office:value-type="string">
            <text:p>is in futur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05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06]&amp;&quot; &quot;&amp;[.C306]&amp;&quot; &quot;&amp;[.D306]&amp;IF([.E306]&lt;&gt;&quot;&quot;;&quot; &quot;&amp;[.E306];&quot;&quot;)" office:value-type="string" office:string-value="Patient VFC effective date is invalid">
            <text:p>Patient VFC effective date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effective d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06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07]&amp;&quot; &quot;&amp;[.C307]&amp;&quot; &quot;&amp;[.D307]&amp;IF([.E307]&lt;&gt;&quot;&quot;;&quot; &quot;&amp;[.E307];&quot;&quot;)" office:value-type="string" office:string-value="Patient VFC effective date is missing">
            <text:p>Patient VFC effective date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effective d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0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08]&amp;&quot; &quot;&amp;[.C308]&amp;&quot; &quot;&amp;[.D308]&amp;IF([.E308]&lt;&gt;&quot;&quot;;&quot; &quot;&amp;[.E308];&quot;&quot;)" office:value-type="string" office:string-value="Patient VFC status is deprecated">
            <text:p>Patient VFC status is deprecat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status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0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09]&amp;&quot; &quot;&amp;[.C309]&amp;&quot; &quot;&amp;[.D309]&amp;IF([.E309]&lt;&gt;&quot;&quot;;&quot; &quot;&amp;[.E309];&quot;&quot;)" office:value-type="string" office:string-value="Patient VFC status is ignored">
            <text:p>Patient VFC status is ignor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status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09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10]&amp;&quot; &quot;&amp;[.C310]&amp;&quot; &quot;&amp;[.D310]&amp;IF([.E310]&lt;&gt;&quot;&quot;;&quot; &quot;&amp;[.E310];&quot;&quot;)" office:value-type="string" office:string-value="Patient VFC status is invalid">
            <text:p>Patient VFC status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status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1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11]&amp;&quot; &quot;&amp;[.C311]&amp;&quot; &quot;&amp;[.D311]&amp;IF([.E311]&lt;&gt;&quot;&quot;;&quot; &quot;&amp;[.E311];&quot;&quot;)" office:value-type="string" office:string-value="Patient VFC status is missing">
            <text:p>Patient VFC status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statu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1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12]&amp;&quot; &quot;&amp;[.C312]&amp;&quot; &quot;&amp;[.D312]&amp;IF([.E312]&lt;&gt;&quot;&quot;;&quot; &quot;&amp;[.E312];&quot;&quot;)" office:value-type="string" office:string-value="Patient VFC status is unrecognized">
            <text:p>Patient VFC status is unrecognize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VFC status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1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13]&amp;&quot; &quot;&amp;[.C313]&amp;&quot; &quot;&amp;[.D313]&amp;IF([.E313]&lt;&gt;&quot;&quot;;&quot; &quot;&amp;[.E313];&quot;&quot;)" office:value-type="string" office:string-value="Patient WIC id is invalid">
            <text:p>Patient WIC id is invalid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WIC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1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14]&amp;&quot; &quot;&amp;[.C314]&amp;&quot; &quot;&amp;[.D314]&amp;IF([.E314]&lt;&gt;&quot;&quot;;&quot; &quot;&amp;[.E314];&quot;&quot;)" office:value-type="string" office:string-value="Patient WIC id is missing">
            <text:p>Patient WIC id is missing</text:p>
          </table:table-cell>
          <table:table-cell table:style-name="ce3" office:value-type="string">
            <text:p>Patient</text:p>
          </table:table-cell>
          <table:table-cell table:style-name="ce3" office:value-type="string">
            <text:p>WIC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1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15]&amp;&quot; &quot;&amp;[.C315]&amp;&quot; &quot;&amp;[.D315]&amp;IF([.E315]&lt;&gt;&quot;&quot;;&quot; &quot;&amp;[.E315];&quot;&quot;)" office:value-type="string" office:string-value="Vaccination action code is deprecated">
            <text:p>Vaccination action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1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16]&amp;&quot; &quot;&amp;[.C316]&amp;&quot; &quot;&amp;[.D316]&amp;IF([.E316]&lt;&gt;&quot;&quot;;&quot; &quot;&amp;[.E316];&quot;&quot;)" office:value-type="string" office:string-value="Vaccination action code is ignored">
            <text:p>Vaccination action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16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17]&amp;&quot; &quot;&amp;[.C317]&amp;&quot; &quot;&amp;[.D317]&amp;IF([.E317]&lt;&gt;&quot;&quot;;&quot; &quot;&amp;[.E317];&quot;&quot;)" office:value-type="string" office:string-value="Vaccination action code is invalid">
            <text:p>Vaccination action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17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18]&amp;&quot; &quot;&amp;[.C318]&amp;&quot; &quot;&amp;[.D318]&amp;IF([.E318]&lt;&gt;&quot;&quot;;&quot; &quot;&amp;[.E318];&quot;&quot;)" office:value-type="string" office:string-value="Vaccination action code is missing">
            <text:p>Vaccination action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1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19]&amp;&quot; &quot;&amp;[.C319]&amp;&quot; &quot;&amp;[.D319]&amp;IF([.E319]&lt;&gt;&quot;&quot;;&quot; &quot;&amp;[.E319];&quot;&quot;)" office:value-type="string" office:string-value="Vaccination action code is unrecognized">
            <text:p>Vaccination action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1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20]&amp;&quot; &quot;&amp;[.C320]&amp;&quot; &quot;&amp;[.D320]&amp;IF([.E320]&lt;&gt;&quot;&quot;;&quot; &quot;&amp;[.E320];&quot;&quot;)" office:value-type="string" office:string-value="Vaccination action code is valued as add">
            <text:p>Vaccination action code is valued as ad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2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21]&amp;&quot; &quot;&amp;[.C321]&amp;&quot; &quot;&amp;[.D321]&amp;IF([.E321]&lt;&gt;&quot;&quot;;&quot; &quot;&amp;[.E321];&quot;&quot;)" office:value-type="string" office:string-value="Vaccination action code is valued as add or update">
            <text:p>Vaccination action code is valued as add or upd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add or update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2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22]&amp;&quot; &quot;&amp;[.C322]&amp;&quot; &quot;&amp;[.D322]&amp;IF([.E322]&lt;&gt;&quot;&quot;;&quot; &quot;&amp;[.E322];&quot;&quot;)" office:value-type="string" office:string-value="Vaccination action code is valued as delete">
            <text:p>Vaccination action code is valued as dele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2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23]&amp;&quot; &quot;&amp;[.C323]&amp;&quot; &quot;&amp;[.D323]&amp;IF([.E323]&lt;&gt;&quot;&quot;;&quot; &quot;&amp;[.E323];&quot;&quot;)" office:value-type="string" office:string-value="Vaccination action code is valued as update">
            <text:p>Vaccination action code is valued as upd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ction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update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2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24]&amp;&quot; &quot;&amp;[.C324]&amp;&quot; &quot;&amp;[.D324]&amp;IF([.E324]&lt;&gt;&quot;&quot;;&quot; &quot;&amp;[.E324];&quot;&quot;)" office:value-type="string" office:string-value="Vaccination admin code is deprecated">
            <text:p>Vaccination admin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2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25]&amp;&quot; &quot;&amp;[.C325]&amp;&quot; &quot;&amp;[.D325]&amp;IF([.E325]&lt;&gt;&quot;&quot;;&quot; &quot;&amp;[.E325];&quot;&quot;)" office:value-type="string" office:string-value="Vaccination admin code is ignored">
            <text:p>Vaccination admin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25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26]&amp;&quot; &quot;&amp;[.C326]&amp;&quot; &quot;&amp;[.D326]&amp;IF([.E326]&lt;&gt;&quot;&quot;;&quot; &quot;&amp;[.E326];&quot;&quot;)" office:value-type="string" office:string-value="Vaccination admin code is invalid">
            <text:p>Vaccination admin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26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27]&amp;&quot; &quot;&amp;[.C327]&amp;&quot; &quot;&amp;[.D327]&amp;IF([.E327]&lt;&gt;&quot;&quot;;&quot; &quot;&amp;[.E327];&quot;&quot;)" office:value-type="string" office:string-value="Vaccination admin code is missing">
            <text:p>Vaccination admin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formula="of:=[.G327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28]&amp;&quot; &quot;&amp;[.C328]&amp;&quot; &quot;&amp;[.D328]&amp;IF([.E328]&lt;&gt;&quot;&quot;;&quot; &quot;&amp;[.E328];&quot;&quot;)" office:value-type="string" office:string-value="Vaccination admin code is not specific">
            <text:p>Vaccination admin code is not specific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not specific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2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29]&amp;&quot; &quot;&amp;[.C329]&amp;&quot; &quot;&amp;[.D329]&amp;IF([.E329]&lt;&gt;&quot;&quot;;&quot; &quot;&amp;[.E329];&quot;&quot;)" office:value-type="string" office:string-value="Vaccination admin code is not vaccine">
            <text:p>Vaccination admin code is not vaccin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not vaccin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2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30]&amp;&quot; &quot;&amp;[.C330]&amp;&quot; &quot;&amp;[.D330]&amp;IF([.E330]&lt;&gt;&quot;&quot;;&quot; &quot;&amp;[.E330];&quot;&quot;)" office:value-type="string" office:string-value="Vaccination admin code is unrecognized">
            <text:p>Vaccination admin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formula="of:=[.G330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31]&amp;&quot; &quot;&amp;[.C331]&amp;&quot; &quot;&amp;[.D331]&amp;IF([.E331]&lt;&gt;&quot;&quot;;&quot; &quot;&amp;[.E331];&quot;&quot;)" office:value-type="string" office:string-value="Vaccination admin code is valued as not administered">
            <text:p>Vaccination admin code is valued as not administe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not administered</text:p>
          </table:table-cell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31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32]&amp;&quot; &quot;&amp;[.C332]&amp;&quot; &quot;&amp;[.D332]&amp;IF([.E332]&lt;&gt;&quot;&quot;;&quot; &quot;&amp;[.E332];&quot;&quot;)" office:value-type="string" office:string-value="Vaccination admin code is valued as unknown">
            <text:p>Vaccination admin code is valued as unknown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unknown</text:p>
          </table:table-cell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3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33]&amp;&quot; &quot;&amp;[.C333]&amp;&quot; &quot;&amp;[.D333]&amp;IF([.E333]&lt;&gt;&quot;&quot;;&quot; &quot;&amp;[.E333];&quot;&quot;)" office:value-type="string" office:string-value="Vaccination admin code may be variation of previously reported codes">
            <text:p>Vaccination admin code may be variation of previously reported codes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code</text:p>
          </table:table-cell>
          <table:table-cell table:style-name="ce3" office:value-type="string">
            <text:p>may be variation of previously reported codes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3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34]&amp;&quot; &quot;&amp;[.C334]&amp;&quot; &quot;&amp;[.D334]&amp;IF([.E334]&lt;&gt;&quot;&quot;;&quot; &quot;&amp;[.E334];&quot;&quot;)" office:value-type="string" office:string-value="Vaccination admin date is after lot expiration date">
            <text:p>Vaccination admin date is after lot expiration d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after lot expiration dat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3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35]&amp;&quot; &quot;&amp;[.C335]&amp;&quot; &quot;&amp;[.D335]&amp;IF([.E335]&lt;&gt;&quot;&quot;;&quot; &quot;&amp;[.E335];&quot;&quot;)" office:value-type="string" office:string-value="Vaccination admin date is after message submitted">
            <text:p>Vaccination admin date is after message submit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after message submitt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35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36]&amp;&quot; &quot;&amp;[.C336]&amp;&quot; &quot;&amp;[.D336]&amp;IF([.E336]&lt;&gt;&quot;&quot;;&quot; &quot;&amp;[.E336];&quot;&quot;)" office:value-type="string" office:string-value="Vaccination admin date is after patient death date">
            <text:p>Vaccination admin date is after patient death d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after patient death dat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36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37]&amp;&quot; &quot;&amp;[.C337]&amp;&quot; &quot;&amp;[.D337]&amp;IF([.E337]&lt;&gt;&quot;&quot;;&quot; &quot;&amp;[.E337];&quot;&quot;)" office:value-type="string" office:string-value="Vaccination admin date is after system entry date">
            <text:p>Vaccination admin date is after system entry d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after system entry dat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37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38]&amp;&quot; &quot;&amp;[.C338]&amp;&quot; &quot;&amp;[.D338]&amp;IF([.E338]&lt;&gt;&quot;&quot;;&quot; &quot;&amp;[.E338];&quot;&quot;)" office:value-type="string" office:string-value="Vaccination admin date is before birth">
            <text:p>Vaccination admin date is before birth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before birth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38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39]&amp;&quot; &quot;&amp;[.C339]&amp;&quot; &quot;&amp;[.D339]&amp;IF([.E339]&lt;&gt;&quot;&quot;;&quot; &quot;&amp;[.E339];&quot;&quot;)" office:value-type="string" office:string-value="Vaccination admin date is before or after expected vaccine usage range">
            <text:p>Vaccination admin date is before or after expected vaccine usage rang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before or after expected vaccine usage rang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3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40]&amp;&quot; &quot;&amp;[.C340]&amp;&quot; &quot;&amp;[.D340]&amp;IF([.E340]&lt;&gt;&quot;&quot;;&quot; &quot;&amp;[.E340];&quot;&quot;)" office:value-type="string" office:string-value="Vaccination admin date is before or after licensed vaccine range">
            <text:p>Vaccination admin date is before or after licensed vaccine rang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before or after licensed vaccine rang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40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41]&amp;&quot; &quot;&amp;[.C341]&amp;&quot; &quot;&amp;[.D341]&amp;IF([.E341]&lt;&gt;&quot;&quot;;&quot; &quot;&amp;[.E341];&quot;&quot;)" office:value-type="string" office:string-value="Vaccination admin date is before or after when expected for patient age">
            <text:p>Vaccination admin date is before or after when expected for patient ag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before or after when expected for patient ag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4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42]&amp;&quot; &quot;&amp;[.C342]&amp;&quot; &quot;&amp;[.D342]&amp;IF([.E342]&lt;&gt;&quot;&quot;;&quot; &quot;&amp;[.E342];&quot;&quot;)" office:value-type="string" office:string-value="Vaccination admin date is before or after when valid for patient age">
            <text:p>Vaccination admin date is before or after when valid for patient ag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before or after when valid for patient ag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42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43]&amp;&quot; &quot;&amp;[.C343]&amp;&quot; &quot;&amp;[.D343]&amp;IF([.E343]&lt;&gt;&quot;&quot;;&quot; &quot;&amp;[.E343];&quot;&quot;)" office:value-type="string" office:string-value="Vaccination admin date is invalid">
            <text:p>Vaccination admin dat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43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44]&amp;&quot; &quot;&amp;[.C344]&amp;&quot; &quot;&amp;[.D344]&amp;IF([.E344]&lt;&gt;&quot;&quot;;&quot; &quot;&amp;[.E344];&quot;&quot;)" office:value-type="string" office:string-value="Vaccination admin date is missing">
            <text:p>Vaccination admin dat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formula="of:=[.G34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45]&amp;&quot; &quot;&amp;[.C345]&amp;&quot; &quot;&amp;[.D345]&amp;IF([.E345]&lt;&gt;&quot;&quot;;&quot; &quot;&amp;[.E345];&quot;&quot;)" office:value-type="string" office:string-value="Vaccination admin date is on 15th day of month">
            <text:p>Vaccination admin date is on 15th day of month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on 15th day of month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4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46]&amp;&quot; &quot;&amp;[.C346]&amp;&quot; &quot;&amp;[.D346]&amp;IF([.E346]&lt;&gt;&quot;&quot;;&quot; &quot;&amp;[.E346];&quot;&quot;)" office:value-type="string" office:string-value="Vaccination admin date is on first day of month">
            <text:p>Vaccination admin date is on first day of month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on first day of month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4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47]&amp;&quot; &quot;&amp;[.C347]&amp;&quot; &quot;&amp;[.D347]&amp;IF([.E347]&lt;&gt;&quot;&quot;;&quot; &quot;&amp;[.E347];&quot;&quot;)" office:value-type="string" office:string-value="Vaccination admin date is on last day of month">
            <text:p>Vaccination admin date is on last day of month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on last day of month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4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48]&amp;&quot; &quot;&amp;[.C348]&amp;&quot; &quot;&amp;[.D348]&amp;IF([.E348]&lt;&gt;&quot;&quot;;&quot; &quot;&amp;[.E348];&quot;&quot;)" office:value-type="string" office:string-value="Vaccination admin date is reported late">
            <text:p>Vaccination admin date is reported l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</text:p>
          </table:table-cell>
          <table:table-cell table:style-name="ce3" office:value-type="string">
            <text:p>is reported lat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4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49]&amp;&quot; &quot;&amp;[.C349]&amp;&quot; &quot;&amp;[.D349]&amp;IF([.E349]&lt;&gt;&quot;&quot;;&quot; &quot;&amp;[.E349];&quot;&quot;)" office:value-type="string" office:string-value="Vaccination admin date end is different from start date">
            <text:p>Vaccination admin date end is different from start dat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 end</text:p>
          </table:table-cell>
          <table:table-cell table:style-name="ce3" office:value-type="string">
            <text:p>is different from start dat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4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50]&amp;&quot; &quot;&amp;[.C350]&amp;&quot; &quot;&amp;[.D350]&amp;IF([.E350]&lt;&gt;&quot;&quot;;&quot; &quot;&amp;[.E350];&quot;&quot;)" office:value-type="string" office:string-value="Vaccination admin date end is missing">
            <text:p>Vaccination admin date end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 date en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5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51]&amp;&quot; &quot;&amp;[.C351]&amp;&quot; &quot;&amp;[.D351]&amp;IF([.E351]&lt;&gt;&quot;&quot;;&quot; &quot;&amp;[.E351];&quot;&quot;)" office:value-type="string" office:string-value="Vaccination administered amount is invalid">
            <text:p>Vaccination administered amount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amoun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5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52]&amp;&quot; &quot;&amp;[.C352]&amp;&quot; &quot;&amp;[.D352]&amp;IF([.E352]&lt;&gt;&quot;&quot;;&quot; &quot;&amp;[.E352];&quot;&quot;)" office:value-type="string" office:string-value="Vaccination administered amount is missing">
            <text:p>Vaccination administered amount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amoun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5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53]&amp;&quot; &quot;&amp;[.C353]&amp;&quot; &quot;&amp;[.D353]&amp;IF([.E353]&lt;&gt;&quot;&quot;;&quot; &quot;&amp;[.E353];&quot;&quot;)" office:value-type="string" office:string-value="Vaccination administered amount is valued as zero">
            <text:p>Vaccination administered amount is valued as zero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amount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zero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5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54]&amp;&quot; &quot;&amp;[.C354]&amp;&quot; &quot;&amp;[.D354]&amp;IF([.E354]&lt;&gt;&quot;&quot;;&quot; &quot;&amp;[.E354];&quot;&quot;)" office:value-type="string" office:string-value="Vaccination administered amount is valued as unknown">
            <text:p>Vaccination administered amount is valued as unknown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amount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unknown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5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55]&amp;&quot; &quot;&amp;[.C355]&amp;&quot; &quot;&amp;[.D355]&amp;IF([.E355]&lt;&gt;&quot;&quot;;&quot; &quot;&amp;[.E355];&quot;&quot;)" office:value-type="string" office:string-value="Vaccination administered unit is deprecated">
            <text:p>Vaccination administered unit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unit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5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56]&amp;&quot; &quot;&amp;[.C356]&amp;&quot; &quot;&amp;[.D356]&amp;IF([.E356]&lt;&gt;&quot;&quot;;&quot; &quot;&amp;[.E356];&quot;&quot;)" office:value-type="string" office:string-value="Vaccination administered unit is ignored">
            <text:p>Vaccination administered unit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unit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56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57]&amp;&quot; &quot;&amp;[.C357]&amp;&quot; &quot;&amp;[.D357]&amp;IF([.E357]&lt;&gt;&quot;&quot;;&quot; &quot;&amp;[.E357];&quot;&quot;)" office:value-type="string" office:string-value="Vaccination administered unit is invalid">
            <text:p>Vaccination administered unit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uni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5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58]&amp;&quot; &quot;&amp;[.C358]&amp;&quot; &quot;&amp;[.D358]&amp;IF([.E358]&lt;&gt;&quot;&quot;;&quot; &quot;&amp;[.E358];&quot;&quot;)" office:value-type="string" office:string-value="Vaccination administered unit is missing">
            <text:p>Vaccination administered unit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uni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58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59]&amp;&quot; &quot;&amp;[.C359]&amp;&quot; &quot;&amp;[.D359]&amp;IF([.E359]&lt;&gt;&quot;&quot;;&quot; &quot;&amp;[.E359];&quot;&quot;)" office:value-type="string" office:string-value="Vaccination administered unit is unrecognized">
            <text:p>Vaccination administered unit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administered unit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5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0]&amp;&quot; &quot;&amp;[.C360]&amp;&quot; &quot;&amp;[.D360]&amp;IF([.E360]&lt;&gt;&quot;&quot;;&quot; &quot;&amp;[.E360];&quot;&quot;)" office:value-type="string" office:string-value="Vaccination body route is deprecated">
            <text:p>Vaccination body rout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rout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1]&amp;&quot; &quot;&amp;[.C361]&amp;&quot; &quot;&amp;[.D361]&amp;IF([.E361]&lt;&gt;&quot;&quot;;&quot; &quot;&amp;[.E361];&quot;&quot;)" office:value-type="string" office:string-value="Vaccination body route is ignored">
            <text:p>Vaccination body rout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rout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61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62]&amp;&quot; &quot;&amp;[.C362]&amp;&quot; &quot;&amp;[.D362]&amp;IF([.E362]&lt;&gt;&quot;&quot;;&quot; &quot;&amp;[.E362];&quot;&quot;)" office:value-type="string" office:string-value="Vaccination body route is invalid">
            <text:p>Vaccination body rout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rou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3]&amp;&quot; &quot;&amp;[.C363]&amp;&quot; &quot;&amp;[.D363]&amp;IF([.E363]&lt;&gt;&quot;&quot;;&quot; &quot;&amp;[.E363];&quot;&quot;)" office:value-type="string" office:string-value="Vaccination body route is invalid for vaccine indicated">
            <text:p>Vaccination body route is invalid for vaccine indi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route</text:p>
          </table:table-cell>
          <table:table-cell table:style-name="ce3" office:value-type="string">
            <text:p>is invalid for vaccine indi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4]&amp;&quot; &quot;&amp;[.C364]&amp;&quot; &quot;&amp;[.D364]&amp;IF([.E364]&lt;&gt;&quot;&quot;;&quot; &quot;&amp;[.E364];&quot;&quot;)" office:value-type="string" office:string-value="Vaccination body route is missing">
            <text:p>Vaccination body rout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rou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6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65]&amp;&quot; &quot;&amp;[.C365]&amp;&quot; &quot;&amp;[.D365]&amp;IF([.E365]&lt;&gt;&quot;&quot;;&quot; &quot;&amp;[.E365];&quot;&quot;)" office:value-type="string" office:string-value="Vaccination body route is unrecognized">
            <text:p>Vaccination body rout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rout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6]&amp;&quot; &quot;&amp;[.C366]&amp;&quot; &quot;&amp;[.D366]&amp;IF([.E366]&lt;&gt;&quot;&quot;;&quot; &quot;&amp;[.E366];&quot;&quot;)" office:value-type="string" office:string-value="Vaccination body site is deprecated">
            <text:p>Vaccination body sit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sit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7]&amp;&quot; &quot;&amp;[.C367]&amp;&quot; &quot;&amp;[.D367]&amp;IF([.E367]&lt;&gt;&quot;&quot;;&quot; &quot;&amp;[.E367];&quot;&quot;)" office:value-type="string" office:string-value="Vaccination body site is ignored">
            <text:p>Vaccination body sit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sit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67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68]&amp;&quot; &quot;&amp;[.C368]&amp;&quot; &quot;&amp;[.D368]&amp;IF([.E368]&lt;&gt;&quot;&quot;;&quot; &quot;&amp;[.E368];&quot;&quot;)" office:value-type="string" office:string-value="Vaccination body site is invalid">
            <text:p>Vaccination body sit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si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69]&amp;&quot; &quot;&amp;[.C369]&amp;&quot; &quot;&amp;[.D369]&amp;IF([.E369]&lt;&gt;&quot;&quot;;&quot; &quot;&amp;[.E369];&quot;&quot;)" office:value-type="string" office:string-value="Vaccination body site is invalid for vaccine indicated">
            <text:p>Vaccination body site is invalid for vaccine indi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site</text:p>
          </table:table-cell>
          <table:table-cell table:style-name="ce3" office:value-type="string">
            <text:p>is invalid for vaccine indi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6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70]&amp;&quot; &quot;&amp;[.C370]&amp;&quot; &quot;&amp;[.D370]&amp;IF([.E370]&lt;&gt;&quot;&quot;;&quot; &quot;&amp;[.E370];&quot;&quot;)" office:value-type="string" office:string-value="Vaccination body site is missing">
            <text:p>Vaccination body sit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si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7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71]&amp;&quot; &quot;&amp;[.C371]&amp;&quot; &quot;&amp;[.D371]&amp;IF([.E371]&lt;&gt;&quot;&quot;;&quot; &quot;&amp;[.E371];&quot;&quot;)" office:value-type="string" office:string-value="Vaccination body site is unrecognized">
            <text:p>Vaccination body sit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body sit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7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72]&amp;&quot; &quot;&amp;[.C372]&amp;&quot; &quot;&amp;[.D372]&amp;IF([.E372]&lt;&gt;&quot;&quot;;&quot; &quot;&amp;[.E372];&quot;&quot;)" office:value-type="string" office:string-value="Vaccination completion status is deprecated">
            <text:p>Vaccination completion status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7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73]&amp;&quot; &quot;&amp;[.C373]&amp;&quot; &quot;&amp;[.D373]&amp;IF([.E373]&lt;&gt;&quot;&quot;;&quot; &quot;&amp;[.E373];&quot;&quot;)" office:value-type="string" office:string-value="Vaccination completion status is ignored">
            <text:p>Vaccination completion status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W</text:p>
          </table:table-cell>
          <table:table-cell table:style-name="ce3" table:formula="of:=[.G37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74]&amp;&quot; &quot;&amp;[.C374]&amp;&quot; &quot;&amp;[.D374]&amp;IF([.E374]&lt;&gt;&quot;&quot;;&quot; &quot;&amp;[.E374];&quot;&quot;)" office:value-type="string" office:string-value="Vaccination completion status is invalid">
            <text:p>Vaccination completion status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7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75]&amp;&quot; &quot;&amp;[.C375]&amp;&quot; &quot;&amp;[.D375]&amp;IF([.E375]&lt;&gt;&quot;&quot;;&quot; &quot;&amp;[.E375];&quot;&quot;)" office:value-type="string" office:string-value="Vaccination completion status is missing">
            <text:p>Vaccination completion status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7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76]&amp;&quot; &quot;&amp;[.C376]&amp;&quot; &quot;&amp;[.D376]&amp;IF([.E376]&lt;&gt;&quot;&quot;;&quot; &quot;&amp;[.E376];&quot;&quot;)" office:value-type="string" office:string-value="Vaccination completion status is unrecognized">
            <text:p>Vaccination completion status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376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77]&amp;&quot; &quot;&amp;[.C377]&amp;&quot; &quot;&amp;[.D377]&amp;IF([.E377]&lt;&gt;&quot;&quot;;&quot; &quot;&amp;[.E377];&quot;&quot;)" office:value-type="string" office:string-value="Vaccination completion status is valued as completed">
            <text:p>Vaccination completion status is valued as comple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7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78]&amp;&quot; &quot;&amp;[.C378]&amp;&quot; &quot;&amp;[.D378]&amp;IF([.E378]&lt;&gt;&quot;&quot;;&quot; &quot;&amp;[.E378];&quot;&quot;)" office:value-type="string" office:string-value="Vaccination completion status is valued as not administered">
            <text:p>Vaccination completion status is valued as not administe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not administered</text:p>
          </table:table-cell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W</text:p>
          </table:table-cell>
          <table:table-cell table:style-name="ce3" table:formula="of:=[.G37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79]&amp;&quot; &quot;&amp;[.C379]&amp;&quot; &quot;&amp;[.D379]&amp;IF([.E379]&lt;&gt;&quot;&quot;;&quot; &quot;&amp;[.E379];&quot;&quot;)" office:value-type="string" office:string-value="Vaccination completion status is valued as partially administered">
            <text:p>Vaccination completion status is valued as partially administe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partially administered</text:p>
          </table:table-cell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W</text:p>
          </table:table-cell>
          <table:table-cell table:style-name="ce3" table:formula="of:=[.G379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80]&amp;&quot; &quot;&amp;[.C380]&amp;&quot; &quot;&amp;[.D380]&amp;IF([.E380]&lt;&gt;&quot;&quot;;&quot; &quot;&amp;[.E380];&quot;&quot;)" office:value-type="string" office:string-value="Vaccination completion status is valued as refused">
            <text:p>Vaccination completion status is valued as refus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mpletion status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refused</text:p>
          </table:table-cell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W</text:p>
          </table:table-cell>
          <table:table-cell table:style-name="ce3" table:formula="of:=[.G38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81]&amp;&quot; &quot;&amp;[.C381]&amp;&quot; &quot;&amp;[.D381]&amp;IF([.E381]&lt;&gt;&quot;&quot;;&quot; &quot;&amp;[.E381];&quot;&quot;)" office:value-type="string" office:string-value="Vaccination confidentiality code is deprecated">
            <text:p>Vaccination confidentiality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nfidentiality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8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82]&amp;&quot; &quot;&amp;[.C382]&amp;&quot; &quot;&amp;[.D382]&amp;IF([.E382]&lt;&gt;&quot;&quot;;&quot; &quot;&amp;[.E382];&quot;&quot;)" office:value-type="string" office:string-value="Vaccination confidentiality code is ignored">
            <text:p>Vaccination confidentiality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nfidentiality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82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83]&amp;&quot; &quot;&amp;[.C383]&amp;&quot; &quot;&amp;[.D383]&amp;IF([.E383]&lt;&gt;&quot;&quot;;&quot; &quot;&amp;[.E383];&quot;&quot;)" office:value-type="string" office:string-value="Vaccination confidentiality code is invalid">
            <text:p>Vaccination confidentiality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nfidentiality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383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384]&amp;&quot; &quot;&amp;[.C384]&amp;&quot; &quot;&amp;[.D384]&amp;IF([.E384]&lt;&gt;&quot;&quot;;&quot; &quot;&amp;[.E384];&quot;&quot;)" office:value-type="string" office:string-value="Vaccination confidentiality code is missing">
            <text:p>Vaccination confidentiality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nfidentiality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8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85]&amp;&quot; &quot;&amp;[.C385]&amp;&quot; &quot;&amp;[.D385]&amp;IF([.E385]&lt;&gt;&quot;&quot;;&quot; &quot;&amp;[.E385];&quot;&quot;)" office:value-type="string" office:string-value="Vaccination confidentiality code is unrecognized">
            <text:p>Vaccination confidentiality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nfidentiality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8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86]&amp;&quot; &quot;&amp;[.C386]&amp;&quot; &quot;&amp;[.D386]&amp;IF([.E386]&lt;&gt;&quot;&quot;;&quot; &quot;&amp;[.E386];&quot;&quot;)" office:value-type="string" office:string-value="Vaccination confidentiality code is valued as restricted">
            <text:p>Vaccination confidentiality code is valued as restric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onfidentiality cod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restricted</text:p>
          </table:table-cell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8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87]&amp;&quot; &quot;&amp;[.C387]&amp;&quot; &quot;&amp;[.D387]&amp;IF([.E387]&lt;&gt;&quot;&quot;;&quot; &quot;&amp;[.E387];&quot;&quot;)" office:value-type="string" office:string-value="Vaccination CPT code is deprecated">
            <text:p>Vaccination CPT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8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88]&amp;&quot; &quot;&amp;[.C388]&amp;&quot; &quot;&amp;[.D388]&amp;IF([.E388]&lt;&gt;&quot;&quot;;&quot; &quot;&amp;[.E388];&quot;&quot;)" office:value-type="string" office:string-value="Vaccination CPT code is ignored">
            <text:p>Vaccination CPT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8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89]&amp;&quot; &quot;&amp;[.C389]&amp;&quot; &quot;&amp;[.D389]&amp;IF([.E389]&lt;&gt;&quot;&quot;;&quot; &quot;&amp;[.E389];&quot;&quot;)" office:value-type="string" office:string-value="Vaccination CPT code is invalid">
            <text:p>Vaccination CPT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8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0]&amp;&quot; &quot;&amp;[.C390]&amp;&quot; &quot;&amp;[.D390]&amp;IF([.E390]&lt;&gt;&quot;&quot;;&quot; &quot;&amp;[.E390];&quot;&quot;)" office:value-type="string" office:string-value="Vaccination CPT code is missing">
            <text:p>Vaccination CPT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9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91]&amp;&quot; &quot;&amp;[.C391]&amp;&quot; &quot;&amp;[.D391]&amp;IF([.E391]&lt;&gt;&quot;&quot;;&quot; &quot;&amp;[.E391];&quot;&quot;)" office:value-type="string" office:string-value="Vaccination CPT code is unrecognized">
            <text:p>Vaccination CPT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9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2]&amp;&quot; &quot;&amp;[.C392]&amp;&quot; &quot;&amp;[.D392]&amp;IF([.E392]&lt;&gt;&quot;&quot;;&quot; &quot;&amp;[.E392];&quot;&quot;)" office:value-type="string" office:string-value="Vaccination CVX code is deprecated">
            <text:p>Vaccination CVX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9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3]&amp;&quot; &quot;&amp;[.C393]&amp;&quot; &quot;&amp;[.D393]&amp;IF([.E393]&lt;&gt;&quot;&quot;;&quot; &quot;&amp;[.E393];&quot;&quot;)" office:value-type="string" office:string-value="Vaccination CVX code is ignored">
            <text:p>Vaccination CVX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9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394]&amp;&quot; &quot;&amp;[.C394]&amp;&quot; &quot;&amp;[.D394]&amp;IF([.E394]&lt;&gt;&quot;&quot;;&quot; &quot;&amp;[.E394];&quot;&quot;)" office:value-type="string" office:string-value="Vaccination CVX code is invalid">
            <text:p>Vaccination CVX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9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5]&amp;&quot; &quot;&amp;[.C395]&amp;&quot; &quot;&amp;[.D395]&amp;IF([.E395]&lt;&gt;&quot;&quot;;&quot; &quot;&amp;[.E395];&quot;&quot;)" office:value-type="string" office:string-value="Vaccination CVX code is missing">
            <text:p>Vaccination CVX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39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396]&amp;&quot; &quot;&amp;[.C396]&amp;&quot; &quot;&amp;[.D396]&amp;IF([.E396]&lt;&gt;&quot;&quot;;&quot; &quot;&amp;[.E396];&quot;&quot;)" office:value-type="string" office:string-value="Vaccination CVX code is unrecognized">
            <text:p>Vaccination CVX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9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7]&amp;&quot; &quot;&amp;[.C397]&amp;&quot; &quot;&amp;[.D397]&amp;IF([.E397]&lt;&gt;&quot;&quot;;&quot; &quot;&amp;[.E397];&quot;&quot;)" office:value-type="string" office:string-value="Vaccination CVX code and CPT code are inconsistent">
            <text:p>Vaccination CVX code and CPT code are inconsistent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CVX code and CPT code</text:p>
          </table:table-cell>
          <table:table-cell table:style-name="ce3" office:value-type="string">
            <text:p>are inconsistent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39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8]&amp;&quot; &quot;&amp;[.C398]&amp;&quot; &quot;&amp;[.D398]&amp;IF([.E398]&lt;&gt;&quot;&quot;;&quot; &quot;&amp;[.E398];&quot;&quot;)" office:value-type="string" office:string-value="Vaccination facility id is deprecated">
            <text:p>Vaccination facility id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acility id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39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399]&amp;&quot; &quot;&amp;[.C399]&amp;&quot; &quot;&amp;[.D399]&amp;IF([.E399]&lt;&gt;&quot;&quot;;&quot; &quot;&amp;[.E399];&quot;&quot;)" office:value-type="string" office:string-value="Vaccination facility id is ignored">
            <text:p>Vaccination facility id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acility id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399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00]&amp;&quot; &quot;&amp;[.C400]&amp;&quot; &quot;&amp;[.D400]&amp;IF([.E400]&lt;&gt;&quot;&quot;;&quot; &quot;&amp;[.E400];&quot;&quot;)" office:value-type="string" office:string-value="Vaccination facility id is invalid">
            <text:p>Vaccination facility id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acility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40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01]&amp;&quot; &quot;&amp;[.C401]&amp;&quot; &quot;&amp;[.D401]&amp;IF([.E401]&lt;&gt;&quot;&quot;;&quot; &quot;&amp;[.E401];&quot;&quot;)" office:value-type="string" office:string-value="Vaccination facility id is missing">
            <text:p>Vaccination facility id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acility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40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02]&amp;&quot; &quot;&amp;[.C402]&amp;&quot; &quot;&amp;[.D402]&amp;IF([.E402]&lt;&gt;&quot;&quot;;&quot; &quot;&amp;[.E402];&quot;&quot;)" office:value-type="string" office:string-value="Vaccination facility id is unrecognized">
            <text:p>Vaccination facility id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acility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40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03]&amp;&quot; &quot;&amp;[.C403]&amp;&quot; &quot;&amp;[.D403]&amp;IF([.E403]&lt;&gt;&quot;&quot;;&quot; &quot;&amp;[.E403];&quot;&quot;)" office:value-type="string" office:string-value="Vaccination facility name is missing">
            <text:p>Vaccination facility nam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acility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03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04]&amp;&quot; &quot;&amp;[.C404]&amp;&quot; &quot;&amp;[.D404]&amp;IF([.E404]&lt;&gt;&quot;&quot;;&quot; &quot;&amp;[.E404];&quot;&quot;)" office:value-type="string" office:string-value="Vaccination filler order number is deprecated">
            <text:p>Vaccination filler order number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ller order number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0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05]&amp;&quot; &quot;&amp;[.C405]&amp;&quot; &quot;&amp;[.D405]&amp;IF([.E405]&lt;&gt;&quot;&quot;;&quot; &quot;&amp;[.E405];&quot;&quot;)" office:value-type="string" office:string-value="Vaccination filler order number is ignored">
            <text:p>Vaccination filler order number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ller order number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05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06]&amp;&quot; &quot;&amp;[.C406]&amp;&quot; &quot;&amp;[.D406]&amp;IF([.E406]&lt;&gt;&quot;&quot;;&quot; &quot;&amp;[.E406];&quot;&quot;)" office:value-type="string" office:string-value="Vaccination filler order number is invalid">
            <text:p>Vaccination filler order number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ller order numb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40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07]&amp;&quot; &quot;&amp;[.C407]&amp;&quot; &quot;&amp;[.D407]&amp;IF([.E407]&lt;&gt;&quot;&quot;;&quot; &quot;&amp;[.E407];&quot;&quot;)" office:value-type="string" office:string-value="Vaccination filler order number is missing">
            <text:p>Vaccination filler order number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ller order numb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40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08]&amp;&quot; &quot;&amp;[.C408]&amp;&quot; &quot;&amp;[.D408]&amp;IF([.E408]&lt;&gt;&quot;&quot;;&quot; &quot;&amp;[.E408];&quot;&quot;)" office:value-type="string" office:string-value="Vaccination filler order number is unrecognized">
            <text:p>Vaccination filler order number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ller order numbe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0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09]&amp;&quot; &quot;&amp;[.C409]&amp;&quot; &quot;&amp;[.D409]&amp;IF([.E409]&lt;&gt;&quot;&quot;;&quot; &quot;&amp;[.E409];&quot;&quot;)" office:value-type="string" office:string-value="Vaccination financial eligibility code is deprecated">
            <text:p>Vaccination financial eligibility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nancial eligibility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0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0]&amp;&quot; &quot;&amp;[.C410]&amp;&quot; &quot;&amp;[.D410]&amp;IF([.E410]&lt;&gt;&quot;&quot;;&quot; &quot;&amp;[.E410];&quot;&quot;)" office:value-type="string" office:string-value="Vaccination financial eligibility code is ignored">
            <text:p>Vaccination financial eligibility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nancial eligibility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10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11]&amp;&quot; &quot;&amp;[.C411]&amp;&quot; &quot;&amp;[.D411]&amp;IF([.E411]&lt;&gt;&quot;&quot;;&quot; &quot;&amp;[.E411];&quot;&quot;)" office:value-type="string" office:string-value="Vaccination financial eligibility code is invalid">
            <text:p>Vaccination financial eligibility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nancial eligibility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1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2]&amp;&quot; &quot;&amp;[.C412]&amp;&quot; &quot;&amp;[.D412]&amp;IF([.E412]&lt;&gt;&quot;&quot;;&quot; &quot;&amp;[.E412];&quot;&quot;)" office:value-type="string" office:string-value="Vaccination financial eligibility code is missing">
            <text:p>Vaccination financial eligibility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nancial eligibility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table:formula="of:=[.G41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3]&amp;&quot; &quot;&amp;[.C413]&amp;&quot; &quot;&amp;[.D413]&amp;IF([.E413]&lt;&gt;&quot;&quot;;&quot; &quot;&amp;[.E413];&quot;&quot;)" office:value-type="string" office:string-value="Vaccination financial eligibility code is unrecognized">
            <text:p>Vaccination financial eligibility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financial eligibility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1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4]&amp;&quot; &quot;&amp;[.C414]&amp;&quot; &quot;&amp;[.D414]&amp;IF([.E414]&lt;&gt;&quot;&quot;;&quot; &quot;&amp;[.E414];&quot;&quot;)" office:value-type="string" office:string-value="Vaccination given by is deprecated">
            <text:p>Vaccination given by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given b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1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5]&amp;&quot; &quot;&amp;[.C415]&amp;&quot; &quot;&amp;[.D415]&amp;IF([.E415]&lt;&gt;&quot;&quot;;&quot; &quot;&amp;[.E415];&quot;&quot;)" office:value-type="string" office:string-value="Vaccination given by is ignored">
            <text:p>Vaccination given by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given b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15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16]&amp;&quot; &quot;&amp;[.C416]&amp;&quot; &quot;&amp;[.D416]&amp;IF([.E416]&lt;&gt;&quot;&quot;;&quot; &quot;&amp;[.E416];&quot;&quot;)" office:value-type="string" office:string-value="Vaccination given by is invalid">
            <text:p>Vaccination given by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given b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1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7]&amp;&quot; &quot;&amp;[.C417]&amp;&quot; &quot;&amp;[.D417]&amp;IF([.E417]&lt;&gt;&quot;&quot;;&quot; &quot;&amp;[.E417];&quot;&quot;)" office:value-type="string" office:string-value="Vaccination given by is missing">
            <text:p>Vaccination given by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given b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1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18]&amp;&quot; &quot;&amp;[.C418]&amp;&quot; &quot;&amp;[.D418]&amp;IF([.E418]&lt;&gt;&quot;&quot;;&quot; &quot;&amp;[.E418];&quot;&quot;)" office:value-type="string" office:string-value="Vaccination given by is unrecognized">
            <text:p>Vaccination given by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given b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1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19]&amp;&quot; &quot;&amp;[.C419]&amp;&quot; &quot;&amp;[.D419]&amp;IF([.E419]&lt;&gt;&quot;&quot;;&quot; &quot;&amp;[.E419];&quot;&quot;)" office:value-type="string" office:string-value="Vaccination id is missing">
            <text:p>Vaccination id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19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20]&amp;&quot; &quot;&amp;[.C420]&amp;&quot; &quot;&amp;[.D420]&amp;IF([.E420]&lt;&gt;&quot;&quot;;&quot; &quot;&amp;[.E420];&quot;&quot;)" office:value-type="string" office:string-value="Vaccination id of receiver is missing">
            <text:p>Vaccination id of receiver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d of receiv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2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21]&amp;&quot; &quot;&amp;[.C421]&amp;&quot; &quot;&amp;[.D421]&amp;IF([.E421]&lt;&gt;&quot;&quot;;&quot; &quot;&amp;[.E421];&quot;&quot;)" office:value-type="string" office:string-value="Vaccination id of receiver is unrecognized">
            <text:p>Vaccination id of receiver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d of receive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2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22]&amp;&quot; &quot;&amp;[.C422]&amp;&quot; &quot;&amp;[.D422]&amp;IF([.E422]&lt;&gt;&quot;&quot;;&quot; &quot;&amp;[.E422];&quot;&quot;)" office:value-type="string" office:string-value="Vaccination id of sender is missing">
            <text:p>Vaccination id of sender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d of send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2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23]&amp;&quot; &quot;&amp;[.C423]&amp;&quot; &quot;&amp;[.D423]&amp;IF([.E423]&lt;&gt;&quot;&quot;;&quot; &quot;&amp;[.E423];&quot;&quot;)" office:value-type="string" office:string-value="Vaccination id of sender is unrecognized">
            <text:p>Vaccination id of sender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d of sende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2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24]&amp;&quot; &quot;&amp;[.C424]&amp;&quot; &quot;&amp;[.D424]&amp;IF([.E424]&lt;&gt;&quot;&quot;;&quot; &quot;&amp;[.E424];&quot;&quot;)" office:value-type="string" office:string-value="Vaccination information source is administered but appears to historical">
            <text:p>Vaccination information source is administered but appears to historical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administered but appears to historical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2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25]&amp;&quot; &quot;&amp;[.C425]&amp;&quot; &quot;&amp;[.D425]&amp;IF([.E425]&lt;&gt;&quot;&quot;;&quot; &quot;&amp;[.E425];&quot;&quot;)" office:value-type="string" office:string-value="Vaccination information source is deprecated">
            <text:p>Vaccination information sourc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2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26]&amp;&quot; &quot;&amp;[.C426]&amp;&quot; &quot;&amp;[.D426]&amp;IF([.E426]&lt;&gt;&quot;&quot;;&quot; &quot;&amp;[.E426];&quot;&quot;)" office:value-type="string" office:string-value="Vaccination information source is historical but appears to be administered">
            <text:p>Vaccination information source is historical but appears to be administe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historical but appears to be administer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2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27]&amp;&quot; &quot;&amp;[.C427]&amp;&quot; &quot;&amp;[.D427]&amp;IF([.E427]&lt;&gt;&quot;&quot;;&quot; &quot;&amp;[.E427];&quot;&quot;)" office:value-type="string" office:string-value="Vaccination information source is ignored">
            <text:p>Vaccination information sourc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27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28]&amp;&quot; &quot;&amp;[.C428]&amp;&quot; &quot;&amp;[.D428]&amp;IF([.E428]&lt;&gt;&quot;&quot;;&quot; &quot;&amp;[.E428];&quot;&quot;)" office:value-type="string" office:string-value="Vaccination information source is invalid">
            <text:p>Vaccination information sourc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428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29]&amp;&quot; &quot;&amp;[.C429]&amp;&quot; &quot;&amp;[.D429]&amp;IF([.E429]&lt;&gt;&quot;&quot;;&quot; &quot;&amp;[.E429];&quot;&quot;)" office:value-type="string" office:string-value="Vaccination information source is missing">
            <text:p>Vaccination information sourc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429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30]&amp;&quot; &quot;&amp;[.C430]&amp;&quot; &quot;&amp;[.D430]&amp;IF([.E430]&lt;&gt;&quot;&quot;;&quot; &quot;&amp;[.E430];&quot;&quot;)" office:value-type="string" office:string-value="Vaccination information source is unrecognized">
            <text:p>Vaccination information sourc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430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31]&amp;&quot; &quot;&amp;[.C431]&amp;&quot; &quot;&amp;[.D431]&amp;IF([.E431]&lt;&gt;&quot;&quot;;&quot; &quot;&amp;[.E431];&quot;&quot;)" office:value-type="string" office:string-value="Vaccination information source is valued as administered">
            <text:p>Vaccination information source is valued as administe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administered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3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32]&amp;&quot; &quot;&amp;[.C432]&amp;&quot; &quot;&amp;[.D432]&amp;IF([.E432]&lt;&gt;&quot;&quot;;&quot; &quot;&amp;[.E432];&quot;&quot;)" office:value-type="string" office:string-value="Vaccination information source is valued as historical">
            <text:p>Vaccination information source is valued as historical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information source</text:p>
          </table:table-cell>
          <table:table-cell table:style-name="ce3" office:value-type="string">
            <text:p>is valued as</text:p>
          </table:table-cell>
          <table:table-cell table:style-name="ce3" office:value-type="string">
            <text:p>historical</text:p>
          </table:table-cell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3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33]&amp;&quot; &quot;&amp;[.C433]&amp;&quot; &quot;&amp;[.D433]&amp;IF([.E433]&lt;&gt;&quot;&quot;;&quot; &quot;&amp;[.E433];&quot;&quot;)" office:value-type="string" office:string-value="Vaccination lot expiration date is invalid">
            <text:p>Vaccination lot expiration dat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lot expiration dat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3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34]&amp;&quot; &quot;&amp;[.C434]&amp;&quot; &quot;&amp;[.D434]&amp;IF([.E434]&lt;&gt;&quot;&quot;;&quot; &quot;&amp;[.E434];&quot;&quot;)" office:value-type="string" office:string-value="Vaccination lot expiration date is missing">
            <text:p>Vaccination lot expiration dat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lot expiration dat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34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35]&amp;&quot; &quot;&amp;[.C435]&amp;&quot; &quot;&amp;[.D435]&amp;IF([.E435]&lt;&gt;&quot;&quot;;&quot; &quot;&amp;[.E435];&quot;&quot;)" office:value-type="string" office:string-value="Vaccination lot number is invalid">
            <text:p>Vaccination lot number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lot numb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3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36]&amp;&quot; &quot;&amp;[.C436]&amp;&quot; &quot;&amp;[.D436]&amp;IF([.E436]&lt;&gt;&quot;&quot;;&quot; &quot;&amp;[.E436];&quot;&quot;)" office:value-type="string" office:string-value="Vaccination lot number is missing">
            <text:p>Vaccination lot number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lot numb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3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37]&amp;&quot; &quot;&amp;[.C437]&amp;&quot; &quot;&amp;[.D437]&amp;IF([.E437]&lt;&gt;&quot;&quot;;&quot; &quot;&amp;[.E437];&quot;&quot;)" office:value-type="string" office:string-value="Vaccination manufacturer code is deprecated">
            <text:p>Vaccination manufacturer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manufacturer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3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38]&amp;&quot; &quot;&amp;[.C438]&amp;&quot; &quot;&amp;[.D438]&amp;IF([.E438]&lt;&gt;&quot;&quot;;&quot; &quot;&amp;[.E438];&quot;&quot;)" office:value-type="string" office:string-value="Vaccination manufacturer code is ignored">
            <text:p>Vaccination manufacturer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manufacturer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3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39]&amp;&quot; &quot;&amp;[.C439]&amp;&quot; &quot;&amp;[.D439]&amp;IF([.E439]&lt;&gt;&quot;&quot;;&quot; &quot;&amp;[.E439];&quot;&quot;)" office:value-type="string" office:string-value="Vaccination manufacturer code is invalid">
            <text:p>Vaccination manufacturer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manufacturer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3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0]&amp;&quot; &quot;&amp;[.C440]&amp;&quot; &quot;&amp;[.D440]&amp;IF([.E440]&lt;&gt;&quot;&quot;;&quot; &quot;&amp;[.E440];&quot;&quot;)" office:value-type="string" office:string-value="Vaccination manufacturer code is missing">
            <text:p>Vaccination manufacturer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manufacturer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4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1]&amp;&quot; &quot;&amp;[.C441]&amp;&quot; &quot;&amp;[.D441]&amp;IF([.E441]&lt;&gt;&quot;&quot;;&quot; &quot;&amp;[.E441];&quot;&quot;)" office:value-type="string" office:string-value="Vaccination manufacturer code is unrecognized">
            <text:p>Vaccination manufacturer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manufacturer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4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2]&amp;&quot; &quot;&amp;[.C442]&amp;&quot; &quot;&amp;[.D442]&amp;IF([.E442]&lt;&gt;&quot;&quot;;&quot; &quot;&amp;[.E442];&quot;&quot;)" office:value-type="string" office:string-value="Vaccination order control code is deprecated">
            <text:p>Vaccination order control code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control code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4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3]&amp;&quot; &quot;&amp;[.C443]&amp;&quot; &quot;&amp;[.D443]&amp;IF([.E443]&lt;&gt;&quot;&quot;;&quot; &quot;&amp;[.E443];&quot;&quot;)" office:value-type="string" office:string-value="Vaccination order control code is ignored">
            <text:p>Vaccination order control code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control code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43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44]&amp;&quot; &quot;&amp;[.C444]&amp;&quot; &quot;&amp;[.D444]&amp;IF([.E444]&lt;&gt;&quot;&quot;;&quot; &quot;&amp;[.E444];&quot;&quot;)" office:value-type="string" office:string-value="Vaccination order control code is invalid">
            <text:p>Vaccination order control cod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control cod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44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5]&amp;&quot; &quot;&amp;[.C445]&amp;&quot; &quot;&amp;[.D445]&amp;IF([.E445]&lt;&gt;&quot;&quot;;&quot; &quot;&amp;[.E445];&quot;&quot;)" office:value-type="string" office:string-value="Vaccination order control code is missing">
            <text:p>Vaccination order control cod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control cod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44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46]&amp;&quot; &quot;&amp;[.C446]&amp;&quot; &quot;&amp;[.D446]&amp;IF([.E446]&lt;&gt;&quot;&quot;;&quot; &quot;&amp;[.E446];&quot;&quot;)" office:value-type="string" office:string-value="Vaccination order control code is unrecognized">
            <text:p>Vaccination order control code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control code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44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47]&amp;&quot; &quot;&amp;[.C447]&amp;&quot; &quot;&amp;[.D447]&amp;IF([.E447]&lt;&gt;&quot;&quot;;&quot; &quot;&amp;[.E447];&quot;&quot;)" office:value-type="string" office:string-value="Vaccination order facility id is deprecated">
            <text:p>Vaccination order facility id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facility id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47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48]&amp;&quot; &quot;&amp;[.C448]&amp;&quot; &quot;&amp;[.D448]&amp;IF([.E448]&lt;&gt;&quot;&quot;;&quot; &quot;&amp;[.E448];&quot;&quot;)" office:value-type="string" office:string-value="Vaccination order facility id is ignored">
            <text:p>Vaccination order facility id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facility id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4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49]&amp;&quot; &quot;&amp;[.C449]&amp;&quot; &quot;&amp;[.D449]&amp;IF([.E449]&lt;&gt;&quot;&quot;;&quot; &quot;&amp;[.E449];&quot;&quot;)" office:value-type="string" office:string-value="Vaccination order facility id is invalid">
            <text:p>Vaccination order facility id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facility id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4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50]&amp;&quot; &quot;&amp;[.C450]&amp;&quot; &quot;&amp;[.D450]&amp;IF([.E450]&lt;&gt;&quot;&quot;;&quot; &quot;&amp;[.E450];&quot;&quot;)" office:value-type="string" office:string-value="Vaccination order facility id is missing">
            <text:p>Vaccination order facility id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facility id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5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51]&amp;&quot; &quot;&amp;[.C451]&amp;&quot; &quot;&amp;[.D451]&amp;IF([.E451]&lt;&gt;&quot;&quot;;&quot; &quot;&amp;[.E451];&quot;&quot;)" office:value-type="string" office:string-value="Vaccination order facility id is unrecognized">
            <text:p>Vaccination order facility id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facility id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5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52]&amp;&quot; &quot;&amp;[.C452]&amp;&quot; &quot;&amp;[.D452]&amp;IF([.E452]&lt;&gt;&quot;&quot;;&quot; &quot;&amp;[.E452];&quot;&quot;)" office:value-type="string" office:string-value="Vaccination order facility name is missing">
            <text:p>Vaccination order facility nam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 facility na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452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53]&amp;&quot; &quot;&amp;[.C453]&amp;&quot; &quot;&amp;[.D453]&amp;IF([.E453]&lt;&gt;&quot;&quot;;&quot; &quot;&amp;[.E453];&quot;&quot;)" office:value-type="string" office:string-value="Vaccination ordered by is deprecated">
            <text:p>Vaccination ordered by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ed b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5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54]&amp;&quot; &quot;&amp;[.C454]&amp;&quot; &quot;&amp;[.D454]&amp;IF([.E454]&lt;&gt;&quot;&quot;;&quot; &quot;&amp;[.E454];&quot;&quot;)" office:value-type="string" office:string-value="Vaccination ordered by is ignored">
            <text:p>Vaccination ordered by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ed b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54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55]&amp;&quot; &quot;&amp;[.C455]&amp;&quot; &quot;&amp;[.D455]&amp;IF([.E455]&lt;&gt;&quot;&quot;;&quot; &quot;&amp;[.E455];&quot;&quot;)" office:value-type="string" office:string-value="Vaccination ordered by is invalid">
            <text:p>Vaccination ordered by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ed b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55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56]&amp;&quot; &quot;&amp;[.C456]&amp;&quot; &quot;&amp;[.D456]&amp;IF([.E456]&lt;&gt;&quot;&quot;;&quot; &quot;&amp;[.E456];&quot;&quot;)" office:value-type="string" office:string-value="Vaccination ordered by is missing">
            <text:p>Vaccination ordered by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ed b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5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57]&amp;&quot; &quot;&amp;[.C457]&amp;&quot; &quot;&amp;[.D457]&amp;IF([.E457]&lt;&gt;&quot;&quot;;&quot; &quot;&amp;[.E457];&quot;&quot;)" office:value-type="string" office:string-value="Vaccination ordered by is unrecognized">
            <text:p>Vaccination ordered by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ordered b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5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58]&amp;&quot; &quot;&amp;[.C458]&amp;&quot; &quot;&amp;[.D458]&amp;IF([.E458]&lt;&gt;&quot;&quot;;&quot; &quot;&amp;[.E458];&quot;&quot;)" office:value-type="string" office:string-value="Vaccination placer order number is deprecated">
            <text:p>Vaccination placer order number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lacer order number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58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59]&amp;&quot; &quot;&amp;[.C459]&amp;&quot; &quot;&amp;[.D459]&amp;IF([.E459]&lt;&gt;&quot;&quot;;&quot; &quot;&amp;[.E459];&quot;&quot;)" office:value-type="string" office:string-value="Vaccination placer order number is ignored">
            <text:p>Vaccination placer order number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lacer order number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59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60]&amp;&quot; &quot;&amp;[.C460]&amp;&quot; &quot;&amp;[.D460]&amp;IF([.E460]&lt;&gt;&quot;&quot;;&quot; &quot;&amp;[.E460];&quot;&quot;)" office:value-type="string" office:string-value="Vaccination placer order number is invalid">
            <text:p>Vaccination placer order number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lacer order number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table:formula="of:=[.G460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61]&amp;&quot; &quot;&amp;[.C461]&amp;&quot; &quot;&amp;[.D461]&amp;IF([.E461]&lt;&gt;&quot;&quot;;&quot; &quot;&amp;[.E461];&quot;&quot;)" office:value-type="string" office:string-value="Vaccination placer order number is missing">
            <text:p>Vaccination placer order number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lacer order number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W</text:p>
          </table:table-cell>
          <table:table-cell table:style-name="ce3" table:formula="of:=[.G461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62]&amp;&quot; &quot;&amp;[.C462]&amp;&quot; &quot;&amp;[.D462]&amp;IF([.E462]&lt;&gt;&quot;&quot;;&quot; &quot;&amp;[.E462];&quot;&quot;)" office:value-type="string" office:string-value="Vaccination placer order number is unrecognized">
            <text:p>Vaccination placer order number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lacer order number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62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63]&amp;&quot; &quot;&amp;[.C463]&amp;&quot; &quot;&amp;[.D463]&amp;IF([.E463]&lt;&gt;&quot;&quot;;&quot; &quot;&amp;[.E463];&quot;&quot;)" office:value-type="string" office:string-value="Vaccination product is deprecated">
            <text:p>Vaccination product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6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64]&amp;&quot; &quot;&amp;[.C464]&amp;&quot; &quot;&amp;[.D464]&amp;IF([.E464]&lt;&gt;&quot;&quot;;&quot; &quot;&amp;[.E464];&quot;&quot;)" office:value-type="string" office:string-value="Vaccination product is invalid">
            <text:p>Vaccination product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64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65]&amp;&quot; &quot;&amp;[.C465]&amp;&quot; &quot;&amp;[.D465]&amp;IF([.E465]&lt;&gt;&quot;&quot;;&quot; &quot;&amp;[.E465];&quot;&quot;)" office:value-type="string" office:string-value="Vaccination product is missing">
            <text:p>Vaccination product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65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66]&amp;&quot; &quot;&amp;[.C466]&amp;&quot; &quot;&amp;[.D466]&amp;IF([.E466]&lt;&gt;&quot;&quot;;&quot; &quot;&amp;[.E466];&quot;&quot;)" office:value-type="string" office:string-value="Vaccination product is unrecognized">
            <text:p>Vaccination product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table:formula="of:=[.G466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67]&amp;&quot; &quot;&amp;[.C467]&amp;&quot; &quot;&amp;[.D467]&amp;IF([.E467]&lt;&gt;&quot;&quot;;&quot; &quot;&amp;[.E467];&quot;&quot;)" office:value-type="string" office:string-value="Vaccination recorded by is deprecated">
            <text:p>Vaccination recorded by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corded by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67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68]&amp;&quot; &quot;&amp;[.C468]&amp;&quot; &quot;&amp;[.D468]&amp;IF([.E468]&lt;&gt;&quot;&quot;;&quot; &quot;&amp;[.E468];&quot;&quot;)" office:value-type="string" office:string-value="Vaccination recorded by is ignored">
            <text:p>Vaccination recorded by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corded by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68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69]&amp;&quot; &quot;&amp;[.C469]&amp;&quot; &quot;&amp;[.D469]&amp;IF([.E469]&lt;&gt;&quot;&quot;;&quot; &quot;&amp;[.E469];&quot;&quot;)" office:value-type="string" office:string-value="Vaccination recorded by is invalid">
            <text:p>Vaccination recorded by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corded by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69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70]&amp;&quot; &quot;&amp;[.C470]&amp;&quot; &quot;&amp;[.D470]&amp;IF([.E470]&lt;&gt;&quot;&quot;;&quot; &quot;&amp;[.E470];&quot;&quot;)" office:value-type="string" office:string-value="Vaccination recorded by is missing">
            <text:p>Vaccination recorded by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corded by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70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71]&amp;&quot; &quot;&amp;[.C471]&amp;&quot; &quot;&amp;[.D471]&amp;IF([.E471]&lt;&gt;&quot;&quot;;&quot; &quot;&amp;[.E471];&quot;&quot;)" office:value-type="string" office:string-value="Vaccination recorded by is unrecognized">
            <text:p>Vaccination recorded by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corded by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71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72]&amp;&quot; &quot;&amp;[.C472]&amp;&quot; &quot;&amp;[.D472]&amp;IF([.E472]&lt;&gt;&quot;&quot;;&quot; &quot;&amp;[.E472];&quot;&quot;)" office:value-type="string" office:string-value="Vaccination refusal reason conflicts completion status">
            <text:p>Vaccination refusal reason conflicts completion status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fusal reason</text:p>
          </table:table-cell>
          <table:table-cell table:style-name="ce3" office:value-type="string">
            <text:p>conflicts completion status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72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73]&amp;&quot; &quot;&amp;[.C473]&amp;&quot; &quot;&amp;[.D473]&amp;IF([.E473]&lt;&gt;&quot;&quot;;&quot; &quot;&amp;[.E473];&quot;&quot;)" office:value-type="string" office:string-value="Vaccination refusal reason is deprecated">
            <text:p>Vaccination refusal reason is deprecat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fusal reason</text:p>
          </table:table-cell>
          <table:table-cell table:style-name="ce3" office:value-type="string">
            <text:p>is deprecated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6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table:formula="of:=[.G473]" office:value-type="string" office:string-value="W">
            <text:p>W</text:p>
          </table:table-cell>
          <table:table-cell table:number-columns-repeated="13"/>
        </table:table-row>
        <table:table-row table:style-name="ro1">
          <table:table-cell table:style-name="ce1" table:formula="of:=[.B474]&amp;&quot; &quot;&amp;[.C474]&amp;&quot; &quot;&amp;[.D474]&amp;IF([.E474]&lt;&gt;&quot;&quot;;&quot; &quot;&amp;[.E474];&quot;&quot;)" office:value-type="string" office:string-value="Vaccination refusal reason is ignored">
            <text:p>Vaccination refusal reason is ignor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fusal reason</text:p>
          </table:table-cell>
          <table:table-cell table:style-name="ce3" office:value-type="string">
            <text:p>is ignore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6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formula="of:=[.G474]" office:value-type="string" office:string-value="S">
            <text:p>S</text:p>
          </table:table-cell>
          <table:table-cell table:number-columns-repeated="13"/>
        </table:table-row>
        <table:table-row table:style-name="ro1">
          <table:table-cell table:style-name="ce1" table:formula="of:=[.B475]&amp;&quot; &quot;&amp;[.C475]&amp;&quot; &quot;&amp;[.D475]&amp;IF([.E475]&lt;&gt;&quot;&quot;;&quot; &quot;&amp;[.E475];&quot;&quot;)" office:value-type="string" office:string-value="Vaccination refusal reason is invalid">
            <text:p>Vaccination refusal reason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fusal reason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75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76]&amp;&quot; &quot;&amp;[.C476]&amp;&quot; &quot;&amp;[.D476]&amp;IF([.E476]&lt;&gt;&quot;&quot;;&quot; &quot;&amp;[.E476];&quot;&quot;)" office:value-type="string" office:string-value="Vaccination refusal reason is missing">
            <text:p>Vaccination refusal reason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fusal reason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table:formula="of:=[.G476]" office:value-type="string" office:string-value="A">
            <text:p>A</text:p>
          </table:table-cell>
          <table:table-cell table:number-columns-repeated="13"/>
        </table:table-row>
        <table:table-row table:style-name="ro1">
          <table:table-cell table:style-name="ce1" table:formula="of:=[.B477]&amp;&quot; &quot;&amp;[.C477]&amp;&quot; &quot;&amp;[.D477]&amp;IF([.E477]&lt;&gt;&quot;&quot;;&quot; &quot;&amp;[.E477];&quot;&quot;)" office:value-type="string" office:string-value="Vaccination refusal reason is unrecognized">
            <text:p>Vaccination refusal reason is unrecognize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refusal reason</text:p>
          </table:table-cell>
          <table:table-cell table:style-name="ce3" office:value-type="string">
            <text:p>is unrecognize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table:formula="of:=[.G477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78]&amp;&quot; &quot;&amp;[.C478]&amp;&quot; &quot;&amp;[.D478]&amp;IF([.E478]&lt;&gt;&quot;&quot;;&quot; &quot;&amp;[.E478];&quot;&quot;)" office:value-type="string" office:string-value="Vaccination system entry time is in future">
            <text:p>Vaccination system entry time is in future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system entry time</text:p>
          </table:table-cell>
          <table:table-cell table:style-name="ce3" office:value-type="string">
            <text:p>is in future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78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79]&amp;&quot; &quot;&amp;[.C479]&amp;&quot; &quot;&amp;[.D479]&amp;IF([.E479]&lt;&gt;&quot;&quot;;&quot; &quot;&amp;[.E479];&quot;&quot;)" office:value-type="string" office:string-value="Vaccination system entry time is invalid">
            <text:p>Vaccination system entry time is invalid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system entry time</text:p>
          </table:table-cell>
          <table:table-cell table:style-name="ce3" office:value-type="string">
            <text:p>is invalid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6"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table:formula="of:=[.G479]" office:value-type="string" office:string-value="E">
            <text:p>E</text:p>
          </table:table-cell>
          <table:table-cell table:number-columns-repeated="13"/>
        </table:table-row>
        <table:table-row table:style-name="ro1">
          <table:table-cell table:style-name="ce1" table:formula="of:=[.B480]&amp;&quot; &quot;&amp;[.C480]&amp;&quot; &quot;&amp;[.D480]&amp;IF([.E480]&lt;&gt;&quot;&quot;;&quot; &quot;&amp;[.E480];&quot;&quot;)" office:value-type="string" office:string-value="Vaccination system entry time is missing">
            <text:p>Vaccination system entry time is missing</text:p>
          </table:table-cell>
          <table:table-cell table:style-name="ce3" office:value-type="string">
            <text:p>Vaccination</text:p>
          </table:table-cell>
          <table:table-cell table:style-name="ce3" office:value-type="string">
            <text:p>system entry time</text:p>
          </table:table-cell>
          <table:table-cell table:style-name="ce3" office:value-type="string">
            <text:p>is missing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table:formula="of:=[.G480]" office:value-type="string" office:string-value="A">
            <text:p>A</text:p>
          </table:table-cell>
          <table:table-cell table:number-columns-repeated="13"/>
        </table:table-row>
        <table:table-row table:style-name="ro1" table:number-rows-repeated="64982">
          <table:table-cell/>
          <table:table-cell table:style-name="ce4" table:number-columns-repeated="4"/>
          <table:table-cell table:number-columns-repeated="17"/>
        </table:table-row>
        <table:table-row table:style-name="ro1" table:number-rows-repeated="98311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Base Message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Base Message</text:p>
          </table:table-cell>
          <table:table-cell office:value-type="string">
            <text:p>Quick Transformations</text:p>
          </table:table-cell>
        </table:table-row>
        <table:table-row table:style-name="ro1">
          <table:table-cell office:value-type="string">
            <text:p>PATIENT_ONLY</text:p>
          </table:table-cell>
          <table:table-cell office:value-type="string">
            <text:p>MSH|&lt;CR&gt;PID|&lt;CR&gt;NK1|&lt;CR&gt;PV1|&lt;CR&gt;</text:p>
          </table:table-cell>
          <table:table-cell office:value-type="string">
            <text:p>2.5.1, BOY, DOB, ADDRESS, PHONE, MOTHER</text:p>
          </table:table-cell>
        </table:table-row>
        <table:table-row table:style-name="ro1">
          <table:table-cell office:value-type="string">
            <text:p>PATIENT_ADMIN</text:p>
          </table:table-cell>
          <table:table-cell office:value-type="string">
            <text:p>MSH|&lt;CR&gt;PID|&lt;CR&gt;NK1|&lt;CR&gt;PV1|&lt;CR&gt;ORC|&lt;CR&gt;RXA|</text:p>
          </table:table-cell>
          <table:table-cell office:value-type="string">
            <text:p>2.5.1, BOY, DOB, ADDRESS, PHONE, MOTHER, VAC1_ADMIN</text:p>
          </table:table-cell>
        </table:table-row>
        <table:table-row table:style-name="ro1">
          <table:table-cell office:value-type="string">
            <text:p>PATIENT_ADMIN2</text:p>
          </table:table-cell>
          <table:table-cell office:value-type="string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3">
          <table:table-cell/>
          <table:table-cell table:style-name="ce10" office:value-type="string">
            <text:p>MSH|^~\&amp;||4555-33-10|||20111025124650||VXU^V04^VXU_V04|MG 1.0|P|2.5.1|</text:p>
          </table:table-cell>
          <table:table-cell table:formula="of:=[.B12]&amp;&quot;&lt;CR&gt;&quot;" office:value-type="string" office:string-value="MSH|^~\&amp;||4555-33-10|||20111025124650||VXU^V04^VXU_V04|MG 1.0|P|2.5.1|&lt;CR&gt;">
            <text:p>MSH|^~\&amp;||4555-33-10|||20111025124650||VXU^V04^VXU_V04|MG 1.0|P|2.5.1|&lt;CR&gt;</text:p>
          </table:table-cell>
        </table:table-row>
        <table:table-row table:style-name="ro4">
          <table:table-cell/>
          <table:table-cell table:style-name="ce10" office:value-type="string">
            <text:p>PID|1||MG 1.0^^^OIS-TEST^MR||Clackamas^Giovanni^Julio^^^^L||20091230|M||2054-5^Black or African-American^HL70059|305 Leslie St^^Rives Jct^MI^49277^USA||(517)555-6285|||||||||2135-2^Hispanic or Latino^HL70189||N|1|</text:p>
          </table:table-cell>
          <table:table-cell table:formula="of:=[.B13]&amp;&quot;&lt;CR&gt;&quot;" office:value-type="string" office:string-value="PID|1||MG 1.0^^^OIS-TEST^MR||Clackamas^Giovanni^Julio^^^^L||20091230|M||2054-5^Black or African-American^HL70059|305 Leslie St^^Rives Jct^MI^49277^USA||(517)555-6285|||||||||2135-2^Hispanic or Latino^HL70189||N|1|&lt;CR&gt;">
            <text:p>PID|1||MG 1.0^^^OIS-TEST^MR||Clackamas^Giovanni^Julio^^^^L||20091230|M||2054-5^Black or African-American^HL70059|305 Leslie St^^Rives Jct^MI^49277^USA||(517)555-6285|||||||||2135-2^Hispanic or Latino^HL70189||N|1|&lt;CR&gt;</text:p>
          </table:table-cell>
        </table:table-row>
        <table:table-row table:style-name="ro5">
          <table:table-cell/>
          <table:table-cell table:style-name="ce10" office:value-type="string">
            <text:p>NK1|1|Clackamas^Heidi|MTH^Mother^HL70063|</text:p>
          </table:table-cell>
          <table:table-cell table:formula="of:=[.B14]&amp;&quot;&lt;CR&gt;&quot;" office:value-type="string" office:string-value="NK1|1|Clackamas^Heidi|MTH^Mother^HL70063|&lt;CR&gt;">
            <text:p>NK1|1|Clackamas^Heidi|MTH^Mother^HL70063|&lt;CR&gt;</text:p>
          </table:table-cell>
        </table:table-row>
        <table:table-row table:style-name="ro5">
          <table:table-cell/>
          <table:table-cell table:style-name="ce10" office:value-type="string">
            <text:p>ORC|RE||MG 1.0.1^OIS|</text:p>
          </table:table-cell>
          <table:table-cell table:formula="of:=[.B15]&amp;&quot;&lt;CR&gt;&quot;" office:value-type="string" office:string-value="ORC|RE||MG 1.0.1^OIS|&lt;CR&gt;">
            <text:p>ORC|RE||MG 1.0.1^OIS|&lt;CR&gt;</text:p>
          </table:table-cell>
        </table:table-row>
        <table:table-row table:style-name="ro5">
          <table:table-cell/>
          <table:table-cell table:style-name="ce10" office:value-type="string">
            <text:p>RXA|0|1|20100304||08^Hep B^CVX||||01^Historical^NIP0001|</text:p>
          </table:table-cell>
          <table:table-cell table:formula="of:=[.B16]&amp;&quot;&lt;CR&gt;&quot;" office:value-type="string" office:string-value="RXA|0|1|20100304||08^Hep B^CVX||||01^Historical^NIP0001|&lt;CR&gt;">
            <text:p>RXA|0|1|20100304||08^Hep B^CVX||||01^Historical^NIP0001|&lt;CR&gt;</text:p>
          </table:table-cell>
        </table:table-row>
        <table:table-row table:style-name="ro5">
          <table:table-cell/>
          <table:table-cell table:style-name="ce10" office:value-type="string">
            <text:p>ORC|RE||MG 1.0.2^OIS|</text:p>
          </table:table-cell>
          <table:table-cell table:formula="of:=[.B17]&amp;&quot;&lt;CR&gt;&quot;" office:value-type="string" office:string-value="ORC|RE||MG 1.0.2^OIS|&lt;CR&gt;">
            <text:p>ORC|RE||MG 1.0.2^OIS|&lt;CR&gt;</text:p>
          </table:table-cell>
        </table:table-row>
        <table:table-row table:style-name="ro1">
          <table:table-cell/>
          <table:table-cell table:style-name="ce11" office:value-type="string">
            <text:p>RXA|0|1|20100514||133^PCV 13^CVX||||00^Administered^NIP0001|</text:p>
          </table:table-cell>
          <table:table-cell table:formula="of:=[.B18]&amp;&quot;&lt;CR&gt;&quot;" office:value-type="string" office:string-value="RXA|0|1|20100514||133^PCV 13^CVX||||00^Administered^NIP0001|&lt;CR&gt;">
            <text:p>RXA|0|1|20100514||133^PCV 13^CVX||||00^Administered^NIP0001|&lt;CR&gt;</text:p>
          </table:table-cell>
        </table:table-row>
        <table:table-row table:style-name="ro1">
          <table:table-cell/>
          <table:table-cell table:style-name="ce11" office:value-type="string">
            <text:p>RXR|IM^Intramuscular^HL70162|</text:p>
          </table:table-cell>
          <table:table-cell table:formula="of:=[.B19]&amp;&quot;&lt;CR&gt;&quot;" office:value-type="string" office:string-value="RXR|IM^Intramuscular^HL70162|&lt;CR&gt;">
            <text:p>RXR|IM^Intramuscular^HL70162|&lt;CR&gt;</text:p>
          </table:table-cell>
        </table:table-row>
        <table:table-row table:style-name="ro5">
          <table:table-cell/>
          <table:table-cell table:style-name="ce11" office:value-type="string">
            <text:p>OBX|1|CE|64994-7^Vaccine funding program eligibility category^LN||V03^VFC elgibility - Underinsured^HL70064|||||F|||20111025124650|</text:p>
          </table:table-cell>
          <table:table-cell table:formula="of:=[.B20]&amp;&quot;&lt;CR&gt;&quot;" office:value-type="string" office:string-value="OBX|1|CE|64994-7^Vaccine funding program eligibility category^LN||V03^VFC elgibility - Underinsured^HL70064|||||F|||20111025124650|&lt;CR&gt;">
            <text:p>OBX|1|CE|64994-7^Vaccine funding program eligibility category^LN||V03^VFC elgibility - Underinsured^HL70064|||||F|||20111025124650|&lt;CR&gt;</text:p>
          </table:table-cell>
        </table:table-row>
        <table:table-row table:style-name="ro1">
          <table:table-cell table:number-columns-repeated="2"/>
          <table:table-cell table:formula="of:=[.C12]&amp;[.C13]&amp;[.C14]&amp;[.C15]&amp;[.C16]&amp;[.C17]&amp;[.C18]&amp;[.C19]&amp;[.C20]" office:value-type="string" office:string-value="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">
            <text:p>MSH|^~\&amp;||4555-33-10|||20111025124650||VXU^V04^VXU_V04|MG 1.0|P|2.5.1|&lt;CR&gt;PID|1||MG 1.0^^^OIS-TEST^MR||Clackamas^Giovanni^Julio^^^^L||20091230|M||2054-5^Black or African-American^HL70059|305 Leslie St^^Rives Jct^MI^49277^USA||(517)555-6285|||||||||2135-2^Hispanic or Latino^HL70189||N|1|&lt;CR&gt;NK1|1|Clackamas^Heidi|MTH^Mother^HL70063|&lt;CR&gt;ORC|RE||MG 1.0.1^OIS|&lt;CR&gt;RXA|0|1|20100304||08^Hep B^CVX||||01^Historical^NIP0001|&lt;CR&gt;ORC|RE||MG 1.0.2^OIS|&lt;CR&gt;RXA|0|1|20100514||133^PCV 13^CVX||||00^Administered^NIP0001|&lt;CR&gt;RXR|IM^Intramuscular^HL70162|&lt;CR&gt;OBX|1|CE|64994-7^Vaccine funding program eligibility category^LN||V03^VFC elgibility - Underinsured^HL70064|||||F|||20111025124650|&lt;CR&gt;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1:Sheet1.I10484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09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unker</meta:initial-creator>
    <meta:creation-date>2011-10-14T07:08:36.19</meta:creation-date>
    <dc:date>2011-12-15T09:40:16.39</dc:date>
    <dc:creator>Nathan Bunker</dc:creator>
    <meta:editing-duration>PT19H39M14S</meta:editing-duration>
    <meta:editing-cycles>8</meta:editing-cycles>
    <meta:generator>OpenOffice.org/3.3$Win32 OpenOffice.org_project/330m20$Build-9567</meta:generator>
    <meta:document-statistic meta:table-count="3" meta:cell-count="4980" meta:object-count="0"/>
  </office:meta>
</office:document-meta>
</file>